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4" manifest:media-type=""/>
  <manifest:file-entry manifest:full-path="ObjectReplacements/Object 5"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STIXSizeOneSym" svg:font-family="STIXSizeOneSym"/>
    <style:font-face style:name="STIXSizeThreeSym" svg:font-family="STIXSizeThreeSym"/>
    <style:font-face style:name="STIXSizeTwoSym" svg:font-family="STIXSizeTwoSym"/>
    <style:font-face style:name="Verdana1" svg:font-family="Verdana, Arial, Helvetica, sans-serif"/>
    <style:font-face style:name="Verdana" svg:font-family="Verdana,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676cm" table:align="left"/>
    </style:style>
    <style:style style:name="Table1.A" style:family="table-column">
      <style:table-column-properties style:column-width="3.838cm"/>
    </style:style>
    <style:style style:name="Table1.A1" style:family="table-cell">
      <style:table-cell-properties style:vertical-align="middle" fo:padding="0.049cm" fo:border="none"/>
    </style:style>
    <style:style style:name="Table2" style:family="table">
      <style:table-properties style:width="2.702cm" table:align="left"/>
    </style:style>
    <style:style style:name="Table2.A" style:family="table-column">
      <style:table-column-properties style:column-width="1.351cm"/>
    </style:style>
    <style:style style:name="Table2.A1" style:family="table-cell">
      <style:table-cell-properties style:vertical-align="middle" fo:padding="0.049cm" fo:border="none"/>
    </style:style>
    <style:style style:name="Table3" style:family="table">
      <style:table-properties style:width="3.852cm" table:align="left"/>
    </style:style>
    <style:style style:name="Table3.A" style:family="table-column">
      <style:table-column-properties style:column-width="1.926cm"/>
    </style:style>
    <style:style style:name="Table3.A1" style:family="table-cell">
      <style:table-cell-properties style:vertical-align="middle" fo:padding="0.049cm" fo:border="none"/>
    </style:style>
    <style:style style:name="Table4" style:family="table">
      <style:table-properties style:width="3.422cm" table:align="left"/>
    </style:style>
    <style:style style:name="Table4.A" style:family="table-column">
      <style:table-column-properties style:column-width="1.711cm"/>
    </style:style>
    <style:style style:name="Table4.A1" style:family="table-cell">
      <style:table-cell-properties style:vertical-align="middle" fo:padding="0.049cm" fo:border="none"/>
    </style:style>
    <style:style style:name="Table5" style:family="table">
      <style:table-properties style:width="4.84cm" table:align="left"/>
    </style:style>
    <style:style style:name="Table5.A" style:family="table-column">
      <style:table-column-properties style:column-width="2.42cm"/>
    </style:style>
    <style:style style:name="Table5.A1" style:family="table-cell">
      <style:table-cell-properties style:vertical-align="middle" fo:padding="0.049cm" fo:border="none"/>
    </style:style>
    <style:style style:name="Table6" style:family="table">
      <style:table-properties style:width="7.359cm" table:align="left"/>
    </style:style>
    <style:style style:name="Table6.A" style:family="table-column">
      <style:table-column-properties style:column-width="3.679cm"/>
    </style:style>
    <style:style style:name="Table6.A1" style:family="table-cell">
      <style:table-cell-properties style:vertical-align="middle" fo:padding="0.049cm" fo:border="none"/>
    </style:style>
    <style:style style:name="Table7" style:family="table">
      <style:table-properties style:width="3.422cm" table:align="left"/>
    </style:style>
    <style:style style:name="Table7.A" style:family="table-column">
      <style:table-column-properties style:column-width="1.711cm"/>
    </style:style>
    <style:style style:name="Table7.A1" style:family="table-cell">
      <style:table-cell-properties style:vertical-align="middle" fo:padding="0.049cm" fo:border="none"/>
    </style:style>
    <style:style style:name="Table8" style:family="table">
      <style:table-properties style:width="6.403cm" table:align="left"/>
    </style:style>
    <style:style style:name="Table8.A" style:family="table-column">
      <style:table-column-properties style:column-width="3.201cm"/>
    </style:style>
    <style:style style:name="Table8.A1" style:family="table-cell">
      <style:table-cell-properties style:vertical-align="middle" fo:padding="0.049cm" fo:border="none"/>
    </style:style>
    <style:style style:name="Table9" style:family="table">
      <style:table-properties style:width="3.997cm" table:align="left"/>
    </style:style>
    <style:style style:name="Table9.A" style:family="table-column">
      <style:table-column-properties style:column-width="1.998cm"/>
    </style:style>
    <style:style style:name="Table9.A1" style:family="table-cell">
      <style:table-cell-properties style:vertical-align="middle" fo:padding="0.049cm" fo:border="none"/>
    </style:style>
    <style:style style:name="Table10" style:family="table">
      <style:table-properties style:width="3.852cm" table:align="left"/>
    </style:style>
    <style:style style:name="Table10.A" style:family="table-column">
      <style:table-column-properties style:column-width="1.926cm"/>
    </style:style>
    <style:style style:name="Table10.A1" style:family="table-cell">
      <style:table-cell-properties style:vertical-align="middle" fo:padding="0.049cm" fo:border="none"/>
    </style:style>
    <style:style style:name="Table11" style:family="table">
      <style:table-properties style:width="2.702cm" table:align="left"/>
    </style:style>
    <style:style style:name="Table11.A" style:family="table-column">
      <style:table-column-properties style:column-width="1.351cm"/>
    </style:style>
    <style:style style:name="Table11.A1" style:family="table-cell">
      <style:table-cell-properties style:vertical-align="middle" fo:padding="0.049cm" fo:border="none"/>
    </style:style>
    <style:style style:name="Table12" style:family="table">
      <style:table-properties style:width="5.309cm" table:align="left"/>
    </style:style>
    <style:style style:name="Table12.A" style:family="table-column">
      <style:table-column-properties style:column-width="2.655cm"/>
    </style:style>
    <style:style style:name="Table12.A1" style:family="table-cell">
      <style:table-cell-properties style:vertical-align="middle" fo:padding="0.049cm" fo:border="none"/>
    </style:style>
    <style:style style:name="Table13" style:family="table">
      <style:table-properties style:width="4.438cm" table:align="left"/>
    </style:style>
    <style:style style:name="Table13.A" style:family="table-column">
      <style:table-column-properties style:column-width="2.219cm"/>
    </style:style>
    <style:style style:name="Table13.A1" style:family="table-cell">
      <style:table-cell-properties style:vertical-align="middle" fo:padding="0.049cm" fo:border="none"/>
    </style:style>
    <style:style style:name="Table14" style:family="table">
      <style:table-properties style:width="7.355cm" table:align="left"/>
    </style:style>
    <style:style style:name="Table14.A" style:family="table-column">
      <style:table-column-properties style:column-width="3.678cm"/>
    </style:style>
    <style:style style:name="Table14.A1" style:family="table-cell">
      <style:table-cell-properties style:vertical-align="middle" fo:padding="0.049cm" fo:border="none"/>
    </style:style>
    <style:style style:name="Table15" style:family="table">
      <style:table-properties style:width="4.265cm" table:align="left"/>
    </style:style>
    <style:style style:name="Table15.A" style:family="table-column">
      <style:table-column-properties style:column-width="2.133cm"/>
    </style:style>
    <style:style style:name="Table15.A1" style:family="table-cell">
      <style:table-cell-properties style:vertical-align="middle" fo:padding="0.049cm" fo:border="none"/>
    </style:style>
    <style:style style:name="Table16" style:family="table">
      <style:table-properties style:width="4.692cm" table:align="left"/>
    </style:style>
    <style:style style:name="Table16.A" style:family="table-column">
      <style:table-column-properties style:column-width="2.346cm"/>
    </style:style>
    <style:style style:name="Table16.A1" style:family="table-cell">
      <style:table-cell-properties style:vertical-align="middle" fo:padding="0.049cm" fo:border="none"/>
    </style:style>
    <style:style style:name="Table17" style:family="table">
      <style:table-properties style:width="2.988cm" table:align="left"/>
    </style:style>
    <style:style style:name="Table17.A" style:family="table-column">
      <style:table-column-properties style:column-width="1.494cm"/>
    </style:style>
    <style:style style:name="Table17.A1" style:family="table-cell">
      <style:table-cell-properties style:vertical-align="middle" fo:padding="0.049cm" fo:border="none"/>
    </style:style>
    <style:style style:name="Table18" style:family="table">
      <style:table-properties style:width="3.623cm" table:align="left"/>
    </style:style>
    <style:style style:name="Table18.A" style:family="table-column">
      <style:table-column-properties style:column-width="1.812cm"/>
    </style:style>
    <style:style style:name="Table18.A1" style:family="table-cell">
      <style:table-cell-properties style:vertical-align="middle" fo:padding="0.049cm" fo:border="none"/>
    </style:style>
    <style:style style:name="Table19" style:family="table">
      <style:table-properties style:width="5.955cm" table:align="left"/>
    </style:style>
    <style:style style:name="Table19.A" style:family="table-column">
      <style:table-column-properties style:column-width="2.977cm"/>
    </style:style>
    <style:style style:name="Table19.A1" style:family="table-cell">
      <style:table-cell-properties style:vertical-align="middle" fo:padding="0.049cm" fo:border="none"/>
    </style:style>
    <style:style style:name="Table20" style:family="table">
      <style:table-properties style:width="2.702cm" table:align="left"/>
    </style:style>
    <style:style style:name="Table20.A" style:family="table-column">
      <style:table-column-properties style:column-width="1.351cm"/>
    </style:style>
    <style:style style:name="Table20.A1" style:family="table-cell">
      <style:table-cell-properties style:vertical-align="middle" fo:padding="0.049cm" fo:border="none"/>
    </style:style>
    <style:style style:name="Table21" style:family="table">
      <style:table-properties style:width="4.477cm" table:align="left"/>
    </style:style>
    <style:style style:name="Table21.A" style:family="table-column">
      <style:table-column-properties style:column-width="2.238cm"/>
    </style:style>
    <style:style style:name="Table21.A1" style:family="table-cell">
      <style:table-cell-properties style:vertical-align="middle" fo:padding="0.049cm" fo:border="none"/>
    </style:style>
    <style:style style:name="Table22" style:family="table">
      <style:table-properties style:width="4.477cm" table:align="left"/>
    </style:style>
    <style:style style:name="Table22.A" style:family="table-column">
      <style:table-column-properties style:column-width="2.238cm"/>
    </style:style>
    <style:style style:name="Table22.A1" style:family="table-cell">
      <style:table-cell-properties style:vertical-align="middle" fo:padding="0.049cm" fo:border="none"/>
    </style:style>
    <style:style style:name="Table23" style:family="table">
      <style:table-properties style:width="4.332cm" table:align="left"/>
    </style:style>
    <style:style style:name="Table23.A" style:family="table-column">
      <style:table-column-properties style:column-width="2.166cm"/>
    </style:style>
    <style:style style:name="Table23.A1" style:family="table-cell">
      <style:table-cell-properties style:vertical-align="middle" fo:padding="0.049cm" fo:border="none"/>
    </style:style>
    <style:style style:name="Table24" style:family="table">
      <style:table-properties style:width="9.394cm" table:align="left"/>
    </style:style>
    <style:style style:name="Table24.A" style:family="table-column">
      <style:table-column-properties style:column-width="4.697cm"/>
    </style:style>
    <style:style style:name="Table24.A1" style:family="table-cell">
      <style:table-cell-properties style:vertical-align="middle" fo:padding="0.049cm" fo:border="none"/>
    </style:style>
    <style:style style:name="Table25" style:family="table">
      <style:table-properties style:width="3.133cm" table:align="left"/>
    </style:style>
    <style:style style:name="Table25.A" style:family="table-column">
      <style:table-column-properties style:column-width="1.566cm"/>
    </style:style>
    <style:style style:name="Table25.A1" style:family="table-cell">
      <style:table-cell-properties style:vertical-align="middle" fo:padding="0.049cm" fo:border="none"/>
    </style:style>
    <style:style style:name="Table26" style:family="table">
      <style:table-properties style:width="2.935cm" table:align="left"/>
    </style:style>
    <style:style style:name="Table26.A" style:family="table-column">
      <style:table-column-properties style:column-width="1.468cm"/>
    </style:style>
    <style:style style:name="Table26.A1" style:family="table-cell">
      <style:table-cell-properties style:vertical-align="middle" fo:padding="0.049cm" fo:border="none"/>
    </style:style>
    <style:style style:name="Table27" style:family="table">
      <style:table-properties style:width="3.429cm" table:align="left"/>
    </style:style>
    <style:style style:name="Table27.A" style:family="table-column">
      <style:table-column-properties style:column-width="1.715cm"/>
    </style:style>
    <style:style style:name="Table27.A1" style:family="table-cell">
      <style:table-cell-properties style:vertical-align="middle" fo:padding="0.049cm" fo:border="none"/>
    </style:style>
    <style:style style:name="Table28" style:family="table">
      <style:table-properties style:width="3.422cm" table:align="left"/>
    </style:style>
    <style:style style:name="Table28.A" style:family="table-column">
      <style:table-column-properties style:column-width="1.711cm"/>
    </style:style>
    <style:style style:name="Table28.A1" style:family="table-cell">
      <style:table-cell-properties style:vertical-align="middle" fo:padding="0.049cm" fo:border="none"/>
    </style:style>
    <style:style style:name="Table29" style:family="table">
      <style:table-properties style:width="6.565cm" table:align="left"/>
    </style:style>
    <style:style style:name="Table29.A" style:family="table-column">
      <style:table-column-properties style:column-width="3.283cm"/>
    </style:style>
    <style:style style:name="Table29.A1" style:family="table-cell">
      <style:table-cell-properties style:vertical-align="middle" fo:padding="0.049cm" fo:border="none"/>
    </style:style>
    <style:style style:name="Table30" style:family="table">
      <style:table-properties style:width="5.955cm" table:align="left"/>
    </style:style>
    <style:style style:name="Table30.A" style:family="table-column">
      <style:table-column-properties style:column-width="2.977cm"/>
    </style:style>
    <style:style style:name="Table30.A1" style:family="table-cell">
      <style:table-cell-properties style:vertical-align="middle" fo:padding="0.049cm" fo:border="none"/>
    </style:style>
    <style:style style:name="Table31" style:family="table">
      <style:table-properties style:width="3.637cm" table:align="left"/>
    </style:style>
    <style:style style:name="Table31.A" style:family="table-column">
      <style:table-column-properties style:column-width="1.819cm"/>
    </style:style>
    <style:style style:name="Table31.A1" style:family="table-cell">
      <style:table-cell-properties style:vertical-align="middle" fo:padding="0.049cm" fo:border="none"/>
    </style:style>
    <style:style style:name="Table32" style:family="table">
      <style:table-properties style:width="4.886cm" table:align="left"/>
    </style:style>
    <style:style style:name="Table32.A" style:family="table-column">
      <style:table-column-properties style:column-width="2.443cm"/>
    </style:style>
    <style:style style:name="Table32.A1" style:family="table-cell">
      <style:table-cell-properties style:vertical-align="middle" fo:padding="0.049cm" fo:border="none"/>
    </style:style>
    <style:style style:name="Table33" style:family="table">
      <style:table-properties style:width="4.713cm" table:align="left"/>
    </style:style>
    <style:style style:name="Table33.A" style:family="table-column">
      <style:table-column-properties style:column-width="2.357cm"/>
    </style:style>
    <style:style style:name="Table33.A1" style:family="table-cell">
      <style:table-cell-properties style:vertical-align="middle" fo:padding="0.049cm" fo:border="none"/>
    </style:style>
    <style:style style:name="Table34" style:family="table">
      <style:table-properties style:width="3.133cm" table:align="left"/>
    </style:style>
    <style:style style:name="Table34.A" style:family="table-column">
      <style:table-column-properties style:column-width="1.566cm"/>
    </style:style>
    <style:style style:name="Table34.A1" style:family="table-cell">
      <style:table-cell-properties style:vertical-align="middle" fo:padding="0.049cm" fo:border="none"/>
    </style:style>
    <style:style style:name="Table35" style:family="table">
      <style:table-properties style:width="4.262cm" table:align="left"/>
    </style:style>
    <style:style style:name="Table35.A" style:family="table-column">
      <style:table-column-properties style:column-width="2.131cm"/>
    </style:style>
    <style:style style:name="Table35.A1" style:family="table-cell">
      <style:table-cell-properties style:vertical-align="middle" fo:padding="0.049cm" fo:border="none"/>
    </style:style>
    <style:style style:name="Table36" style:family="table">
      <style:table-properties style:width="3.831cm" table:align="left"/>
    </style:style>
    <style:style style:name="Table36.A" style:family="table-column">
      <style:table-column-properties style:column-width="1.916cm"/>
    </style:style>
    <style:style style:name="Table36.A1" style:family="table-cell">
      <style:table-cell-properties style:vertical-align="middle" fo:padding="0.049cm" fo:border="none"/>
    </style:style>
    <style:style style:name="Table37" style:family="table">
      <style:table-properties style:width="4.477cm" table:align="left"/>
    </style:style>
    <style:style style:name="Table37.A" style:family="table-column">
      <style:table-column-properties style:column-width="2.238cm"/>
    </style:style>
    <style:style style:name="Table37.A1" style:family="table-cell">
      <style:table-cell-properties style:vertical-align="middle" fo:padding="0.049cm" fo:border="none"/>
    </style:style>
    <style:style style:name="Table38" style:family="table">
      <style:table-properties style:width="5.038cm" table:align="left"/>
    </style:style>
    <style:style style:name="Table38.A" style:family="table-column">
      <style:table-column-properties style:column-width="2.519cm"/>
    </style:style>
    <style:style style:name="Table38.A1" style:family="table-cell">
      <style:table-cell-properties style:vertical-align="middle" fo:padding="0.049cm" fo:border="none"/>
    </style:style>
    <style:style style:name="Table39" style:family="table">
      <style:table-properties style:width="4.262cm" table:align="left"/>
    </style:style>
    <style:style style:name="Table39.A" style:family="table-column">
      <style:table-column-properties style:column-width="2.131cm"/>
    </style:style>
    <style:style style:name="Table39.A1" style:family="table-cell">
      <style:table-cell-properties style:vertical-align="middle" fo:padding="0.049cm" fo:border="none"/>
    </style:style>
    <style:style style:name="Table40" style:family="table">
      <style:table-properties style:width="3.422cm" table:align="left"/>
    </style:style>
    <style:style style:name="Table40.A" style:family="table-column">
      <style:table-column-properties style:column-width="1.711cm"/>
    </style:style>
    <style:style style:name="Table40.A1" style:family="table-cell">
      <style:table-cell-properties style:vertical-align="middle" fo:padding="0.049cm" fo:border="none"/>
    </style:style>
    <style:style style:name="P1" style:family="paragraph" style:parent-style-name="Standard">
      <style:paragraph-properties fo:margin-top="0cm" fo:margin-bottom="0.499cm" loext:contextual-spacing="false"/>
    </style:style>
    <style:style style:name="P2" style:family="paragraph" style:parent-style-name="Text_20_body">
      <style:paragraph-properties style:line-height-at-least="0.45cm"/>
      <style:text-properties style:font-name="Verdana" fo:font-size="9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left="0.026cm" fo:margin-right="0.026cm" fo:text-indent="0cm" style:auto-text-indent="false"/>
    </style:style>
    <style:style style:name="P5" style:family="paragraph" style:parent-style-name="Text_20_body">
      <style:paragraph-properties fo:margin-left="0.026cm" fo:margin-right="0.026cm" style:line-height-at-least="0.423cm" fo:text-indent="0cm" style:auto-text-indent="false"/>
    </style:style>
    <style:style style:name="T1" style:family="text">
      <style:text-properties style:font-name="Verdana1"/>
    </style:style>
    <style:style style:name="T2" style:family="text">
      <style:text-properties style:font-name="Verdana1" fo:font-size="9pt"/>
    </style:style>
    <style:style style:name="T3" style:family="text">
      <style:text-properties style:font-name="Verdana1" fo:font-size="9pt" fo:font-style="italic"/>
    </style:style>
    <style:style style:name="T4" style:family="text">
      <style:text-properties style:font-name="STIXGeneral"/>
    </style:style>
    <style:style style:name="T5" style:family="text">
      <style:text-properties style:font-name="STIXGeneral" fo:font-style="italic"/>
    </style:style>
    <style:style style:name="T6" style:family="text">
      <style:text-properties style:font-name="STIXGeneral" fo:font-style="italic" fo:font-weight="bold"/>
    </style:style>
    <style:style style:name="T7" style:family="text">
      <style:text-properties style:font-name="STIXGeneral" fo:font-weight="bold"/>
    </style:style>
    <style:style style:name="T8" style:family="text">
      <style:text-properties style:font-name="STIXSizeTwoSym"/>
    </style:style>
    <style:style style:name="T9" style:family="text">
      <style:text-properties style:font-name="STIXSizeThreeSym"/>
    </style:style>
    <style:style style:name="T10" style:family="text">
      <style:text-properties fo:font-size="8.25pt"/>
    </style:style>
    <style:style style:name="T11" style:family="text">
      <style:text-properties style:font-name="STIXSizeOneSym"/>
    </style:style>
    <style:style style:name="T12" style:family="text">
      <style:text-properties style:text-position="33% 80%"/>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cm" svg:y="0cm" svg:width="19.711cm" svg:height="2.381cm" draw:z-index="0">
        <draw:floating-frame draw:frame-name="aswift_2"/>
      </draw:frame>
      <draw:frame draw:style-name="fr1" draw:name="Object2" text:anchor-type="page" text:anchor-page-number="1" svg:x="0cm" svg:y="0cm" svg:width="19.711cm" svg:height="2.381cm" draw:z-index="1">
        <draw:floating-frame draw:frame-name="aswift_2"/>
      </draw:frame>
      <draw:frame draw:style-name="fr1" draw:name="Object3" text:anchor-type="page" text:anchor-page-number="1" svg:x="0cm" svg:y="0cm" svg:width="19.711cm" svg:height="2.381cm" draw:z-index="2">
        <draw:floating-frame draw:frame-name="aswift_2"/>
      </draw:frame>
      <draw:frame draw:style-name="fr1" draw:name="Object4" text:anchor-type="page" text:anchor-page-number="1" svg:x="0cm" svg:y="0cm" svg:width="19.711cm" svg:height="2.381cm" draw:z-index="3">
        <draw:floating-frame draw:frame-name="aswift_2"/>
      </draw:frame>
      <draw:frame draw:style-name="fr1" draw:name="Object5" text:anchor-type="page" text:anchor-page-number="1" svg:x="0cm" svg:y="0cm" svg:width="19.711cm" svg:height="2.381cm" draw:z-index="4">
        <draw:floating-frame draw:frame-name="aswift_2"/>
      </draw:frame>
      <text:p text:style-name="Text_20_body">A trader mixes 26 kg of rice at Rs. 20 per kg with 30 kg of rice of other variety at Rs. 36 per kg and sells the mixture at Rs. 30 per kg. His profit percent is:</text:p>
      <table:table table:name="Table1" table:style-name="Table1">
        <table:table-column table:style-name="Table1.A" table:number-columns-repeated="2"/>
        <table:table-row>
          <table:table-cell table:style-name="Table1.A1" office:value-type="string">
            <text:p text:style-name="Table_20_Contents">A) No profit, no loss </text:p>
          </table:table-cell>
          <table:table-cell table:style-name="Table1.A1" office:value-type="string">
            <text:p text:style-name="Table_20_Contents">B) 5% </text:p>
          </table:table-cell>
        </table:table-row>
        <table:table-row>
          <table:table-cell table:style-name="Table1.A1" office:value-type="string">
            <text:p text:style-name="Table_20_Contents">C) 8% </text:p>
          </table:table-cell>
          <table:table-cell table:style-name="Table1.A1" office:value-type="string">
            <text:p text:style-name="Table_20_Contents">D) 10% </text:p>
          </table:table-cell>
        </table:table-row>
      </table:table>
      <text:section text:style-name="Sect1" text:name="answer5278">
        <text:p text:style-name="Text_20_body"><text:a xlink:type="simple" xlink:href="javascript:showans('5278','Profit%20and%20Loss')" text:style-name="Internet_20_link" text:visited-style-name="Visited_20_Internet_20_Link">Answer &amp; Explanation</text:a> Answer: B) 5% <text:line-break/><text:line-break/>Explanation:</text:p>
        <text:p text:style-name="P2">C.P. of 56 kg rice = Rs. (26 x 20 + 30 x 36) = Rs. (520 + 1080) = Rs. 1600.</text:p>
        <text:p text:style-name="Text_20_body"> </text:p>
        <text:p text:style-name="Text_20_body">S.P. of 56 kg rice = Rs. (56 x 30) = Rs. 1680.</text:p>
        <text:p text:style-name="Text_20_body"> </text:p>
        <text:p text:style-name="Text_20_body"><text:span text:style-name="T1">Gain =(80/1600*100) % = 5%</text:span></text:p>
      </text:section>
      <text:p text:style-name="Text_20_body"><text:a xlink:type="simple" xlink:href="javascript:showans('5278','Profit%20and%20Loss')" text:style-name="Internet_20_link" text:visited-style-name="Visited_20_Internet_20_Link">View Answer</text:a> <text:a xlink:type="simple" xlink:href="javascript:showworkspace('5278','Profit%20and%20Loss')" text:style-name="Internet_20_link" text:visited-style-name="Visited_20_Internet_20_Link">Workspace</text:a> <text:a xlink:type="simple" xlink:href="javascript:showreporterror('5278','Profit%20and%20Loss')" text:style-name="Internet_20_link" text:visited-style-name="Visited_20_Internet_20_Link">Report Error</text:a> <text:a xlink:type="simple" xlink:href="https://www.sawaal.com/profit-and-loss-questions-and-answers/a-trader-mixes-26-kg-of-rice-at-rs-20-per-kg-with-30-kg-of-rice-of-other-variety-at-rs-36-per-kg-and_5278"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5278"/><text:bookmark text:name="vote5278"/><text:a xlink:type="simple" xlink:href="javascript:;" text:style-name="Internet_20_link" text:visited-style-name="Visited_20_Internet_20_Link">331</text:a> 49021 </text:p>
      <text:p text:style-name="Text_20_body">Q: </text:p>
      <text:p text:style-name="Text_20_body">By selling 45 lemons for Rs 40, a man loses 20%. How many should he sell for Rs 24 to gain 20% in the transaction ?</text:p>
      <table:table table:name="Table2" table:style-name="Table2">
        <table:table-column table:style-name="Table2.A" table:number-columns-repeated="2"/>
        <table:table-row>
          <table:table-cell table:style-name="Table2.A1" office:value-type="string">
            <text:p text:style-name="Table_20_Contents">A) 16 </text:p>
          </table:table-cell>
          <table:table-cell table:style-name="Table2.A1" office:value-type="string">
            <text:p text:style-name="Table_20_Contents">B) 18 </text:p>
          </table:table-cell>
        </table:table-row>
        <table:table-row>
          <table:table-cell table:style-name="Table2.A1" office:value-type="string">
            <text:p text:style-name="Table_20_Contents">C) 20 </text:p>
          </table:table-cell>
          <table:table-cell table:style-name="Table2.A1" office:value-type="string">
            <text:p text:style-name="Table_20_Contents">D) 22 </text:p>
          </table:table-cell>
        </table:table-row>
      </table:table>
      <text:section text:style-name="Sect1" text:name="answer6442">
        <text:p text:style-name="Text_20_body"><text:a xlink:type="simple" xlink:href="javascript:showans('6442','Profit%20and%20Loss')" text:style-name="Internet_20_link" text:visited-style-name="Visited_20_Internet_20_Link">Answer &amp; Explanation</text:a> Answer: B) 18 <text:line-break/><text:line-break/>Explanation:</text:p>
        <text:p text:style-name="Text_20_body">Let S.P. of 45 lemons be Rs. x.</text:p>
        <text:p text:style-name="Text_20_body"> </text:p>
        <text:p text:style-name="Text_20_body">Then, 80 : 40 = 120 : x or   x = <text:bookmark text:name="MathJax-Element-7-Frame"/><text:bookmark text:name="MathJax-Span-225"/><text:bookmark text:name="MathJax-Span-226"/><text:bookmark text:name="MathJax-Span-227"/><text:bookmark text:name="MathJax-Span-228"/><text:bookmark text:name="MathJax-Span-229"/><text:span text:style-name="T4">40</text:span><text:bookmark text:name="MathJax-Span-230"/><text:span text:style-name="T4">×</text:span><text:bookmark text:name="MathJax-Span-231"/><text:span text:style-name="T4">120</text:span><text:bookmark text:name="MathJax-Span-232"/><text:span text:style-name="T4">80</text:span></text:p>
      </text:section>
      <text:p text:style-name="Text_20_body">= 60</text:p>
      <text:p text:style-name="Text_20_body"> </text:p>
      <text:p text:style-name="Text_20_body">For Rs.60, lemons sold = 45</text:p>
      <text:p text:style-name="Text_20_body"> </text:p>
      <text:p text:style-name="Text_20_body">For Rs.24, lemons sold  =<text:bookmark text:name="MathJax-Element-8-Frame"/><text:bookmark text:name="MathJax-Span-233"/><text:bookmark text:name="MathJax-Span-234"/><text:bookmark text:name="MathJax-Span-235"/><text:bookmark text:name="MathJax-Span-236"/><text:span text:style-name="T4">45</text:span><text:bookmark text:name="MathJax-Span-237"/><text:span text:style-name="T4">60</text:span><text:bookmark text:name="MathJax-Span-238"/><text:span text:style-name="T4">×</text:span><text:bookmark text:name="MathJax-Span-239"/><text:span text:style-name="T4">24</text:span></text:p>
      <text:section text:style-name="Sect1" text:name="Section1">
        <text:p text:style-name="Text_20_body"><text:bookmark text:name="answer6442"/>= 18.</text:p>
      </text:section>
      <text:p text:style-name="Text_20_body"><text:a xlink:type="simple" xlink:href="javascript:showans('6442','Profit%20and%20Loss')" text:style-name="Internet_20_link" text:visited-style-name="Visited_20_Internet_20_Link">View Answer</text:a> <text:a xlink:type="simple" xlink:href="javascript:showworkspace('6442','Profit%20and%20Loss')" text:style-name="Internet_20_link" text:visited-style-name="Visited_20_Internet_20_Link">Workspace</text:a> <text:a xlink:type="simple" xlink:href="javascript:showreporterror('6442','Profit%20and%20Loss')" text:style-name="Internet_20_link" text:visited-style-name="Visited_20_Internet_20_Link">Report Error</text:a> <text:a xlink:type="simple" xlink:href="https://www.sawaal.com/profit-and-loss-questions-and-answers/by-selling-45-lemons-for-rs-40-a-man-loses-20-how-many-should-he-sell-for-rs-24-to-gain-20-in-the-tr_6442"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42"/><text:bookmark text:name="vote6442"/><text:soft-page-break/><text:a xlink:type="simple" xlink:href="javascript:;" text:style-name="Internet_20_link" text:visited-style-name="Visited_20_Internet_20_Link">356</text:a> 42537 </text:p>
      <text:p text:style-name="Text_20_body">Q: </text:p>
      <text:p text:style-name="Text_20_body">If selling price is doubled, the profit triples. Find the profit percent ?</text:p>
      <table:table table:name="Table3" table:style-name="Table3">
        <table:table-column table:style-name="Table3.A" table:number-columns-repeated="2"/>
        <table:table-row>
          <table:table-cell table:style-name="Table3.A1" office:value-type="string">
            <text:p text:style-name="Table_20_Contents">A) 100% </text:p>
          </table:table-cell>
          <table:table-cell table:style-name="Table3.A1" office:value-type="string">
            <text:p text:style-name="Table_20_Contents">B) 200% </text:p>
          </table:table-cell>
        </table:table-row>
        <table:table-row>
          <table:table-cell table:style-name="Table3.A1" office:value-type="string">
            <text:p text:style-name="Table_20_Contents">C) 300% </text:p>
          </table:table-cell>
          <table:table-cell table:style-name="Table3.A1" office:value-type="string">
            <text:p text:style-name="Table_20_Contents">D) 400% </text:p>
          </table:table-cell>
        </table:table-row>
      </table:table>
      <text:section text:style-name="Sect1" text:name="answer11385">
        <text:p text:style-name="Text_20_body"><text:a xlink:type="simple" xlink:href="javascript:showans('11385','Profit%20and%20Loss')" text:style-name="Internet_20_link" text:visited-style-name="Visited_20_Internet_20_Link">Answer &amp; Explanation</text:a> Answer: A) 100% <text:line-break/><text:line-break/>Explanation:</text:p>
        <text:p text:style-name="Text_20_body">Let the C.P be Rs.100 and S.P be Rs.x, Then <text:line-break/>The profit is (x-100)<text:line-break/>Now the S.P is doubled, then the new S.P is 2x<text:line-break/>New profit is (2x-100)<text:line-break/>Now as per the given condition; <text:line-break/>=&gt; 3(x-100) = 2x-100<text:line-break/>By solving, we get <text:line-break/>x = 200<text:line-break/>Then the Profit percent = (200-100)/100 = 100<text:line-break/>Hence the profit percentage is 100%</text:p>
      </text:section>
      <text:p text:style-name="Text_20_body"><text:a xlink:type="simple" xlink:href="javascript:showans('11385','Profit%20and%20Loss')" text:style-name="Internet_20_link" text:visited-style-name="Visited_20_Internet_20_Link">View Answer</text:a> <text:a xlink:type="simple" xlink:href="javascript:showworkspace('11385','Profit%20and%20Loss')" text:style-name="Internet_20_link" text:visited-style-name="Visited_20_Internet_20_Link">Workspace</text:a> <text:a xlink:type="simple" xlink:href="javascript:showreporterror('11385','Profit%20and%20Loss')" text:style-name="Internet_20_link" text:visited-style-name="Visited_20_Internet_20_Link">Report Error</text:a> <text:a xlink:type="simple" xlink:href="https://www.sawaal.com/profit-and-loss-questions-and-answers/if-selling-price-is-doubled-the-profit-triples-find-the-profit-percent-_11385"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 <text:a xlink:type="simple" xlink:href="https://www.sawaal.com/exam-preparation/gate-questions-and-answers.htm" text:style-name="Internet_20_link" text:visited-style-name="Visited_20_Internet_20_Link">GATE</text:a> , <text:a xlink:type="simple" xlink:href="https://www.sawaal.com/exam-preparation/gre.htm" text:style-name="Internet_20_link" text:visited-style-name="Visited_20_Internet_20_Link">GRE</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1385"/><text:bookmark text:name="vote11385"/><text:a xlink:type="simple" xlink:href="javascript:;" text:style-name="Internet_20_link" text:visited-style-name="Visited_20_Internet_20_Link">109</text:a> 36764 </text:p>
      <text:p text:style-name="Text_20_body">Q: </text:p>
      <text:p text:style-name="Text_20_body">A shopkeeper cheats to the extent of 10% while buying and selling, by using false weights. His total gain is.</text:p>
      <table:table table:name="Table4" table:style-name="Table4">
        <table:table-column table:style-name="Table4.A" table:number-columns-repeated="2"/>
        <table:table-row>
          <table:table-cell table:style-name="Table4.A1" office:value-type="string">
            <text:p text:style-name="Table_20_Contents">A) 20% </text:p>
          </table:table-cell>
          <table:table-cell table:style-name="Table4.A1" office:value-type="string">
            <text:p text:style-name="Table_20_Contents">B) 21% </text:p>
          </table:table-cell>
        </table:table-row>
        <table:table-row>
          <table:table-cell table:style-name="Table4.A1" office:value-type="string">
            <text:p text:style-name="Table_20_Contents">C) 22% </text:p>
          </table:table-cell>
          <table:table-cell table:style-name="Table4.A1" office:value-type="string">
            <text:p text:style-name="Table_20_Contents">D) 23% </text:p>
          </table:table-cell>
        </table:table-row>
      </table:table>
      <text:section text:style-name="Sect1" text:name="answer6439">
        <text:p text:style-name="Text_20_body"><text:a xlink:type="simple" xlink:href="javascript:showans('6439','Profit%20and%20Loss')" text:style-name="Internet_20_link" text:visited-style-name="Visited_20_Internet_20_Link">Answer &amp; Explanation</text:a> Answer: B) 21% <text:line-break/><text:line-break/>Explanation:</text:p>
        <text:p text:style-name="Text_20_body">Gain % = <text:bookmark text:name="MathJax-Element-9-Frame"/><text:bookmark text:name="MathJax-Span-240"/><text:bookmark text:name="MathJax-Span-241"/><text:bookmark text:name="MathJax-Span-242"/><text:bookmark text:name="MathJax-Span-243"/><text:span text:style-name="T8">(</text:span><text:bookmark text:name="MathJax-Span-244"/><text:bookmark text:name="MathJax-Span-245"/><text:bookmark text:name="MathJax-Span-246"/><text:bookmark text:name="MathJax-Span-247"/><text:bookmark text:name="MathJax-Span-248"/><text:span text:style-name="T4">(</text:span><text:bookmark text:name="MathJax-Span-249"/><text:bookmark text:name="MathJax-Span-250"/><text:span text:style-name="T4">100</text:span><text:bookmark text:name="MathJax-Span-251"/><text:span text:style-name="T4">+</text:span><text:bookmark text:name="MathJax-Span-252"/><text:span text:style-name="T5">c</text:span><text:bookmark text:name="MathJax-Span-253"/><text:span text:style-name="T5">o</text:span><text:bookmark text:name="MathJax-Span-254"/><text:span text:style-name="T5">m</text:span><text:bookmark text:name="MathJax-Span-255"/><text:span text:style-name="T5">m</text:span><text:bookmark text:name="MathJax-Span-256"/><text:span text:style-name="T5">o</text:span><text:bookmark text:name="MathJax-Span-257"/><text:span text:style-name="T5">n</text:span><text:bookmark text:name="MathJax-Span-258"/> <text:bookmark text:name="MathJax-Span-259"/><text:span text:style-name="T5">g</text:span><text:bookmark text:name="MathJax-Span-260"/><text:span text:style-name="T5">a</text:span><text:bookmark text:name="MathJax-Span-261"/><text:span text:style-name="T5">i</text:span><text:bookmark text:name="MathJax-Span-262"/><text:span text:style-name="T5">n</text:span><text:bookmark text:name="MathJax-Span-263"/> <text:bookmark text:name="MathJax-Span-264"/><text:span text:style-name="T4">%</text:span><text:bookmark text:name="MathJax-Span-265"/><text:span text:style-name="T4">)</text:span><text:bookmark text:name="MathJax-Span-266"/><text:span text:style-name="T4">2</text:span><text:bookmark text:name="MathJax-Span-267"/><text:span text:style-name="T4">100</text:span><text:bookmark text:name="MathJax-Span-268"/>−<text:bookmark text:name="MathJax-Span-269"/><text:span text:style-name="T4">100</text:span><text:bookmark text:name="MathJax-Span-270"/><text:span text:style-name="T8">)</text:span></text:p>
      </text:section>
      <text:p text:style-name="Text_20_body">%           </text:p>
      <text:p text:style-name="Text_20_body"> </text:p>
      <text:p text:style-name="Text_20_body">           =<text:bookmark text:name="MathJax-Element-10-Frame"/><text:bookmark text:name="MathJax-Span-271"/><text:bookmark text:name="MathJax-Span-272"/><text:bookmark text:name="MathJax-Span-273"/><text:bookmark text:name="MathJax-Span-274"/><text:span text:style-name="T8">(</text:span><text:bookmark text:name="MathJax-Span-275"/><text:bookmark text:name="MathJax-Span-276"/><text:bookmark text:name="MathJax-Span-277"/><text:bookmark text:name="MathJax-Span-278"/><text:bookmark text:name="MathJax-Span-279"/><text:span text:style-name="T4">(</text:span><text:bookmark text:name="MathJax-Span-280"/><text:bookmark text:name="MathJax-Span-281"/><text:span text:style-name="T4">100</text:span><text:bookmark text:name="MathJax-Span-282"/><text:span text:style-name="T4">+</text:span><text:bookmark text:name="MathJax-Span-283"/><text:span text:style-name="T4">10</text:span><text:bookmark text:name="MathJax-Span-284"/><text:span text:style-name="T4">)</text:span><text:bookmark text:name="MathJax-Span-285"/><text:span text:style-name="T4">2</text:span><text:bookmark text:name="MathJax-Span-286"/><text:span text:style-name="T4">100</text:span><text:bookmark text:name="MathJax-Span-287"/>−<text:bookmark text:name="MathJax-Span-288"/><text:span text:style-name="T4">100</text:span><text:bookmark text:name="MathJax-Span-289"/><text:span text:style-name="T8">)</text:span></text:p>
      <text:section text:style-name="Sect1" text:name="Section2">
        <text:p text:style-name="Text_20_body"><text:bookmark text:name="answer6439"/> </text:p>
        <text:p text:style-name="Text_20_body"><text:soft-page-break/>            = 21%</text:p>
      </text:section>
      <text:p text:style-name="Text_20_body"><text:a xlink:type="simple" xlink:href="javascript:showans('6439','Profit%20and%20Loss')" text:style-name="Internet_20_link" text:visited-style-name="Visited_20_Internet_20_Link">View Answer</text:a> <text:a xlink:type="simple" xlink:href="javascript:showworkspace('6439','Profit%20and%20Loss')" text:style-name="Internet_20_link" text:visited-style-name="Visited_20_Internet_20_Link">Workspace</text:a> <text:a xlink:type="simple" xlink:href="javascript:showreporterror('6439','Profit%20and%20Loss')" text:style-name="Internet_20_link" text:visited-style-name="Visited_20_Internet_20_Link">Report Error</text:a> <text:a xlink:type="simple" xlink:href="https://www.sawaal.com/profit-and-loss-questions-and-answers/a-shopkeeper-cheats-to-the-extent-of-10-while-buying-and-selling-by-using-false-weights-his-total-ga_6439"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39"/><text:bookmark text:name="vote6439"/><text:a xlink:type="simple" xlink:href="javascript:;" text:style-name="Internet_20_link" text:visited-style-name="Visited_20_Internet_20_Link">185</text:a> 35453 </text:p>
      <text:p text:style-name="Text_20_body"><text:bookmark text:name="aswift_2_expand"/><text:bookmark text:name="aswift_2_anchor"/>Q: </text:p>
      <text:p text:style-name="Text_20_body">A milkman purchases the milk at Rs. x per litre and sells it at Rs. 2x per litre still he mixes 2 litres water with every 6 litres of pure milk. What is the profit percentage?</text:p>
      <table:table table:name="Table5" table:style-name="Table5">
        <table:table-column table:style-name="Table5.A" table:number-columns-repeated="2"/>
        <table:table-row>
          <table:table-cell table:style-name="Table5.A1" office:value-type="string">
            <text:p text:style-name="Table_20_Contents">A) 116% </text:p>
          </table:table-cell>
          <table:table-cell table:style-name="Table5.A1" office:value-type="string">
            <text:p text:style-name="Table_20_Contents">B) 166.66% </text:p>
          </table:table-cell>
        </table:table-row>
        <table:table-row>
          <table:table-cell table:style-name="Table5.A1" office:value-type="string">
            <text:p text:style-name="Table_20_Contents">C) 60% </text:p>
          </table:table-cell>
          <table:table-cell table:style-name="Table5.A1" office:value-type="string">
            <text:p text:style-name="Table_20_Contents">D) 100% </text:p>
          </table:table-cell>
        </table:table-row>
      </table:table>
      <text:section text:style-name="Sect1" text:name="answer7892">
        <text:p text:style-name="Text_20_body"><text:a xlink:type="simple" xlink:href="javascript:showans('7892','Profit%20and%20Loss')" text:style-name="Internet_20_link" text:visited-style-name="Visited_20_Internet_20_Link">Answer &amp; Explanation</text:a> Answer: B) 166.66% <text:line-break/><text:line-break/>Explanation:</text:p>
        <text:p text:style-name="Text_20_body">Let the cost price of 1-liter pure milk be Re.1, then </text:p>
        <text:p text:style-name="Text_20_body"> <text:bookmark text:name="MathJax-Element-11-Frame"/><text:bookmark text:name="MathJax-Span-290"/><text:bookmark text:name="MathJax-Span-291"/><text:bookmark text:name="MathJax-Span-292"/><text:bookmark text:name="MathJax-Span-294"/><text:span text:style-name="T9">{</text:span><text:bookmark text:name="MathJax-Span-295"/><text:bookmark text:name="MathJax-Span-296"/><text:bookmark text:name="MathJax-Span-297"/><text:bookmark text:name="MathJax-Span-298"/><text:span text:style-name="T4">6</text:span><text:bookmark text:name="MathJax-Span-299"/> <text:bookmark text:name="MathJax-Span-300"/><text:span text:style-name="T5">l</text:span><text:bookmark text:name="MathJax-Span-301"/><text:span text:style-name="T5">i</text:span><text:bookmark text:name="MathJax-Span-302"/><text:span text:style-name="T5">t</text:span><text:bookmark text:name="MathJax-Span-303"/><text:span text:style-name="T5">e</text:span><text:bookmark text:name="MathJax-Span-304"/><text:span text:style-name="T5">r</text:span><text:bookmark text:name="MathJax-Span-305"/><text:span text:style-name="T5">s</text:span><text:bookmark text:name="MathJax-Span-306"/> <text:bookmark text:name="MathJax-Span-307"/><text:span text:style-name="T4">(</text:span><text:bookmark text:name="MathJax-Span-308"/><text:span text:style-name="T5">m</text:span><text:bookmark text:name="MathJax-Span-309"/><text:span text:style-name="T5">i</text:span><text:bookmark text:name="MathJax-Span-310"/><text:span text:style-name="T5">l</text:span><text:bookmark text:name="MathJax-Span-311"/><text:span text:style-name="T5">k</text:span><text:bookmark text:name="MathJax-Span-312"/><text:span text:style-name="T4">)</text:span><text:bookmark text:name="MathJax-Span-313"/> <text:bookmark text:name="MathJax-Span-314"/> <text:bookmark text:name="MathJax-Span-315"/>→<text:bookmark text:name="MathJax-Span-316"/> <text:bookmark text:name="MathJax-Span-317"/><text:span text:style-name="T5">C</text:span><text:bookmark text:name="MathJax-Span-318"/><text:span text:style-name="T4">.</text:span><text:bookmark text:name="MathJax-Span-319"/><text:span text:style-name="T5">P</text:span><text:bookmark text:name="MathJax-Span-320"/> <text:bookmark text:name="MathJax-Span-321"/><text:span text:style-name="T4">=</text:span><text:bookmark text:name="MathJax-Span-322"/> <text:bookmark text:name="MathJax-Span-323"/><text:span text:style-name="T5">R</text:span><text:bookmark text:name="MathJax-Span-324"/><text:span text:style-name="T5">s</text:span><text:bookmark text:name="MathJax-Span-325"/><text:span text:style-name="T4">.</text:span><text:bookmark text:name="MathJax-Span-326"/> <text:bookmark text:name="MathJax-Span-327"/><text:span text:style-name="T4">6</text:span><text:bookmark text:name="MathJax-Span-328"/><text:bookmark text:name="MathJax-Span-329"/><text:bookmark text:name="MathJax-Span-330"/><text:span text:style-name="T4">2</text:span><text:bookmark text:name="MathJax-Span-331"/> <text:bookmark text:name="MathJax-Span-332"/><text:span text:style-name="T5">l</text:span><text:bookmark text:name="MathJax-Span-333"/><text:span text:style-name="T5">i</text:span><text:bookmark text:name="MathJax-Span-334"/><text:span text:style-name="T5">t</text:span><text:bookmark text:name="MathJax-Span-335"/><text:span text:style-name="T5">e</text:span><text:bookmark text:name="MathJax-Span-336"/><text:span text:style-name="T5">r</text:span><text:bookmark text:name="MathJax-Span-337"/><text:span text:style-name="T5">s</text:span><text:bookmark text:name="MathJax-Span-338"/> <text:bookmark text:name="MathJax-Span-339"/><text:span text:style-name="T4">(</text:span><text:bookmark text:name="MathJax-Span-340"/><text:span text:style-name="T5">w</text:span><text:bookmark text:name="MathJax-Span-341"/><text:span text:style-name="T5">a</text:span><text:bookmark text:name="MathJax-Span-342"/><text:span text:style-name="T5">t</text:span><text:bookmark text:name="MathJax-Span-343"/><text:span text:style-name="T5">e</text:span><text:bookmark text:name="MathJax-Span-344"/><text:span text:style-name="T5">r</text:span><text:bookmark text:name="MathJax-Span-345"/><text:span text:style-name="T4">)</text:span><text:bookmark text:name="MathJax-Span-346"/> <text:bookmark text:name="MathJax-Span-347"/>→<text:bookmark text:name="MathJax-Span-348"/> <text:bookmark text:name="MathJax-Span-349"/><text:span text:style-name="T5">C</text:span><text:bookmark text:name="MathJax-Span-350"/><text:span text:style-name="T4">.</text:span><text:bookmark text:name="MathJax-Span-351"/><text:span text:style-name="T5">P</text:span><text:bookmark text:name="MathJax-Span-352"/> <text:bookmark text:name="MathJax-Span-353"/><text:span text:style-name="T4">=</text:span><text:bookmark text:name="MathJax-Span-354"/> <text:bookmark text:name="MathJax-Span-355"/><text:span text:style-name="T5">R</text:span><text:bookmark text:name="MathJax-Span-356"/><text:span text:style-name="T5">s</text:span><text:bookmark text:name="MathJax-Span-357"/><text:span text:style-name="T4">.</text:span><text:bookmark text:name="MathJax-Span-358"/> <text:bookmark text:name="MathJax-Span-359"/><text:span text:style-name="T4">0</text:span><text:bookmark text:name="MathJax-Span-360"/>→<text:bookmark text:name="MathJax-Span-361"/><text:span text:style-name="T5">C</text:span><text:bookmark text:name="MathJax-Span-362"/><text:span text:style-name="T5">P</text:span><text:bookmark text:name="MathJax-Span-363"/> <text:bookmark text:name="MathJax-Span-364"/><text:span text:style-name="T4">=</text:span><text:bookmark text:name="MathJax-Span-365"/> <text:bookmark text:name="MathJax-Span-366"/><text:span text:style-name="T5">R</text:span><text:bookmark text:name="MathJax-Span-367"/><text:span text:style-name="T5">s</text:span><text:bookmark text:name="MathJax-Span-368"/><text:span text:style-name="T4">.</text:span><text:bookmark text:name="MathJax-Span-369"/><text:span text:style-name="T4">6</text:span><text:bookmark text:name="MathJax-Span-370"/> <text:bookmark text:name="MathJax-Span-371"/><text:span text:style-name="T5">o</text:span><text:bookmark text:name="MathJax-Span-372"/><text:span text:style-name="T5">n</text:span><text:bookmark text:name="MathJax-Span-373"/><text:span text:style-name="T5">l</text:span><text:bookmark text:name="MathJax-Span-374"/><text:span text:style-name="T5">y</text:span></text:p>
      </text:section>
      <text:p text:style-name="Text_20_body"> </text:p>
      <text:p text:style-name="Text_20_body">8 litre mixture  =&gt;</text:p>
      <text:p text:style-name="Text_20_body">SP =&gt;  8 x 2 = Rs. 16</text:p>
      <text:p text:style-name="Text_20_body"> </text:p>
      <text:p text:style-name="Text_20_body">Profit % = <text:bookmark text:name="MathJax-Element-12-Frame"/><text:bookmark text:name="MathJax-Span-375"/><text:bookmark text:name="MathJax-Span-376"/><text:bookmark text:name="MathJax-Span-377"/><text:bookmark text:name="MathJax-Span-378"/><text:bookmark text:name="MathJax-Span-379"/><text:span text:style-name="T4">16</text:span><text:bookmark text:name="MathJax-Span-380"/> <text:bookmark text:name="MathJax-Span-381"/>−<text:bookmark text:name="MathJax-Span-382"/> <text:bookmark text:name="MathJax-Span-383"/><text:span text:style-name="T4">6</text:span><text:bookmark text:name="MathJax-Span-384"/><text:span text:style-name="T4">6</text:span><text:bookmark text:name="MathJax-Span-385"/><text:span text:style-name="T5">x</text:span><text:bookmark text:name="MathJax-Span-386"/><text:span text:style-name="T4">100</text:span><text:bookmark text:name="MathJax-Span-387"/> <text:bookmark text:name="MathJax-Span-388"/><text:span text:style-name="T4">=</text:span><text:bookmark text:name="MathJax-Span-389"/> <text:bookmark text:name="MathJax-Span-390"/><text:bookmark text:name="MathJax-Span-391"/><text:span text:style-name="T4">1000</text:span><text:bookmark text:name="MathJax-Span-392"/><text:span text:style-name="T4">6</text:span><text:bookmark text:name="MathJax-Span-393"/> <text:bookmark text:name="MathJax-Span-394"/><text:span text:style-name="T4">=</text:span><text:bookmark text:name="MathJax-Span-395"/> <text:bookmark text:name="MathJax-Span-396"/><text:span text:style-name="T7">166</text:span><text:bookmark text:name="MathJax-Span-397"/><text:span text:style-name="T7">.</text:span><text:bookmark text:name="MathJax-Span-398"/><text:span text:style-name="T7">66</text:span><text:bookmark text:name="MathJax-Span-399"/><text:span text:style-name="T7">%</text:span></text:p>
      <text:section text:style-name="Sect1" text:name="Section3">
        <text:p text:style-name="Text_20_body"><text:bookmark text:name="answer7892"/></text:p>
      </text:section>
      <text:p text:style-name="Text_20_body"><text:a xlink:type="simple" xlink:href="javascript:showans('7892','Profit%20and%20Loss')" text:style-name="Internet_20_link" text:visited-style-name="Visited_20_Internet_20_Link">View Answer</text:a> <text:a xlink:type="simple" xlink:href="javascript:showworkspace('7892','Profit%20and%20Loss')" text:style-name="Internet_20_link" text:visited-style-name="Visited_20_Internet_20_Link">Workspace</text:a> <text:a xlink:type="simple" xlink:href="javascript:showreporterror('7892','Profit%20and%20Loss')" text:style-name="Internet_20_link" text:visited-style-name="Visited_20_Internet_20_Link">Report Error</text:a> <text:a xlink:type="simple" xlink:href="https://www.sawaal.com/profit-and-loss-questions-and-answers/a-milkman-purchases-the-milk-at-rs-x-per-litre-and-sells-it-at-rs-2x-per-litre-still-he-mixes-2-litr_7892"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 <text:a xlink:type="simple" xlink:href="https://www.sawaal.com/exam-preparation/gate-questions-and-answers.htm" text:style-name="Internet_20_link" text:visited-style-name="Visited_20_Internet_20_Link">GATE</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7892"/><text:bookmark text:name="vote7892"/><text:a xlink:type="simple" xlink:href="javascript:;" text:style-name="Internet_20_link" text:visited-style-name="Visited_20_Internet_20_Link">211</text:a> 33210 </text:p>
      <text:p text:style-name="Text_20_body">Q: </text:p>
      <text:p text:style-name="Text_20_body">The percentage profit earned by selling an article for Rs. 1920 is equal to the percentage loss incurred by selling the same article for Rs. 1280. At what price should the article be sold to make 25% profit?</text:p>
      <table:table table:name="Table6" table:style-name="Table6">
        <table:table-column table:style-name="Table6.A" table:number-columns-repeated="2"/>
        <table:table-row>
          <table:table-cell table:style-name="Table6.A1" office:value-type="string">
            <text:p text:style-name="Table_20_Contents">A) Rs. 2000 </text:p>
          </table:table-cell>
          <table:table-cell table:style-name="Table6.A1" office:value-type="string">
            <text:p text:style-name="Table_20_Contents">B) Rs. 2200 </text:p>
          </table:table-cell>
        </table:table-row>
        <table:table-row>
          <table:table-cell table:style-name="Table6.A1" office:value-type="string">
            <text:p text:style-name="Table_20_Contents">C) Rs. 2400 </text:p>
          </table:table-cell>
          <table:table-cell table:style-name="Table6.A1" office:value-type="string">
            <text:p text:style-name="Table_20_Contents">D) Data inadequate </text:p>
          </table:table-cell>
        </table:table-row>
      </table:table>
      <text:section text:style-name="Sect1" text:name="answer5277">
        <text:p text:style-name="Text_20_body"><text:a xlink:type="simple" xlink:href="javascript:showans('5277','Profit%20and%20Loss')" text:style-name="Internet_20_link" text:visited-style-name="Visited_20_Internet_20_Link">Answer &amp; Explanation</text:a> Answer: A) Rs. 2000 <text:line-break/><text:line-break/>Explanation:</text:p>
        <text:p text:style-name="P5"><text:soft-page-break/>Let C.P. be Rs. <text:span text:style-name="Emphasis"><text:span text:style-name="T10">x</text:span></text:span>.</text:p>
        <text:p text:style-name="Text_20_body"> </text:p>
        <text:p text:style-name="Text_20_body">Then,= &gt;<text:bookmark text:name="MathJax-Element-13-Frame"/><text:bookmark text:name="MathJax-Span-400"/><text:bookmark text:name="MathJax-Span-401"/><text:bookmark text:name="MathJax-Span-402"/><text:bookmark text:name="MathJax-Span-403"/><text:bookmark text:name="MathJax-Span-404"/><text:span text:style-name="T4">1920</text:span><text:bookmark text:name="MathJax-Span-405"/>−<text:bookmark text:name="MathJax-Span-406"/><text:span text:style-name="T5">x</text:span><text:bookmark text:name="MathJax-Span-407"/><text:span text:style-name="T5">x</text:span><text:bookmark text:name="MathJax-Span-408"/><text:span text:style-name="T4">*</text:span><text:bookmark text:name="MathJax-Span-409"/><text:span text:style-name="T4">100</text:span><text:bookmark text:name="MathJax-Span-410"/><text:span text:style-name="T4">=</text:span><text:bookmark text:name="MathJax-Span-411"/><text:bookmark text:name="MathJax-Span-412"/><text:bookmark text:name="MathJax-Span-413"/><text:span text:style-name="T5">x</text:span><text:bookmark text:name="MathJax-Span-414"/>−<text:bookmark text:name="MathJax-Span-415"/><text:span text:style-name="T4">1280</text:span><text:bookmark text:name="MathJax-Span-416"/><text:span text:style-name="T5">x</text:span><text:bookmark text:name="MathJax-Span-417"/><text:span text:style-name="T4">*</text:span><text:bookmark text:name="MathJax-Span-418"/><text:span text:style-name="T4">100</text:span></text:p>
      </text:section>
      <text:section text:style-name="Sect1" text:name="Section4">
        <text:p text:style-name="Text_20_body"><text:bookmark text:name="answer5277"/> </text:p>
        <text:p text:style-name="P5">=&gt;  1920 - <text:span text:style-name="Emphasis"><text:span text:style-name="T10">x</text:span></text:span> = <text:span text:style-name="Emphasis"><text:span text:style-name="T10">x</text:span></text:span> - 1280</text:p>
        <text:p text:style-name="Text_20_body"> </text:p>
        <text:p text:style-name="P5">=&gt;  2<text:span text:style-name="Emphasis"><text:span text:style-name="T10">x</text:span></text:span> = 3200</text:p>
        <text:p text:style-name="Text_20_body"> </text:p>
        <text:p text:style-name="P5"><text:span text:style-name="Emphasis"><text:span text:style-name="T10">=&gt;  x</text:span></text:span> = 1600</text:p>
        <text:p text:style-name="Text_20_body"> </text:p>
        <text:p text:style-name="Text_20_body"> Required S.P. = 125% of Rs. 1600 =Rs(125/100*1600) = Rs2000</text:p>
      </text:section>
      <text:p text:style-name="Text_20_body"><text:a xlink:type="simple" xlink:href="javascript:showans('5277','Profit%20and%20Loss')" text:style-name="Internet_20_link" text:visited-style-name="Visited_20_Internet_20_Link">View Answer</text:a> <text:a xlink:type="simple" xlink:href="javascript:showworkspace('5277','Profit%20and%20Loss')" text:style-name="Internet_20_link" text:visited-style-name="Visited_20_Internet_20_Link">Workspace</text:a> <text:a xlink:type="simple" xlink:href="javascript:showreporterror('5277','Profit%20and%20Loss')" text:style-name="Internet_20_link" text:visited-style-name="Visited_20_Internet_20_Link">Report Error</text:a> <text:a xlink:type="simple" xlink:href="https://www.sawaal.com/profit-and-loss-questions-and-answers/the-percentage-profit-earned-by-selling-an-article-for-rs-1920-is-equal-to-the-percentage-loss-incur_5277"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5277"/><text:bookmark text:name="vote5277"/><text:a xlink:type="simple" xlink:href="javascript:;" text:style-name="Internet_20_link" text:visited-style-name="Visited_20_Internet_20_Link">156</text:a> 27062 </text:p>
      <text:p text:style-name="Text_20_body">Q: </text:p>
      <text:p text:style-name="Text_20_body">If the cost price of 12 pens is equal to the selling price of 8 pens, the gain percent is ?</text:p>
      <table:table table:name="Table7" table:style-name="Table7">
        <table:table-column table:style-name="Table7.A" table:number-columns-repeated="2"/>
        <table:table-row>
          <table:table-cell table:style-name="Table7.A1" office:value-type="string">
            <text:p text:style-name="Table_20_Contents">A) 12% </text:p>
          </table:table-cell>
          <table:table-cell table:style-name="Table7.A1" office:value-type="string">
            <text:p text:style-name="Table_20_Contents">B) 30% </text:p>
          </table:table-cell>
        </table:table-row>
        <table:table-row>
          <table:table-cell table:style-name="Table7.A1" office:value-type="string">
            <text:p text:style-name="Table_20_Contents">C) 50% </text:p>
          </table:table-cell>
          <table:table-cell table:style-name="Table7.A1" office:value-type="string">
            <text:p text:style-name="Table_20_Contents">D) 60% </text:p>
          </table:table-cell>
        </table:table-row>
      </table:table>
      <text:section text:style-name="Sect1" text:name="answer6437">
        <text:p text:style-name="Text_20_body"><text:a xlink:type="simple" xlink:href="javascript:showans('6437','Profit%20and%20Loss')" text:style-name="Internet_20_link" text:visited-style-name="Visited_20_Internet_20_Link">Answer &amp; Explanation</text:a> Answer: C) 50% <text:line-break/><text:line-break/>Explanation:</text:p>
        <text:p text:style-name="Text_20_body">Friends, we know we will need gain amount to get gain percent, right. So lets get gain first.<text:line-break/><text:line-break/>Let the cost price of 1 pen is Re 1</text:p>
        <text:p text:style-name="Text_20_body">Cost of 8 pens = Rs 8</text:p>
        <text:p text:style-name="Text_20_body">Selling price of 8 pens = 12</text:p>
        <text:p text:style-name="Text_20_body">Gain = 12 - 8 = 4</text:p>
        <text:p text:style-name="Text_20_body">Gain% = <text:bookmark text:name="MathJax-Element-14-Frame"/><text:bookmark text:name="MathJax-Span-419"/><text:bookmark text:name="MathJax-Span-420"/><text:bookmark text:name="MathJax-Span-421"/><text:bookmark text:name="MathJax-Span-422"/><text:span text:style-name="T8">(</text:span><text:bookmark text:name="MathJax-Span-423"/><text:bookmark text:name="MathJax-Span-424"/><text:bookmark text:name="MathJax-Span-425"/><text:bookmark text:name="MathJax-Span-426"/><text:span text:style-name="T5">g</text:span><text:bookmark text:name="MathJax-Span-427"/><text:span text:style-name="T5">a</text:span><text:bookmark text:name="MathJax-Span-428"/><text:span text:style-name="T5">i</text:span><text:bookmark text:name="MathJax-Span-429"/><text:span text:style-name="T5">n</text:span><text:bookmark text:name="MathJax-Span-430"/><text:bookmark text:name="MathJax-Span-431"/><text:span text:style-name="T4">cos</text:span><text:bookmark text:name="MathJax-Span-432"/><text:span text:style-name="T5">t</text:span><text:bookmark text:name="MathJax-Span-433"/><text:span text:style-name="T4">×</text:span><text:bookmark text:name="MathJax-Span-434"/><text:span text:style-name="T4">100</text:span><text:bookmark text:name="MathJax-Span-435"/><text:span text:style-name="T8">)</text:span></text:p>
      </text:section>
      <text:p text:style-name="P3">%  = <text:bookmark text:name="MathJax-Element-15-Frame"/><text:bookmark text:name="MathJax-Span-436"/><text:bookmark text:name="MathJax-Span-437"/><text:bookmark text:name="MathJax-Span-438"/><text:bookmark text:name="MathJax-Span-439"/><text:span text:style-name="T11">(</text:span><text:bookmark text:name="MathJax-Span-440"/><text:bookmark text:name="MathJax-Span-441"/><text:bookmark text:name="MathJax-Span-442"/><text:span text:style-name="T4">4</text:span><text:bookmark text:name="MathJax-Span-443"/><text:span text:style-name="T4">8</text:span><text:bookmark text:name="MathJax-Span-444"/><text:span text:style-name="T4">×</text:span><text:bookmark text:name="MathJax-Span-445"/><text:span text:style-name="T4">100</text:span><text:bookmark text:name="MathJax-Span-446"/><text:span text:style-name="T11">)</text:span></text:p>
      <text:section text:style-name="Sect1" text:name="Section5">
        <text:p text:style-name="Text_20_body"><text:bookmark text:name="answer6437"/>% = 50%</text:p>
      </text:section>
      <text:p text:style-name="Text_20_body"><text:a xlink:type="simple" xlink:href="javascript:showans('6437','Profit%20and%20Loss')" text:style-name="Internet_20_link" text:visited-style-name="Visited_20_Internet_20_Link">View Answer</text:a> <text:a xlink:type="simple" xlink:href="javascript:showworkspace('6437','Profit%20and%20Loss')" text:style-name="Internet_20_link" text:visited-style-name="Visited_20_Internet_20_Link">Workspace</text:a> <text:a xlink:type="simple" xlink:href="javascript:showreporterror('6437','Profit%20and%20Loss')" text:style-name="Internet_20_link" text:visited-style-name="Visited_20_Internet_20_Link">Report Error</text:a> <text:a xlink:type="simple" xlink:href="https://www.sawaal.com/profit-and-loss-questions-and-answers/if-the-cost-price-of-12-pens-is-equal-to-the-selling-price-of-8-pens-the-gain-percent-is-_6437"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37"/><text:bookmark text:name="vote6437"/><text:soft-page-break/><text:a xlink:type="simple" xlink:href="javascript:;" text:style-name="Internet_20_link" text:visited-style-name="Visited_20_Internet_20_Link">104</text:a> 26211 </text:p>
      <text:p text:style-name="Text_20_body">Q: </text:p>
      <text:p text:style-name="Text_20_body">If books bought at prices ranging from Rs. 200 to Rs. 350 are sold at prices ranging from Rs. 300 to Rs. 425, what is the greatest possible profit that might be made in selling eight books ?</text:p>
      <table:table table:name="Table8" table:style-name="Table8">
        <table:table-column table:style-name="Table8.A" table:number-columns-repeated="2"/>
        <table:table-row>
          <table:table-cell table:style-name="Table8.A1" office:value-type="string">
            <text:p text:style-name="Table_20_Contents">A) 600 </text:p>
          </table:table-cell>
          <table:table-cell table:style-name="Table8.A1" office:value-type="string">
            <text:p text:style-name="Table_20_Contents">B) 1200 </text:p>
          </table:table-cell>
        </table:table-row>
        <table:table-row>
          <table:table-cell table:style-name="Table8.A1" office:value-type="string">
            <text:p text:style-name="Table_20_Contents">C) 1800 </text:p>
          </table:table-cell>
          <table:table-cell table:style-name="Table8.A1" office:value-type="string">
            <text:p text:style-name="Table_20_Contents">D) none of these </text:p>
          </table:table-cell>
        </table:table-row>
      </table:table>
      <text:section text:style-name="Sect1" text:name="answer5082">
        <text:p text:style-name="Text_20_body"><text:a xlink:type="simple" xlink:href="javascript:showans('5082','Profit%20and%20Loss')" text:style-name="Internet_20_link" text:visited-style-name="Visited_20_Internet_20_Link">Answer &amp; Explanation</text:a> Answer: C) 1800 <text:line-break/><text:line-break/>Explanation:</text:p>
        <text:p text:style-name="Text_20_body">Least Cost Price = Rs. (200 * 8) = Rs. 1600.</text:p>
        <text:p text:style-name="Text_20_body">Greatest Selling Price = Rs. (425 * 8) = Rs. 3400.</text:p>
        <text:p text:style-name="Text_20_body">Required profit = Rs. (3400 - 1600) = Rs. 1800.</text:p>
      </text:section>
      <text:p text:style-name="Text_20_body"><text:a xlink:type="simple" xlink:href="javascript:showans('5082','Profit%20and%20Loss')" text:style-name="Internet_20_link" text:visited-style-name="Visited_20_Internet_20_Link">View Answer</text:a> <text:a xlink:type="simple" xlink:href="javascript:showworkspace('5082','Profit%20and%20Loss')" text:style-name="Internet_20_link" text:visited-style-name="Visited_20_Internet_20_Link">Workspace</text:a> <text:a xlink:type="simple" xlink:href="javascript:showreporterror('5082','Profit%20and%20Loss')" text:style-name="Internet_20_link" text:visited-style-name="Visited_20_Internet_20_Link">Report Error</text:a> <text:a xlink:type="simple" xlink:href="https://www.sawaal.com/profit-and-loss-questions-and-answers/if-books-bought-at-prices-ranging-from-rs-200-to-rs-350-are-sold-at-prices-ranging-from-rs-300-to-rs_5082"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5082"/><text:bookmark text:name="vote5082"/><text:a xlink:type="simple" xlink:href="javascript:;" text:style-name="Internet_20_link" text:visited-style-name="Visited_20_Internet_20_Link">207</text:a> 23112 </text:p>
      <text:p text:style-name="Standard"/>
      <text:p text:style-name="P1">: </text:p>
      <text:p text:style-name="Text_20_body">Tarun got 30% concession on the labelled price of an article and sold it for Rs. 8750 with 25% profit on the price he bought. What was the labelled price ?</text:p>
      <table:table table:name="Table9" table:style-name="Table9">
        <table:table-column table:style-name="Table9.A" table:number-columns-repeated="2"/>
        <table:table-row>
          <table:table-cell table:style-name="Table9.A1" office:value-type="string">
            <text:p text:style-name="Table_20_Contents">A) 10000 </text:p>
          </table:table-cell>
          <table:table-cell table:style-name="Table9.A1" office:value-type="string">
            <text:p text:style-name="Table_20_Contents">B) 12000 </text:p>
          </table:table-cell>
        </table:table-row>
        <table:table-row>
          <table:table-cell table:style-name="Table9.A1" office:value-type="string">
            <text:p text:style-name="Table_20_Contents">C) 13000 </text:p>
          </table:table-cell>
          <table:table-cell table:style-name="Table9.A1" office:value-type="string">
            <text:p text:style-name="Table_20_Contents">D) 14000 </text:p>
          </table:table-cell>
        </table:table-row>
      </table:table>
      <text:section text:style-name="Sect1" text:name="answer4538">
        <text:p text:style-name="Text_20_body"><text:a xlink:type="simple" xlink:href="javascript:showans('4538','Profit%20and%20Loss')" text:style-name="Internet_20_link" text:visited-style-name="Visited_20_Internet_20_Link">Answer &amp; Explanation</text:a> Answer: A) 10000 <text:line-break/><text:line-break/>Explanation:</text:p>
        <text:p text:style-name="Text_20_body">Cost Price = <text:bookmark text:name="MathJax-Element-7-Frame1"/><text:bookmark text:name="MathJax-Span-2251"/><text:bookmark text:name="MathJax-Span-2261"/><text:bookmark text:name="MathJax-Span-2271"/><text:span text:style-name="T5">R</text:span><text:bookmark text:name="MathJax-Span-2281"/><text:span text:style-name="T5">s</text:span><text:bookmark text:name="MathJax-Span-2291"/><text:span text:style-name="T4">.</text:span><text:bookmark text:name="MathJax-Span-2301"/><text:bookmark text:name="MathJax-Span-2311"/><text:span text:style-name="T11">[</text:span><text:bookmark text:name="MathJax-Span-2321"/><text:bookmark text:name="MathJax-Span-2331"/><text:bookmark text:name="MathJax-Span-2341"/><text:span text:style-name="T4">100</text:span><text:bookmark text:name="MathJax-Span-2351"/><text:span text:style-name="T4">125</text:span><text:bookmark text:name="MathJax-Span-2361"/><text:span text:style-name="T4">×</text:span><text:bookmark text:name="MathJax-Span-2371"/><text:span text:style-name="T4">8750</text:span><text:bookmark text:name="MathJax-Span-2381"/><text:span text:style-name="T11">]</text:span></text:p>
      </text:section>
      <text:p text:style-name="Text_20_body"> = Rs. 7000. Let the labelled price be Rs. x. </text:p>
      <text:p text:style-name="Text_20_body"> </text:p>
      <text:p text:style-name="Text_20_body">Then, <text:bookmark text:name="MathJax-Element-8-Frame1"/><text:bookmark text:name="MathJax-Span-2391"/><text:bookmark text:name="MathJax-Span-2401"/><text:bookmark text:name="MathJax-Span-2411"/><text:bookmark text:name="MathJax-Span-2421"/><text:span text:style-name="T4">70</text:span><text:bookmark text:name="MathJax-Span-2431"/><text:span text:style-name="T4">100</text:span><text:bookmark text:name="MathJax-Span-2441"/><text:span text:style-name="T4">*</text:span><text:bookmark text:name="MathJax-Span-2451"/><text:span text:style-name="T5">x</text:span><text:bookmark text:name="MathJax-Span-2461"/><text:span text:style-name="T4">=</text:span><text:bookmark text:name="MathJax-Span-2471"/><text:span text:style-name="T4">7000</text:span></text:p>
      <text:p text:style-name="P3"> <text:bookmark text:name="MathJax-Element-9-Frame1"/><text:bookmark text:name="MathJax-Span-2481"/><text:bookmark text:name="MathJax-Span-2491"/><text:bookmark text:name="MathJax-Span-2501"/>⇒<text:bookmark text:name="MathJax-Span-2511"/><text:span text:style-name="T5">x</text:span><text:bookmark text:name="MathJax-Span-2521"/><text:span text:style-name="T4">=</text:span><text:bookmark text:name="MathJax-Span-2531"/><text:span text:style-name="T5">R</text:span><text:bookmark text:name="MathJax-Span-2541"/><text:span text:style-name="T5">s</text:span><text:bookmark text:name="MathJax-Span-2551"/><text:span text:style-name="T4">.</text:span><text:bookmark text:name="MathJax-Span-2561"/><text:bookmark text:name="MathJax-Span-2571"/><text:span text:style-name="T11">(</text:span><text:bookmark text:name="MathJax-Span-2581"/><text:bookmark text:name="MathJax-Span-2591"/><text:bookmark text:name="MathJax-Span-2601"/><text:span text:style-name="T4">7000</text:span><text:bookmark text:name="MathJax-Span-2611"/><text:span text:style-name="T4">*</text:span><text:bookmark text:name="MathJax-Span-2621"/><text:span text:style-name="T4">100</text:span><text:bookmark text:name="MathJax-Span-2631"/><text:span text:style-name="T4">70</text:span><text:bookmark text:name="MathJax-Span-2641"/><text:span text:style-name="T11">)</text:span></text:p>
      <text:section text:style-name="Sect1" text:name="Section6">
        <text:p text:style-name="Text_20_body"><text:bookmark text:name="answer4538"/> </text:p>
        <text:p text:style-name="Text_20_body"> </text:p>
        <text:p text:style-name="Text_20_body">= Rs.10000</text:p>
      </text:section>
      <text:p text:style-name="Text_20_body"><text:a xlink:type="simple" xlink:href="javascript:showans('4538','Profit%20and%20Loss')" text:style-name="Internet_20_link" text:visited-style-name="Visited_20_Internet_20_Link">View Answer</text:a> <text:a xlink:type="simple" xlink:href="javascript:showworkspace('4538','Profit%20and%20Loss')" text:style-name="Internet_20_link" text:visited-style-name="Visited_20_Internet_20_Link">Workspace</text:a> <text:a xlink:type="simple" xlink:href="javascript:showreporterror('4538','Profit%20and%20Loss')" text:style-name="Internet_20_link" text:visited-style-name="Visited_20_Internet_20_Link">Report Error</text:a> <text:a xlink:type="simple" xlink:href="https://www.sawaal.com/profit-and-loss-questions-and-answers/tarun-got-30-concession-on-the-labelled-price-of-an-article-and-sold-it-for-rs-8750-with-25-profit-o_4538"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4538"/><text:bookmark text:name="vote4538"/><text:soft-page-break/><text:a xlink:type="simple" xlink:href="javascript:;" text:style-name="Internet_20_link" text:visited-style-name="Visited_20_Internet_20_Link">96</text:a> 20382 </text:p>
      <text:p text:style-name="Text_20_body">Q: </text:p>
      <text:p text:style-name="Text_20_body">If the cost price is 25% of selling price. Then what is the profit percent.</text:p>
      <table:table table:name="Table10" table:style-name="Table10">
        <table:table-column table:style-name="Table10.A" table:number-columns-repeated="2"/>
        <table:table-row>
          <table:table-cell table:style-name="Table10.A1" office:value-type="string">
            <text:p text:style-name="Table_20_Contents">A) 150% </text:p>
          </table:table-cell>
          <table:table-cell table:style-name="Table10.A1" office:value-type="string">
            <text:p text:style-name="Table_20_Contents">B) 200% </text:p>
          </table:table-cell>
        </table:table-row>
        <table:table-row>
          <table:table-cell table:style-name="Table10.A1" office:value-type="string">
            <text:p text:style-name="Table_20_Contents">C) 300% </text:p>
          </table:table-cell>
          <table:table-cell table:style-name="Table10.A1" office:value-type="string">
            <text:p text:style-name="Table_20_Contents">D) 350% </text:p>
          </table:table-cell>
        </table:table-row>
      </table:table>
      <text:section text:style-name="Sect1" text:name="answer6434">
        <text:p text:style-name="Text_20_body"><text:a xlink:type="simple" xlink:href="javascript:showans('6434','Profit%20and%20Loss')" text:style-name="Internet_20_link" text:visited-style-name="Visited_20_Internet_20_Link">Answer &amp; Explanation</text:a> Answer: C) 300% <text:line-break/><text:line-break/>Explanation:</text:p>
        <text:p text:style-name="Text_20_body">Let the S.P = 100<text:line-break/>then C.P. = 25<text:line-break/><text:line-break/>Profit = 75<text:line-break/><text:line-break/>Profit% = (75/25) * 100 = 300%</text:p>
      </text:section>
      <text:p text:style-name="Text_20_body"><text:a xlink:type="simple" xlink:href="javascript:showans('6434','Profit%20and%20Loss')" text:style-name="Internet_20_link" text:visited-style-name="Visited_20_Internet_20_Link">View Answer</text:a> <text:a xlink:type="simple" xlink:href="javascript:showworkspace('6434','Profit%20and%20Loss')" text:style-name="Internet_20_link" text:visited-style-name="Visited_20_Internet_20_Link">Workspace</text:a> <text:a xlink:type="simple" xlink:href="javascript:showreporterror('6434','Profit%20and%20Loss')" text:style-name="Internet_20_link" text:visited-style-name="Visited_20_Internet_20_Link">Report Error</text:a> <text:a xlink:type="simple" xlink:href="https://www.sawaal.com/profit-and-loss-questions-and-answers/if-the-cost-price-is-25-of-selling-price-then-what-is-the-profit-percent_6434"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34"/><text:bookmark text:name="vote6434"/><text:a xlink:type="simple" xlink:href="javascript:;" text:style-name="Internet_20_link" text:visited-style-name="Visited_20_Internet_20_Link">53</text:a> 19934 </text:p>
      <text:p text:style-name="Text_20_body">Q: </text:p>
      <text:p text:style-name="Text_20_body">The cost price of 20 articles is the same as the selling price of x articles. If the profit is 25%, then the value of x is:</text:p>
      <table:table table:name="Table11" table:style-name="Table11">
        <table:table-column table:style-name="Table11.A" table:number-columns-repeated="2"/>
        <table:table-row>
          <table:table-cell table:style-name="Table11.A1" office:value-type="string">
            <text:p text:style-name="Table_20_Contents">A) 15 </text:p>
          </table:table-cell>
          <table:table-cell table:style-name="Table11.A1" office:value-type="string">
            <text:p text:style-name="Table_20_Contents">B) 16 </text:p>
          </table:table-cell>
        </table:table-row>
        <table:table-row>
          <table:table-cell table:style-name="Table11.A1" office:value-type="string">
            <text:p text:style-name="Table_20_Contents">C) 18 </text:p>
          </table:table-cell>
          <table:table-cell table:style-name="Table11.A1" office:value-type="string">
            <text:p text:style-name="Table_20_Contents">D) 25 </text:p>
          </table:table-cell>
        </table:table-row>
      </table:table>
      <text:section text:style-name="Sect1" text:name="answer5276">
        <text:p text:style-name="Text_20_body"><text:a xlink:type="simple" xlink:href="javascript:showans('5276','Profit%20and%20Loss')" text:style-name="Internet_20_link" text:visited-style-name="Visited_20_Internet_20_Link">Answer &amp; Explanation</text:a> Answer: B) 16 <text:line-break/><text:line-break/>Explanation:</text:p>
        <text:p text:style-name="P5">Let C.P. of each article be Re. 1 C.P. of <text:span text:style-name="Emphasis"><text:span text:style-name="T10">x</text:span></text:span> articles = Rs. <text:span text:style-name="Emphasis"><text:span text:style-name="T10">x</text:span></text:span>. </text:p>
        <text:p text:style-name="P4">S.P. of <text:span text:style-name="Emphasis"><text:span text:style-name="T2">x</text:span></text:span> articles = Rs. 20. </text:p>
        <text:p text:style-name="P4">Profit = Rs. (20 - <text:span text:style-name="Emphasis"><text:span text:style-name="T3">x</text:span></text:span>). </text:p>
        <text:p text:style-name="Text_20_body"><text:bookmark text:name="MathJax-Element-10-Frame1"/><text:bookmark text:name="MathJax-Span-2651"/><text:bookmark text:name="MathJax-Span-2661"/><text:bookmark text:name="MathJax-Span-2671"/><text:bookmark text:name="MathJax-Span-2681"/><text:span text:style-name="T11">(</text:span><text:bookmark text:name="MathJax-Span-2691"/><text:bookmark text:name="MathJax-Span-2701"/><text:bookmark text:name="MathJax-Span-2711"/><text:bookmark text:name="MathJax-Span-2721"/><text:span text:style-name="T4">20</text:span><text:bookmark text:name="MathJax-Span-2731"/>−<text:bookmark text:name="MathJax-Span-2741"/><text:span text:style-name="T5">x</text:span><text:bookmark text:name="MathJax-Span-2751"/><text:span text:style-name="T5">x</text:span><text:bookmark text:name="MathJax-Span-2761"/><text:span text:style-name="T4">*</text:span><text:bookmark text:name="MathJax-Span-2771"/><text:span text:style-name="T4">100</text:span><text:bookmark text:name="MathJax-Span-2781"/><text:span text:style-name="T4">=</text:span><text:bookmark text:name="MathJax-Span-2791"/><text:span text:style-name="T4">25</text:span><text:bookmark text:name="MathJax-Span-2801"/><text:span text:style-name="T11">)</text:span></text:p>
      </text:section>
      <text:section text:style-name="Sect1" text:name="Section7">
        <text:p text:style-name="Text_20_body"><text:bookmark text:name="answer5276"/> </text:p>
        <text:p text:style-name="P4">=&gt; 2000 - 100<text:span text:style-name="Emphasis"><text:span text:style-name="T1">x</text:span></text:span> = 25<text:span text:style-name="Emphasis"><text:span text:style-name="T1">x</text:span></text:span> </text:p>
        <text:p text:style-name="Text_20_body">=&gt; 125x=2000 </text:p>
        <text:p text:style-name="Text_20_body">=&gt; x=16</text:p>
      </text:section>
      <text:p text:style-name="Text_20_body"><text:a xlink:type="simple" xlink:href="javascript:showans('5276','Profit%20and%20Loss')" text:style-name="Internet_20_link" text:visited-style-name="Visited_20_Internet_20_Link">View Answer</text:a> <text:a xlink:type="simple" xlink:href="javascript:showworkspace('5276','Profit%20and%20Loss')" text:style-name="Internet_20_link" text:visited-style-name="Visited_20_Internet_20_Link">Workspace</text:a> <text:a xlink:type="simple" xlink:href="javascript:showreporterror('5276','Profit%20and%20Loss')" text:style-name="Internet_20_link" text:visited-style-name="Visited_20_Internet_20_Link">Report Error</text:a> <text:a xlink:type="simple" xlink:href="https://www.sawaal.com/profit-and-loss-questions-and-answers/the-cost-price-of-20-articles-is-the-same-as-the-selling-price-of-x-articles-if-the-profit-is-25-the_5276"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5276"/><text:bookmark text:name="vote5276"/><text:soft-page-break/><text:a xlink:type="simple" xlink:href="javascript:;" text:style-name="Internet_20_link" text:visited-style-name="Visited_20_Internet_20_Link">325</text:a> 19466 </text:p>
      <text:p text:style-name="Text_20_body">Q: </text:p>
      <text:p text:style-name="Text_20_body">A man buys oranges at Rs 5 a dozen and an equal number at Rs 4 a dozen. He sells them at Rs 5.50 a dozen and makes a profit of Rs 50. How many oranges does he buy?</text:p>
      <table:table table:name="Table12" table:style-name="Table12">
        <table:table-column table:style-name="Table12.A" table:number-columns-repeated="2"/>
        <table:table-row>
          <table:table-cell table:style-name="Table12.A1" office:value-type="string">
            <text:p text:style-name="Table_20_Contents">A) 30 dozens </text:p>
          </table:table-cell>
          <table:table-cell table:style-name="Table12.A1" office:value-type="string">
            <text:p text:style-name="Table_20_Contents">B) 40 dozens </text:p>
          </table:table-cell>
        </table:table-row>
        <table:table-row>
          <table:table-cell table:style-name="Table12.A1" office:value-type="string">
            <text:p text:style-name="Table_20_Contents">C) 50 dozens </text:p>
          </table:table-cell>
          <table:table-cell table:style-name="Table12.A1" office:value-type="string">
            <text:p text:style-name="Table_20_Contents">D) 60 dozens </text:p>
          </table:table-cell>
        </table:table-row>
      </table:table>
      <text:section text:style-name="Sect1" text:name="answer6448">
        <text:p text:style-name="Text_20_body"><text:a xlink:type="simple" xlink:href="javascript:showans('6448','Profit%20and%20Loss')" text:style-name="Internet_20_link" text:visited-style-name="Visited_20_Internet_20_Link">Answer &amp; Explanation</text:a> Answer: C) 50 dozens <text:line-break/><text:line-break/>Explanation:</text:p>
        <text:p text:style-name="Text_20_body">Cost Price of 2 dozen oranges Rs. (5 + 4) = Rs. 9.<text:line-break/>Sell price of 2 dozen oranges = Rs. 11. <text:line-break/>If profit is Rs 2, oranges bought = 2 dozen. <text:line-break/>If profit is Rs. 50, oranges bought = (2/2) * 50 dozens = 50 dozens.</text:p>
      </text:section>
      <text:p text:style-name="Text_20_body"><text:a xlink:type="simple" xlink:href="javascript:showans('6448','Profit%20and%20Loss')" text:style-name="Internet_20_link" text:visited-style-name="Visited_20_Internet_20_Link">View Answer</text:a> <text:a xlink:type="simple" xlink:href="javascript:showworkspace('6448','Profit%20and%20Loss')" text:style-name="Internet_20_link" text:visited-style-name="Visited_20_Internet_20_Link">Workspace</text:a> <text:a xlink:type="simple" xlink:href="javascript:showreporterror('6448','Profit%20and%20Loss')" text:style-name="Internet_20_link" text:visited-style-name="Visited_20_Internet_20_Link">Report Error</text:a> <text:a xlink:type="simple" xlink:href="https://www.sawaal.com/profit-and-loss-questions-and-answers/a-man-buys-oranges-at-rs-5-a-dozen-and-an-equal-number-at-rs-4-a-dozen-he-sells-them-at-rs-550-a-doz_6448"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48"/><text:bookmark text:name="vote6448"/><text:a xlink:type="simple" xlink:href="javascript:;" text:style-name="Internet_20_link" text:visited-style-name="Visited_20_Internet_20_Link">81</text:a> 17532 </text:p>
      <text:p text:style-name="Text_20_body"><text:bookmark text:name="aswift_2_expand1"/><text:bookmark text:name="aswift_2_anchor1"/>Q: </text:p>
      <text:p text:style-name="Text_20_body">Due to reduction of 25% in price of oranges a customer can purchase 4 oranges more for Rs. 16. what is original price of an orange?</text:p>
      <table:table table:name="Table13" table:style-name="Table13">
        <table:table-column table:style-name="Table13.A" table:number-columns-repeated="2"/>
        <table:table-row>
          <table:table-cell table:style-name="Table13.A1" office:value-type="string">
            <text:p text:style-name="Table_20_Contents">A) Rs 1 </text:p>
          </table:table-cell>
          <table:table-cell table:style-name="Table13.A1" office:value-type="string">
            <text:p text:style-name="Table_20_Contents">B) Rs 1.33 </text:p>
          </table:table-cell>
        </table:table-row>
        <table:table-row>
          <table:table-cell table:style-name="Table13.A1" office:value-type="string">
            <text:p text:style-name="Table_20_Contents">C) Rs 1.5 </text:p>
          </table:table-cell>
          <table:table-cell table:style-name="Table13.A1" office:value-type="string">
            <text:p text:style-name="Table_20_Contents">D) Rs 1.6 </text:p>
          </table:table-cell>
        </table:table-row>
      </table:table>
      <text:section text:style-name="Sect1" text:name="answer7898">
        <text:p text:style-name="Text_20_body"><text:a xlink:type="simple" xlink:href="javascript:showans('7898','Profit%20and%20Loss')" text:style-name="Internet_20_link" text:visited-style-name="Visited_20_Internet_20_Link">Answer &amp; Explanation</text:a> Answer: B) Rs 1.33 <text:line-break/><text:line-break/>Explanation:</text:p>
        <text:p text:style-name="Text_20_body">Recall it is based on inverse proportion or product constancy concept.</text:p>
        <text:p text:style-name="Text_20_body"> </text:p>
        <text:p text:style-name="Text_20_body"> </text:p>
        <text:p text:style-name="Text_20_body"> </text:p>
        <text:p text:style-name="Text_20_body">     Reducion in price                      increase in amount</text:p>
        <text:p text:style-name="Text_20_body"> </text:p>
        <text:p text:style-name="Text_20_body"> </text:p>
        <text:p text:style-name="Text_20_body"> </text:p>
        <text:p text:style-name="Text_20_body">         25%     1/4                              1/3   33.33% = 4 oranges</text:p>
        <text:p text:style-name="Text_20_body"> </text:p>
        <text:p text:style-name="Text_20_body"> </text:p>
        <text:p text:style-name="Text_20_body"><text:soft-page-break/> </text:p>
        <text:p text:style-name="Text_20_body">It means original number of oranges = 4 x 3 = 12</text:p>
        <text:p text:style-name="Text_20_body"> </text:p>
        <text:p text:style-name="Text_20_body"> </text:p>
        <text:p text:style-name="Text_20_body"> </text:p>
        <text:p text:style-name="Text_20_body">original price of oranges = 16/12 = Rs. 1.33</text:p>
      </text:section>
      <text:p text:style-name="Text_20_body"><text:a xlink:type="simple" xlink:href="javascript:showans('7898','Profit%20and%20Loss')" text:style-name="Internet_20_link" text:visited-style-name="Visited_20_Internet_20_Link">View Answer</text:a> <text:a xlink:type="simple" xlink:href="javascript:showworkspace('7898','Profit%20and%20Loss')" text:style-name="Internet_20_link" text:visited-style-name="Visited_20_Internet_20_Link">Workspace</text:a> <text:a xlink:type="simple" xlink:href="javascript:showreporterror('7898','Profit%20and%20Loss')" text:style-name="Internet_20_link" text:visited-style-name="Visited_20_Internet_20_Link">Report Error</text:a> <text:a xlink:type="simple" xlink:href="https://www.sawaal.com/profit-and-loss-questions-and-answers/due-to-reduction-of-25-in-price-of-oranges-a-customer-can-purchase-4-oranges-more-for-rs-16-what-is-_7898"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text:line-break/>Job Role: <text:a xlink:type="simple" xlink:href="https://www.sawaal.com/job-roles/analyst.htm" text:style-name="Internet_20_link" text:visited-style-name="Visited_20_Internet_20_Link">Analyst</text:a> ,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7898"/><text:bookmark text:name="vote7898"/><text:a xlink:type="simple" xlink:href="javascript:;" text:style-name="Internet_20_link" text:visited-style-name="Visited_20_Internet_20_Link">98</text:a> 15883 </text:p>
      <text:p text:style-name="Text_20_body">Q: </text:p>
      <text:p text:style-name="Text_20_body">A trader sold an article at a loss of 5% but when he increased the selling price by Rs.65 he gained 3.33% on the cost price. If he sells the same article at Rs. 936, what is the profit percentage?</text:p>
      <table:table table:name="Table14" table:style-name="Table14">
        <table:table-column table:style-name="Table14.A" table:number-columns-repeated="2"/>
        <table:table-row>
          <table:table-cell table:style-name="Table14.A1" office:value-type="string">
            <text:p text:style-name="Table_20_Contents">A) 15% </text:p>
          </table:table-cell>
          <table:table-cell table:style-name="Table14.A1" office:value-type="string">
            <text:p text:style-name="Table_20_Contents">B) 16.66% </text:p>
          </table:table-cell>
        </table:table-row>
        <table:table-row>
          <table:table-cell table:style-name="Table14.A1" office:value-type="string">
            <text:p text:style-name="Table_20_Contents">C) 20% </text:p>
          </table:table-cell>
          <table:table-cell table:style-name="Table14.A1" office:value-type="string">
            <text:p text:style-name="Table_20_Contents">D) data insufficient </text:p>
          </table:table-cell>
        </table:table-row>
      </table:table>
      <text:section text:style-name="Sect1" text:name="answer7897">
        <text:p text:style-name="Text_20_body"><text:a xlink:type="simple" xlink:href="javascript:showans('7897','Profit%20and%20Loss')" text:style-name="Internet_20_link" text:visited-style-name="Visited_20_Internet_20_Link">Answer &amp; Explanation</text:a> Answer: C) 20% <text:line-break/><text:line-break/>Explanation:</text:p>
        <text:p text:style-name="Text_20_body">103.33 CP- 0.95 CP = 65</text:p>
        <text:p text:style-name="Text_20_body"> </text:p>
        <text:p text:style-name="Text_20_body"> CP = Rs. 780 </text:p>
        <text:p text:style-name="Text_20_body"> </text:p>
        <text:p text:style-name="Text_20_body">profit (%) = (936 - 780)/780  x 100 = 20%</text:p>
      </text:section>
      <text:p text:style-name="Text_20_body"><text:a xlink:type="simple" xlink:href="javascript:showans('7897','Profit%20and%20Loss')" text:style-name="Internet_20_link" text:visited-style-name="Visited_20_Internet_20_Link">View Answer</text:a> <text:a xlink:type="simple" xlink:href="javascript:showworkspace('7897','Profit%20and%20Loss')" text:style-name="Internet_20_link" text:visited-style-name="Visited_20_Internet_20_Link">Workspace</text:a> <text:a xlink:type="simple" xlink:href="javascript:showreporterror('7897','Profit%20and%20Loss')" text:style-name="Internet_20_link" text:visited-style-name="Visited_20_Internet_20_Link">Report Error</text:a> <text:a xlink:type="simple" xlink:href="https://www.sawaal.com/profit-and-loss-questions-and-answers/a-trader-sold-an-article-at-a-loss-of-5-but-when-he-increased-the-selling-price-by-rs65-he-gained-33_7897"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7897"/><text:bookmark text:name="vote7897"/><text:a xlink:type="simple" xlink:href="javascript:;" text:style-name="Internet_20_link" text:visited-style-name="Visited_20_Internet_20_Link">69</text:a> 15230 </text:p>
      <text:p text:style-name="Text_20_body">Q: </text:p>
      <text:p text:style-name="Text_20_body">A man bought an article and sold it at a gain of 5 %. If he had bought it at 5% less and sold it for Re 1 less, he would have made a profit of 10%. The C.P. of the article was</text:p>
      <table:table table:name="Table15" table:style-name="Table15">
        <table:table-column table:style-name="Table15.A" table:number-columns-repeated="2"/>
        <table:table-row>
          <table:table-cell table:style-name="Table15.A1" office:value-type="string">
            <text:p text:style-name="Table_20_Contents">A) Rs 100 </text:p>
          </table:table-cell>
          <table:table-cell table:style-name="Table15.A1" office:value-type="string">
            <text:p text:style-name="Table_20_Contents">B) Rs 150 </text:p>
          </table:table-cell>
        </table:table-row>
        <table:table-row>
          <table:table-cell table:style-name="Table15.A1" office:value-type="string">
            <text:p text:style-name="Table_20_Contents">C) Rs 200 </text:p>
          </table:table-cell>
          <table:table-cell table:style-name="Table15.A1" office:value-type="string">
            <text:p text:style-name="Table_20_Contents">D) Rs 250 </text:p>
          </table:table-cell>
        </table:table-row>
      </table:table>
      <text:section text:style-name="Sect1" text:name="answer6438">
        <text:p text:style-name="Text_20_body"><text:soft-page-break/><text:a xlink:type="simple" xlink:href="javascript:showans('6438','Profit%20and%20Loss')" text:style-name="Internet_20_link" text:visited-style-name="Visited_20_Internet_20_Link">Answer &amp; Explanation</text:a> Answer: C) Rs 200 <text:line-break/><text:line-break/>Explanation:</text:p>
        <text:p text:style-name="Text_20_body">Let original Cost price is x<text:line-break/>Its Selling price = (105/100) * x = 21x/20 <text:line-break/>New Cost price  = (95/100) * x  = 19x/20 <text:line-break/>New Selling price = (110/100 )* (19x/20 )= 209x/200 <text:line-break/>[(21x/20) - (209x/200)] = 1 <text:line-break/>=&gt; x = 200</text:p>
      </text:section>
      <text:p text:style-name="Text_20_body"><text:a xlink:type="simple" xlink:href="javascript:showans('6438','Profit%20and%20Loss')" text:style-name="Internet_20_link" text:visited-style-name="Visited_20_Internet_20_Link">View Answer</text:a> <text:a xlink:type="simple" xlink:href="javascript:showworkspace('6438','Profit%20and%20Loss')" text:style-name="Internet_20_link" text:visited-style-name="Visited_20_Internet_20_Link">Workspace</text:a> <text:a xlink:type="simple" xlink:href="javascript:showreporterror('6438','Profit%20and%20Loss')" text:style-name="Internet_20_link" text:visited-style-name="Visited_20_Internet_20_Link">Report Error</text:a> <text:a xlink:type="simple" xlink:href="https://www.sawaal.com/profit-and-loss-questions-and-answers/a-man-bought-an-article-and-sold-it-at-a-gain-of-5-if-he-had-bought-it-at-5-less-and-sold-it-for-re-_6438"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38"/><text:bookmark text:name="vote6438"/><text:a xlink:type="simple" xlink:href="javascript:;" text:style-name="Internet_20_link" text:visited-style-name="Visited_20_Internet_20_Link">58</text:a> 15041 </text:p>
      <text:p text:style-name="Text_20_body">Q: </text:p>
      <text:p text:style-name="Text_20_body">A person incurs a loss of 5% be selling a watch for Rs. 1140. At what price should the watch be sold to earn 5% profit.</text:p>
      <table:table table:name="Table16" table:style-name="Table16">
        <table:table-column table:style-name="Table16.A" table:number-columns-repeated="2"/>
        <table:table-row>
          <table:table-cell table:style-name="Table16.A1" office:value-type="string">
            <text:p text:style-name="Table_20_Contents">A) Rs.1200 </text:p>
          </table:table-cell>
          <table:table-cell table:style-name="Table16.A1" office:value-type="string">
            <text:p text:style-name="Table_20_Contents">B) Rs.1230 </text:p>
          </table:table-cell>
        </table:table-row>
        <table:table-row>
          <table:table-cell table:style-name="Table16.A1" office:value-type="string">
            <text:p text:style-name="Table_20_Contents">C) Rs.1260 </text:p>
          </table:table-cell>
          <table:table-cell table:style-name="Table16.A1" office:value-type="string">
            <text:p text:style-name="Table_20_Contents">D) Rs.1290 </text:p>
          </table:table-cell>
        </table:table-row>
      </table:table>
      <text:section text:style-name="Sect1" text:name="answer6433">
        <text:p text:style-name="Text_20_body"><text:a xlink:type="simple" xlink:href="javascript:showans('6433','Profit%20and%20Loss')" text:style-name="Internet_20_link" text:visited-style-name="Visited_20_Internet_20_Link">Answer &amp; Explanation</text:a> Answer: C) Rs.1260 <text:line-break/><text:line-break/>Explanation:</text:p>
        <text:p text:style-name="Text_20_body">Let the new S.P be x, then</text:p>
        <text:p text:style-name="Text_20_body">(100 - loss%) : (1st S.P.) = (100 + gain%) : (2nd S.P.)</text:p>
        <text:p text:style-name="Text_20_body"><text:bookmark text:name="MathJax-Element-11-Frame1"/><text:bookmark text:name="MathJax-Span-2811"/><text:bookmark text:name="MathJax-Span-2821"/><text:bookmark text:name="MathJax-Span-2831"/>⇒<text:bookmark text:name="MathJax-Span-2841"/><text:bookmark text:name="MathJax-Span-2851"/><text:span text:style-name="T11">(</text:span><text:bookmark text:name="MathJax-Span-2861"/><text:bookmark text:name="MathJax-Span-2871"/><text:bookmark text:name="MathJax-Span-2881"/><text:span text:style-name="T4">95</text:span><text:bookmark text:name="MathJax-Span-2891"/><text:span text:style-name="T4">1140</text:span><text:bookmark text:name="MathJax-Span-2901"/><text:span text:style-name="T4">=</text:span><text:bookmark text:name="MathJax-Span-2911"/><text:bookmark text:name="MathJax-Span-2921"/><text:span text:style-name="T4">105</text:span><text:bookmark text:name="MathJax-Span-293"/><text:span text:style-name="T5">x</text:span><text:bookmark text:name="MathJax-Span-2941"/><text:span text:style-name="T11">)</text:span></text:p>
      </text:section>
      <text:section text:style-name="Sect1" text:name="Section8">
        <text:p text:style-name="Text_20_body"><text:bookmark text:name="answer6433"/> </text:p>
        <text:p text:style-name="Text_20_body">=&gt; x = 1260</text:p>
      </text:section>
      <text:p text:style-name="Text_20_body"><text:a xlink:type="simple" xlink:href="javascript:showans('6433','Profit%20and%20Loss')" text:style-name="Internet_20_link" text:visited-style-name="Visited_20_Internet_20_Link">View Answer</text:a> <text:a xlink:type="simple" xlink:href="javascript:showworkspace('6433','Profit%20and%20Loss')" text:style-name="Internet_20_link" text:visited-style-name="Visited_20_Internet_20_Link">Workspace</text:a> <text:a xlink:type="simple" xlink:href="javascript:showreporterror('6433','Profit%20and%20Loss')" text:style-name="Internet_20_link" text:visited-style-name="Visited_20_Internet_20_Link">Report Error</text:a> <text:a xlink:type="simple" xlink:href="https://www.sawaal.com/profit-and-loss-questions-and-answers/a-person-incurs-a-loss-of-5-be-selling-a-watch-for-rs-1140-at-what-price-should-the-watch-be-sold-to_6433"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33"/><text:bookmark text:name="vote6433"/><text:a xlink:type="simple" xlink:href="javascript:;" text:style-name="Internet_20_link" text:visited-style-name="Visited_20_Internet_20_Link">34</text:a> 14965 </text:p>
      <text:p text:style-name="Text_20_body">A Shopkeeper sells two articles at Rs.1000 each, making a profit of 20% on the first article and a loss of 20% on the second article. Find the net Profit or loss that he makes? </text:p>
      <table:table table:name="Table17" table:style-name="Table17">
        <table:table-column table:style-name="Table17.A" table:number-columns-repeated="2"/>
        <table:table-row>
          <table:table-cell table:style-name="Table17.A1" office:value-type="string">
            <text:p text:style-name="Table_20_Contents">A) 4% </text:p>
          </table:table-cell>
          <table:table-cell table:style-name="Table17.A1" office:value-type="string">
            <text:p text:style-name="Table_20_Contents">B) 5% </text:p>
          </table:table-cell>
        </table:table-row>
        <table:table-row>
          <table:table-cell table:style-name="Table17.A1" office:value-type="string">
            <text:p text:style-name="Table_20_Contents">C) 6% </text:p>
          </table:table-cell>
          <table:table-cell table:style-name="Table17.A1" office:value-type="string">
            <text:p text:style-name="Table_20_Contents">D) 8% </text:p>
          </table:table-cell>
        </table:table-row>
      </table:table>
      <text:section text:style-name="Sect1" text:name="answer10142">
        <text:p text:style-name="Text_20_body"><text:a xlink:type="simple" xlink:href="javascript:showans('10142','Profit%20and%20Loss')" text:style-name="Internet_20_link" text:visited-style-name="Visited_20_Internet_20_Link">Answer &amp; Explanation</text:a> Answer: A) 4% <text:line-break/><text:line-break/>Explanation:</text:p>
        <text:p text:style-name="Text_20_body">SP of first article = Rs.1000</text:p>
        <text:p text:style-name="Text_20_body"><text:soft-page-break/> </text:p>
        <text:p text:style-name="Text_20_body">Profit = 20%</text:p>
        <text:p text:style-name="Text_20_body"> <text:bookmark text:name="MathJax-Element-7-Frame2"/><text:bookmark text:name="MathJax-Span-2252"/><text:bookmark text:name="MathJax-Span-2262"/><text:bookmark text:name="MathJax-Span-2272"/><text:span text:style-name="T5">C</text:span><text:bookmark text:name="MathJax-Span-2282"/><text:span text:style-name="T5">P</text:span><text:bookmark text:name="MathJax-Span-2292"/> <text:bookmark text:name="MathJax-Span-2302"/><text:span text:style-name="T4">=</text:span><text:bookmark text:name="MathJax-Span-2312"/> <text:bookmark text:name="MathJax-Span-2322"/><text:span text:style-name="T5">S</text:span><text:bookmark text:name="MathJax-Span-2332"/><text:span text:style-name="T5">P</text:span><text:bookmark text:name="MathJax-Span-2342"/> <text:bookmark text:name="MathJax-Span-2352"/><text:span text:style-name="T5">x</text:span><text:bookmark text:name="MathJax-Span-2362"/> <text:bookmark text:name="MathJax-Span-2372"/><text:bookmark text:name="MathJax-Span-2382"/><text:span text:style-name="T4">100</text:span><text:bookmark text:name="MathJax-Span-2392"/><text:bookmark text:name="MathJax-Span-2402"/><text:span text:style-name="T4">100</text:span><text:bookmark text:name="MathJax-Span-2412"/><text:span text:style-name="T4">+</text:span><text:bookmark text:name="MathJax-Span-2422"/><text:span text:style-name="T5">P</text:span><text:bookmark text:name="MathJax-Span-2432"/><text:span text:style-name="T4">%</text:span><text:bookmark text:name="MathJax-Span-2442"/> <text:bookmark text:name="MathJax-Span-2452"/><text:span text:style-name="T4">=</text:span><text:bookmark text:name="MathJax-Span-2462"/> <text:bookmark text:name="MathJax-Span-2472"/><text:span text:style-name="T5">R</text:span><text:bookmark text:name="MathJax-Span-2482"/><text:span text:style-name="T5">s</text:span><text:bookmark text:name="MathJax-Span-2492"/><text:span text:style-name="T4">.</text:span><text:bookmark text:name="MathJax-Span-2502"/> <text:bookmark text:name="MathJax-Span-2512"/><text:bookmark text:name="MathJax-Span-2522"/><text:span text:style-name="T4">2500</text:span><text:bookmark text:name="MathJax-Span-2532"/><text:span text:style-name="T4">3</text:span></text:p>
      </text:section>
      <text:p text:style-name="Text_20_body">SP of Second Article = Rs.1000</text:p>
      <text:p text:style-name="Text_20_body"> Loss = 20%</text:p>
      <text:p text:style-name="Text_20_body"> <text:bookmark text:name="MathJax-Element-8-Frame2"/><text:bookmark text:name="MathJax-Span-2542"/><text:bookmark text:name="MathJax-Span-2552"/><text:bookmark text:name="MathJax-Span-2562"/><text:span text:style-name="T5">C</text:span><text:bookmark text:name="MathJax-Span-2572"/><text:span text:style-name="T5">P</text:span><text:bookmark text:name="MathJax-Span-2582"/> <text:bookmark text:name="MathJax-Span-2592"/><text:span text:style-name="T4">=</text:span><text:bookmark text:name="MathJax-Span-2602"/> <text:bookmark text:name="MathJax-Span-2612"/><text:span text:style-name="T5">S</text:span><text:bookmark text:name="MathJax-Span-2622"/><text:span text:style-name="T5">P</text:span><text:bookmark text:name="MathJax-Span-2632"/> <text:bookmark text:name="MathJax-Span-2642"/><text:span text:style-name="T5">x</text:span><text:bookmark text:name="MathJax-Span-2652"/> <text:bookmark text:name="MathJax-Span-2662"/><text:bookmark text:name="MathJax-Span-2672"/><text:span text:style-name="T4">100</text:span><text:bookmark text:name="MathJax-Span-2682"/><text:bookmark text:name="MathJax-Span-2692"/><text:span text:style-name="T4">100</text:span><text:bookmark text:name="MathJax-Span-2702"/>−<text:bookmark text:name="MathJax-Span-2712"/><text:span text:style-name="T5">L</text:span><text:bookmark text:name="MathJax-Span-2722"/><text:span text:style-name="T4">%</text:span><text:bookmark text:name="MathJax-Span-2732"/> <text:bookmark text:name="MathJax-Span-2742"/><text:span text:style-name="T4">=</text:span><text:bookmark text:name="MathJax-Span-2752"/> <text:bookmark text:name="MathJax-Span-2762"/><text:span text:style-name="T5">R</text:span><text:bookmark text:name="MathJax-Span-2772"/><text:span text:style-name="T5">s</text:span><text:bookmark text:name="MathJax-Span-2782"/><text:span text:style-name="T4">.</text:span><text:bookmark text:name="MathJax-Span-2792"/> <text:bookmark text:name="MathJax-Span-2802"/><text:span text:style-name="T4">1250</text:span></text:p>
      <text:section text:style-name="Sect1" text:name="Section9">
        <text:p text:style-name="Text_20_body"><text:bookmark text:name="answer10142"/> </text:p>
        <text:p text:style-name="Text_20_body">So, Total SP = Rs.2000; Total CP = Rs.6250/3</text:p>
        <text:p text:style-name="Text_20_body"> </text:p>
        <text:p text:style-name="Text_20_body">As the CP is more than SP, he makes a loss.</text:p>
        <text:p text:style-name="Text_20_body"> </text:p>
        <text:p text:style-name="Text_20_body">Loss = CP - SP = (6250/3) - 2000 = Rs.(250/3)</text:p>
        <text:p text:style-name="Text_20_body"> </text:p>
        <text:p text:style-name="Text_20_body">So, Loss Percent = Lossx100/CP = 4%</text:p>
        <text:p text:style-name="Text_20_body"> </text:p>
        <text:p text:style-name="Text_20_body"> </text:p>
      </text:section>
      <text:p text:style-name="Text_20_body"><text:a xlink:type="simple" xlink:href="javascript:showans('10142','Profit%20and%20Loss')" text:style-name="Internet_20_link" text:visited-style-name="Visited_20_Internet_20_Link">View Answer</text:a> <text:a xlink:type="simple" xlink:href="javascript:showworkspace('10142','Profit%20and%20Loss')" text:style-name="Internet_20_link" text:visited-style-name="Visited_20_Internet_20_Link">Workspace</text:a> <text:a xlink:type="simple" xlink:href="javascript:showreporterror('10142','Profit%20and%20Loss')" text:style-name="Internet_20_link" text:visited-style-name="Visited_20_Internet_20_Link">Report Error</text:a> <text:a xlink:type="simple" xlink:href="https://www.sawaal.com/profit-and-loss-questions-and-answers/a-shopkeeper-sells-two-articles-at-rs1000-each-making-a-profit-of-20-on-the-first-article-and-a-loss_10142"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 <text:a xlink:type="simple" xlink:href="https://www.sawaal.com/exam-preparation/gate-questions-and-answers.htm" text:style-name="Internet_20_link" text:visited-style-name="Visited_20_Internet_20_Link">GATE</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0142"/><text:bookmark text:name="vote10142"/><text:a xlink:type="simple" xlink:href="javascript:;" text:style-name="Internet_20_link" text:visited-style-name="Visited_20_Internet_20_Link">29</text:a> 14135 </text:p>
      <text:p text:style-name="Text_20_body">Q: </text:p>
      <text:p text:style-name="Text_20_body">Bhajan Singh purchased 120 reams of paper at Rs 80 per ream. He spent Rs 280 on transportation, paid octroi at the rate of 40 paise per ream and paid Rs 72 to the coolie. If he wants to have a gain of 8 %, what must be the selling price per ream?</text:p>
      <table:table table:name="Table18" table:style-name="Table18">
        <table:table-column table:style-name="Table18.A" table:number-columns-repeated="2"/>
        <table:table-row>
          <table:table-cell table:style-name="Table18.A1" office:value-type="string">
            <text:p text:style-name="Table_20_Contents">A) 90 </text:p>
          </table:table-cell>
          <table:table-cell table:style-name="Table18.A1" office:value-type="string">
            <text:p text:style-name="Table_20_Contents">B) 89 </text:p>
          </table:table-cell>
        </table:table-row>
        <table:table-row>
          <table:table-cell table:style-name="Table18.A1" office:value-type="string">
            <text:p text:style-name="Table_20_Contents">C) 87.48 </text:p>
          </table:table-cell>
          <table:table-cell table:style-name="Table18.A1" office:value-type="string">
            <text:p text:style-name="Table_20_Contents">D) 86 </text:p>
          </table:table-cell>
        </table:table-row>
      </table:table>
      <text:section text:style-name="Sect1" text:name="answer6452">
        <text:p text:style-name="Text_20_body"><text:a xlink:type="simple" xlink:href="javascript:showans('6452','Profit%20and%20Loss')" text:style-name="Internet_20_link" text:visited-style-name="Visited_20_Internet_20_Link">Answer &amp; Explanation</text:a> Answer: A) 90 <text:line-break/><text:line-break/>Explanation:</text:p>
        <text:p text:style-name="Text_20_body">Total investment = Rs. (120 * 80 + 280 + (40/100) * 120 + 72). <text:line-break/>= Rs. (9600 + 280+48 + 72) = Rs, 10000. <text:line-break/>Sell price of 120 reams = 108% of Rs. 10000 = Rs. 10800.<text:line-break/>Sell Price per ream = Rs. [10800/120] = Rs. 90.</text:p>
      </text:section>
      <text:p text:style-name="Text_20_body"><text:soft-page-break/><text:a xlink:type="simple" xlink:href="javascript:showans('6452','Profit%20and%20Loss')" text:style-name="Internet_20_link" text:visited-style-name="Visited_20_Internet_20_Link">View Answer</text:a> <text:a xlink:type="simple" xlink:href="javascript:showworkspace('6452','Profit%20and%20Loss')" text:style-name="Internet_20_link" text:visited-style-name="Visited_20_Internet_20_Link">Workspace</text:a> <text:a xlink:type="simple" xlink:href="javascript:showreporterror('6452','Profit%20and%20Loss')" text:style-name="Internet_20_link" text:visited-style-name="Visited_20_Internet_20_Link">Report Error</text:a> <text:a xlink:type="simple" xlink:href="https://www.sawaal.com/profit-and-loss-questions-and-answers/bhajan-singh-purchased-120-reams-of-paper-at-rs-80-per-ream-he-spent-rs-280-on-transportation-paid-o_6452"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52"/><text:bookmark text:name="vote6452"/><text:a xlink:type="simple" xlink:href="javascript:;" text:style-name="Internet_20_link" text:visited-style-name="Visited_20_Internet_20_Link">25</text:a> 13471 </text:p>
      <text:p text:style-name="Text_20_body">Q: </text:p>
      <text:p text:style-name="Text_20_body">Every year before the festive season,a shopkeeper increases the price of the product by 35% and then introduce two successive discount of 10% and 15% respectively.what is percentage loss and percentage gain ?</text:p>
      <table:table table:name="Table19" table:style-name="Table19">
        <table:table-column table:style-name="Table19.A" table:number-columns-repeated="2"/>
        <table:table-row>
          <table:table-cell table:style-name="Table19.A1" office:value-type="string">
            <text:p text:style-name="Table_20_Contents">A) 3.27 % loss </text:p>
          </table:table-cell>
          <table:table-cell table:style-name="Table19.A1" office:value-type="string">
            <text:p text:style-name="Table_20_Contents">B) 4.15 % loss </text:p>
          </table:table-cell>
        </table:table-row>
        <table:table-row>
          <table:table-cell table:style-name="Table19.A1" office:value-type="string">
            <text:p text:style-name="Table_20_Contents">C) 3.27 % gain </text:p>
          </table:table-cell>
          <table:table-cell table:style-name="Table19.A1" office:value-type="string">
            <text:p text:style-name="Table_20_Contents">D) 4.15 % gain </text:p>
          </table:table-cell>
        </table:table-row>
      </table:table>
      <text:p text:style-name="Text_20_body"><text:a xlink:type="simple" xlink:href="javascript:showans('11479','Profit%20and%20Loss')" text:style-name="Internet_20_link" text:visited-style-name="Visited_20_Internet_20_Link">View Answer</text:a> <text:a xlink:type="simple" xlink:href="javascript:showworkspace('11479','Profit%20and%20Loss')" text:style-name="Internet_20_link" text:visited-style-name="Visited_20_Internet_20_Link">Workspace</text:a> <text:a xlink:type="simple" xlink:href="javascript:showreporterror('11479','Profit%20and%20Loss')" text:style-name="Internet_20_link" text:visited-style-name="Visited_20_Internet_20_Link">Report Error</text:a> <text:a xlink:type="simple" xlink:href="https://www.sawaal.com/profit-and-loss-questions-and-answers/every-year-before-the-festive-season-a-shopkeeper-increases-the-price-of-the-product-by-35-and-then-_11479"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1479"/><text:bookmark text:name="vote11479"/><text:a xlink:type="simple" xlink:href="javascript:;" text:style-name="Internet_20_link" text:visited-style-name="Visited_20_Internet_20_Link">14</text:a> 13391 </text:p>
      <text:p text:style-name="Text_20_body">Q: </text:p>
      <text:p text:style-name="Text_20_body">In a scheme, a pack of three soaps with MRP Rs.45 is available for Rs.42. If it still gives a profit of 5% to the shopkeeper, then the cost price of the pack is ?</text:p>
      <table:table table:name="Table20" table:style-name="Table20">
        <table:table-column table:style-name="Table20.A" table:number-columns-repeated="2"/>
        <table:table-row>
          <table:table-cell table:style-name="Table20.A1" office:value-type="string">
            <text:p text:style-name="Table_20_Contents">A) 38 </text:p>
          </table:table-cell>
          <table:table-cell table:style-name="Table20.A1" office:value-type="string">
            <text:p text:style-name="Table_20_Contents">B) 39 </text:p>
          </table:table-cell>
        </table:table-row>
        <table:table-row>
          <table:table-cell table:style-name="Table20.A1" office:value-type="string">
            <text:p text:style-name="Table_20_Contents">C) 40 </text:p>
          </table:table-cell>
          <table:table-cell table:style-name="Table20.A1" office:value-type="string">
            <text:p text:style-name="Table_20_Contents">D) 41 </text:p>
          </table:table-cell>
        </table:table-row>
      </table:table>
      <text:section text:style-name="Sect1" text:name="answer11357">
        <text:p text:style-name="Text_20_body"><text:a xlink:type="simple" xlink:href="javascript:showans('11357','Profit%20and%20Loss')" text:style-name="Internet_20_link" text:visited-style-name="Visited_20_Internet_20_Link">Answer &amp; Explanation</text:a> Answer: C) 40 <text:line-break/><text:line-break/>Explanation:</text:p>
        <text:p text:style-name="Text_20_body">Given M.P=45,S.P=42, Profit = 0.05</text:p>
        <text:p text:style-name="Text_20_body">Let C.P=x , Then</text:p>
        <text:p text:style-name="Text_20_body">Profit = (42-x)/x = 0.05<text:line-break/>=&gt; x = 40.</text:p>
      </text:section>
      <text:p text:style-name="Text_20_body"><text:a xlink:type="simple" xlink:href="javascript:showans('11357','Profit%20and%20Loss')" text:style-name="Internet_20_link" text:visited-style-name="Visited_20_Internet_20_Link">View Answer</text:a> <text:a xlink:type="simple" xlink:href="javascript:showworkspace('11357','Profit%20and%20Loss')" text:style-name="Internet_20_link" text:visited-style-name="Visited_20_Internet_20_Link">Workspace</text:a> <text:a xlink:type="simple" xlink:href="javascript:showreporterror('11357','Profit%20and%20Loss')" text:style-name="Internet_20_link" text:visited-style-name="Visited_20_Internet_20_Link">Report Error</text:a> <text:a xlink:type="simple" xlink:href="https://www.sawaal.com/profit-and-loss-questions-and-answers/in-a-scheme-a-pack-of-three-soaps-with-mrp-rs45-is-available-for-rs42-if-it-still-gives-a-profit-of-_11357"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 <text:a xlink:type="simple" xlink:href="https://www.sawaal.com/exam-preparation/gate-questions-and-answers.htm" text:style-name="Internet_20_link" text:visited-style-name="Visited_20_Internet_20_Link">GATE</text:a> , <text:a xlink:type="simple" xlink:href="https://www.sawaal.com/exam-preparation/gre.htm" text:style-name="Internet_20_link" text:visited-style-name="Visited_20_Internet_20_Link">GRE</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1357"/><text:bookmark text:name="vote11357"/><text:a xlink:type="simple" xlink:href="javascript:;" text:style-name="Internet_20_link" text:visited-style-name="Visited_20_Internet_20_Link">15</text:a> 13138 </text:p>
      <text:p text:style-name="Text_20_body"><text:bookmark text:name="aswift_2_expand2"/><text:bookmark text:name="aswift_2_anchor2"/>Q: </text:p>
      <text:p text:style-name="Text_20_body">The sale price of an article including the sales tax is Rs. 616. The rate of sales tax is 10%. If the shopkeeper has made a profit of 12%, then the cost price of the article is :</text:p>
      <table:table table:name="Table21" table:style-name="Table21">
        <table:table-column table:style-name="Table21.A" table:number-columns-repeated="2"/>
        <table:table-row>
          <table:table-cell table:style-name="Table21.A1" office:value-type="string">
            <text:p text:style-name="Table_20_Contents">A) Rs. 560 </text:p>
          </table:table-cell>
          <table:table-cell table:style-name="Table21.A1" office:value-type="string">
            <text:p text:style-name="Table_20_Contents">B) Rs. 530 </text:p>
          </table:table-cell>
        </table:table-row>
        <table:table-row>
          <table:table-cell table:style-name="Table21.A1" office:value-type="string">
            <text:p text:style-name="Table_20_Contents">C) Rs. 500 </text:p>
          </table:table-cell>
          <table:table-cell table:style-name="Table21.A1" office:value-type="string">
            <text:p text:style-name="Table_20_Contents">D) Rs. 514 </text:p>
          </table:table-cell>
        </table:table-row>
      </table:table>
      <text:section text:style-name="Sect1" text:name="answer11885">
        <text:p text:style-name="Text_20_body"><text:soft-page-break/><text:a xlink:type="simple" xlink:href="javascript:showans('11885','Profit%20and%20Loss')" text:style-name="Internet_20_link" text:visited-style-name="Visited_20_Internet_20_Link">Answer &amp; Explanation</text:a> Answer: C) Rs. 500 <text:line-break/><text:line-break/>Explanation:</text:p>
        <text:p text:style-name="Text_20_body">110% of S.P. = Rs. 616</text:p>
        <text:p text:style-name="Text_20_body">S.P. = (616 x 100)/110 = Rs. 560</text:p>
        <text:p text:style-name="Text_20_body">C.P = (110 x 560)/112 = Rs. 500</text:p>
      </text:section>
      <text:p text:style-name="Text_20_body"><text:a xlink:type="simple" xlink:href="javascript:showans('11885','Profit%20and%20Loss')" text:style-name="Internet_20_link" text:visited-style-name="Visited_20_Internet_20_Link">View Answer</text:a> <text:a xlink:type="simple" xlink:href="javascript:showworkspace('11885','Profit%20and%20Loss')" text:style-name="Internet_20_link" text:visited-style-name="Visited_20_Internet_20_Link">Workspace</text:a> <text:a xlink:type="simple" xlink:href="javascript:showreporterror('11885','Profit%20and%20Loss')" text:style-name="Internet_20_link" text:visited-style-name="Visited_20_Internet_20_Link">Report Error</text:a> <text:a xlink:type="simple" xlink:href="https://www.sawaal.com/profit-and-loss-questions-and-answers/the-sale-price-of-an-article-including-the-sales-tax-is-rs-616-the-rate-of-sales-tax-is-10-if-the-sh_11885"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 <text:a xlink:type="simple" xlink:href="https://www.sawaal.com/exam-preparation/gate-questions-and-answers.htm" text:style-name="Internet_20_link" text:visited-style-name="Visited_20_Internet_20_Link">GATE</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1885"/><text:bookmark text:name="vote11885"/><text:a xlink:type="simple" xlink:href="javascript:;" text:style-name="Internet_20_link" text:visited-style-name="Visited_20_Internet_20_Link">28</text:a> 13013 </text:p>
      <text:p text:style-name="Text_20_body">Q: </text:p>
      <text:p text:style-name="Text_20_body">If the manufacturer gains 10 %, the wholesale dealer 15 % and the retailer 25 %, then find the cost of production of a table if the retail price was Rs 1265</text:p>
      <table:table table:name="Table22" table:style-name="Table22">
        <table:table-column table:style-name="Table22.A" table:number-columns-repeated="2"/>
        <table:table-row>
          <table:table-cell table:style-name="Table22.A1" office:value-type="string">
            <text:p text:style-name="Table_20_Contents">A) Rs. 750 </text:p>
          </table:table-cell>
          <table:table-cell table:style-name="Table22.A1" office:value-type="string">
            <text:p text:style-name="Table_20_Contents">B) Rs. 800 </text:p>
          </table:table-cell>
        </table:table-row>
        <table:table-row>
          <table:table-cell table:style-name="Table22.A1" office:value-type="string">
            <text:p text:style-name="Table_20_Contents">C) Rs. 850 </text:p>
          </table:table-cell>
          <table:table-cell table:style-name="Table22.A1" office:value-type="string">
            <text:p text:style-name="Table_20_Contents">D) Rs. 900 </text:p>
          </table:table-cell>
        </table:table-row>
      </table:table>
      <text:section text:style-name="Sect1" text:name="answer6446">
        <text:p text:style-name="Text_20_body"><text:a xlink:type="simple" xlink:href="javascript:showans('6446','Profit%20and%20Loss')" text:style-name="Internet_20_link" text:visited-style-name="Visited_20_Internet_20_Link">Answer &amp; Explanation</text:a> Answer: B) Rs. 800 <text:line-break/><text:line-break/>Explanation:</text:p>
        <text:p text:style-name="Text_20_body">Let the cost of Production = Rs. P</text:p>
        <text:p text:style-name="Text_20_body">Then, as per question,</text:p>
        <text:p text:style-name="Text_20_body"> </text:p>
        <text:p text:style-name="Text_20_body"><text:bookmark text:name="MathJax-Element-9-Frame2"/><text:bookmark text:name="MathJax-Span-2812"/><text:bookmark text:name="MathJax-Span-2822"/><text:bookmark text:name="MathJax-Span-2832"/>⇒<text:bookmark text:name="MathJax-Span-2842"/><text:bookmark text:name="MathJax-Span-2852"/><text:span text:style-name="T11">(</text:span><text:bookmark text:name="MathJax-Span-2862"/><text:bookmark text:name="MathJax-Span-2872"/><text:bookmark text:name="MathJax-Span-2882"/><text:span text:style-name="T4">125</text:span><text:bookmark text:name="MathJax-Span-2892"/><text:span text:style-name="T4">100</text:span><text:bookmark text:name="MathJax-Span-2902"/><text:span text:style-name="T4">×</text:span><text:bookmark text:name="MathJax-Span-2912"/><text:bookmark text:name="MathJax-Span-2922"/><text:span text:style-name="T4">115</text:span><text:bookmark text:name="MathJax-Span-2931"/><text:span text:style-name="T4">100</text:span><text:bookmark text:name="MathJax-Span-2942"/><text:span text:style-name="T4">×</text:span><text:bookmark text:name="MathJax-Span-2951"/><text:bookmark text:name="MathJax-Span-2961"/><text:span text:style-name="T4">110</text:span><text:bookmark text:name="MathJax-Span-2971"/><text:span text:style-name="T4">100</text:span><text:bookmark text:name="MathJax-Span-2981"/><text:span text:style-name="T4">×</text:span><text:bookmark text:name="MathJax-Span-2991"/><text:span text:style-name="T5">P</text:span><text:bookmark text:name="MathJax-Span-3001"/><text:span text:style-name="T11">)</text:span></text:p>
      </text:section>
      <text:section text:style-name="Sect1" text:name="Section10">
        <text:p text:style-name="Text_20_body"><text:bookmark text:name="answer6446"/>=1265</text:p>
        <text:p text:style-name="Text_20_body"> </text:p>
        <text:p text:style-name="Text_20_body">=&gt; P=800</text:p>
      </text:section>
      <text:p text:style-name="Text_20_body"><text:a xlink:type="simple" xlink:href="javascript:showans('6446','Profit%20and%20Loss')" text:style-name="Internet_20_link" text:visited-style-name="Visited_20_Internet_20_Link">View Answer</text:a> <text:a xlink:type="simple" xlink:href="javascript:showworkspace('6446','Profit%20and%20Loss')" text:style-name="Internet_20_link" text:visited-style-name="Visited_20_Internet_20_Link">Workspace</text:a> <text:a xlink:type="simple" xlink:href="javascript:showreporterror('6446','Profit%20and%20Loss')" text:style-name="Internet_20_link" text:visited-style-name="Visited_20_Internet_20_Link">Report Error</text:a> <text:a xlink:type="simple" xlink:href="https://www.sawaal.com/profit-and-loss-questions-and-answers/if-the-manufacturer-gains-10-the-wholesale-dealer-15-and-the-retailer-25-then-find-the-cost-of-produ_6446"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46"/><text:bookmark text:name="vote6446"/><text:a xlink:type="simple" xlink:href="javascript:;" text:style-name="Internet_20_link" text:visited-style-name="Visited_20_Internet_20_Link">38</text:a> 12870 </text:p>
      <text:p text:style-name="Text_20_body">Q: </text:p>
      <text:p text:style-name="Text_20_body">A milk man has 20 liters of milk. If he mixes 5 liters of water, which is freely available, in 20 liters of pure milk.If the cost of pure milk is Rs.18 per liter,then the profit of the milkman, when he sells all the mixture at cost price is:</text:p>
      <table:table table:name="Table23" table:style-name="Table23">
        <table:table-column table:style-name="Table23.A" table:number-columns-repeated="2"/>
        <table:table-row>
          <table:table-cell table:style-name="Table23.A1" office:value-type="string">
            <text:p text:style-name="Table_20_Contents">A) 20% </text:p>
          </table:table-cell>
          <table:table-cell table:style-name="Table23.A1" office:value-type="string">
            <text:p text:style-name="Table_20_Contents">B) 25% </text:p>
          </table:table-cell>
        </table:table-row>
        <text:soft-page-break/>
        <table:table-row>
          <table:table-cell table:style-name="Table23.A1" office:value-type="string">
            <text:p text:style-name="Table_20_Contents">C) 33.33% </text:p>
          </table:table-cell>
          <table:table-cell table:style-name="Table23.A1" office:value-type="string">
            <text:p text:style-name="Table_20_Contents">D) 18% </text:p>
          </table:table-cell>
        </table:table-row>
      </table:table>
      <text:section text:style-name="Sect1" text:name="answer6683">
        <text:p text:style-name="Text_20_body"><text:a xlink:type="simple" xlink:href="javascript:showans('6683','Profit%20and%20Loss')" text:style-name="Internet_20_link" text:visited-style-name="Visited_20_Internet_20_Link">Answer &amp; Explanation</text:a> Answer: B) 25% <text:line-break/><text:line-break/>Explanation:</text:p>
        <text:p text:style-name="Text_20_body">when the water is freely available and all the water is sold at the price of the milk, then the water gives the profit on the cost of 20 liters of milk.</text:p>
        <text:p text:style-name="Text_20_body"> Therefore, profit percentage = (5/20) x 100 =25 %       [ Profit %= (Profit/C.P)*100]</text:p>
      </text:section>
      <text:p text:style-name="Text_20_body"><text:a xlink:type="simple" xlink:href="javascript:showans('6683','Profit%20and%20Loss')" text:style-name="Internet_20_link" text:visited-style-name="Visited_20_Internet_20_Link">View Answer</text:a> <text:a xlink:type="simple" xlink:href="javascript:showworkspace('6683','Profit%20and%20Loss')" text:style-name="Internet_20_link" text:visited-style-name="Visited_20_Internet_20_Link">Workspace</text:a> <text:a xlink:type="simple" xlink:href="javascript:showreporterror('6683','Profit%20and%20Loss')" text:style-name="Internet_20_link" text:visited-style-name="Visited_20_Internet_20_Link">Report Error</text:a> <text:a xlink:type="simple" xlink:href="https://www.sawaal.com/profit-and-loss-questions-and-answers/a-milk-man-has-20-liters-of-milk-if-he-mixes-5-liters-of-water-which-is-freely-available-in-20-liter_6683"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683"/><text:bookmark text:name="vote6683"/><text:a xlink:type="simple" xlink:href="javascript:;" text:style-name="Internet_20_link" text:visited-style-name="Visited_20_Internet_20_Link">33</text:a> 11824 </text:p>
      <text:p text:style-name="Text_20_body">Q: </text:p>
      <text:p text:style-name="Text_20_body">A dealer sold two of his cattle for Rs. 500 each. On one of them he lost 10% on the other, he gained 10%. His gain or loss percent in the entire transaction was:</text:p>
      <table:table table:name="Table24" table:style-name="Table24">
        <table:table-column table:style-name="Table24.A" table:number-columns-repeated="2"/>
        <table:table-row>
          <table:table-cell table:style-name="Table24.A1" office:value-type="string">
            <text:p text:style-name="Table_20_Contents">A) 10% loss </text:p>
          </table:table-cell>
          <table:table-cell table:style-name="Table24.A1" office:value-type="string">
            <text:p text:style-name="Table_20_Contents">B) 1% loss </text:p>
          </table:table-cell>
        </table:table-row>
        <table:table-row>
          <table:table-cell table:style-name="Table24.A1" office:value-type="string">
            <text:p text:style-name="Table_20_Contents">C) 1% gain </text:p>
          </table:table-cell>
          <table:table-cell table:style-name="Table24.A1" office:value-type="string">
            <text:p text:style-name="Table_20_Contents">D) Neither loss nor profit </text:p>
          </table:table-cell>
        </table:table-row>
      </table:table>
      <text:section text:style-name="Sect1" text:name="answer6444">
        <text:p text:style-name="Text_20_body"><text:a xlink:type="simple" xlink:href="javascript:showans('6444','Profit%20and%20Loss')" text:style-name="Internet_20_link" text:visited-style-name="Visited_20_Internet_20_Link">Answer &amp; Explanation</text:a> Answer: B) 1% loss <text:line-break/><text:line-break/>Explanation:</text:p>
        <text:p text:style-name="Text_20_body">Loss%= (common gain or loss % / 10)<text:span text:style-name="T12">2</text:span> = (10/10)² % = 1%.</text:p>
      </text:section>
      <text:p text:style-name="Text_20_body"><text:a xlink:type="simple" xlink:href="javascript:showans('6444','Profit%20and%20Loss')" text:style-name="Internet_20_link" text:visited-style-name="Visited_20_Internet_20_Link">View Answer</text:a> <text:a xlink:type="simple" xlink:href="javascript:showworkspace('6444','Profit%20and%20Loss')" text:style-name="Internet_20_link" text:visited-style-name="Visited_20_Internet_20_Link">Workspace</text:a> <text:a xlink:type="simple" xlink:href="javascript:showreporterror('6444','Profit%20and%20Loss')" text:style-name="Internet_20_link" text:visited-style-name="Visited_20_Internet_20_Link">Report Error</text:a> <text:a xlink:type="simple" xlink:href="https://www.sawaal.com/profit-and-loss-questions-and-answers/a-dealer-sold-two-of-his-cattle-for-rs-500-each-on-one-of-them-he-lost-10-on-the-other-he-gained-10-_6444" text:style-name="Internet_20_link" text:visited-style-name="Visited_20_Internet_20_Link">Discuss</text:a> </text:p>
      <text:p text:style-name="P3">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text:p>
      <text:p text:style-name="Text_20_body">The marked price of an article is increased  by 25% and the selling price is increased by 16.66%, then the amount of profit doubles. If the original marked price  be Rs. 400 which is greater than the corresponding cost price by 33.33% , what is the increased selling price?</text:p>
      <table:table table:name="Table25" table:style-name="Table25">
        <table:table-column table:style-name="Table25.A" table:number-columns-repeated="2"/>
        <table:table-row>
          <table:table-cell table:style-name="Table25.A1" office:value-type="string">
            <text:p text:style-name="Table_20_Contents">A) 240 </text:p>
          </table:table-cell>
          <table:table-cell table:style-name="Table25.A1" office:value-type="string">
            <text:p text:style-name="Table_20_Contents">B) 360 </text:p>
          </table:table-cell>
        </table:table-row>
        <table:table-row>
          <table:table-cell table:style-name="Table25.A1" office:value-type="string">
            <text:p text:style-name="Table_20_Contents">C) 420 </text:p>
          </table:table-cell>
          <table:table-cell table:style-name="Table25.A1" office:value-type="string">
            <text:p text:style-name="Table_20_Contents">D) 600 </text:p>
          </table:table-cell>
        </table:table-row>
      </table:table>
      <text:section text:style-name="Sect1" text:name="answer7894">
        <text:p text:style-name="Text_20_body"><text:a xlink:type="simple" xlink:href="javascript:showans('7894','Profit%20and%20Loss')" text:style-name="Internet_20_link" text:visited-style-name="Visited_20_Internet_20_Link">Answer &amp; Explanation</text:a> Answer: C) 420 <text:line-break/><text:line-break/>Explanation:</text:p>
        <text:p text:style-name="Text_20_body">Initially                 CP           profit            SP                MP</text:p>
        <text:p text:style-name="Text_20_body"> </text:p>
        <text:p text:style-name="Text_20_body">                              100           x               (100+x)         133.33</text:p>
        <text:p text:style-name="Text_20_body"> </text:p>
        <text:p text:style-name="Text_20_body">After Change     100           2x             (100+x)   </text:p>
        <text:p text:style-name="Text_20_body"> </text:p>
        <text:p text:style-name="Text_20_body">Now,   Since (100+x)  - 100 = 2x</text:p>
        <text:p text:style-name="Text_20_body"><text:soft-page-break/> </text:p>
        <text:p text:style-name="Text_20_body">           <text:bookmark text:name="MathJax-Element-7-Frame3"/><text:bookmark text:name="MathJax-Span-2253"/><text:bookmark text:name="MathJax-Span-2263"/><text:bookmark text:name="MathJax-Span-2273"/><text:bookmark text:name="MathJax-Span-2283"/><text:span text:style-name="T4">7</text:span><text:bookmark text:name="MathJax-Span-2293"/><text:span text:style-name="T4">6</text:span></text:p>
      </text:section>
      <text:section text:style-name="Sect1" text:name="Section11">
        <text:p text:style-name="Text_20_body"><text:bookmark text:name="answer7894"/>x= 20%</text:p>
        <text:p text:style-name="Text_20_body"> </text:p>
        <text:p text:style-name="Text_20_body">                         CP            Profit              SP             MP</text:p>
        <text:p text:style-name="Text_20_body"> </text:p>
        <text:p text:style-name="Text_20_body">                        100             20               120           133.33</text:p>
        <text:p text:style-name="Text_20_body"> </text:p>
        <text:p text:style-name="Text_20_body">So,                  300             60               360             400</text:p>
        <text:p text:style-name="Text_20_body"> </text:p>
        <text:p text:style-name="Text_20_body">Again             300            120              420</text:p>
        <text:p text:style-name="Text_20_body"> </text:p>
        <text:p text:style-name="Text_20_body">So the increased selling price = Rs. 420</text:p>
      </text:section>
      <text:p text:style-name="Text_20_body"><text:a xlink:type="simple" xlink:href="javascript:showans('7894','Profit%20and%20Loss')" text:style-name="Internet_20_link" text:visited-style-name="Visited_20_Internet_20_Link">View Answer</text:a> <text:a xlink:type="simple" xlink:href="javascript:showworkspace('7894','Profit%20and%20Loss')" text:style-name="Internet_20_link" text:visited-style-name="Visited_20_Internet_20_Link">Workspace</text:a> <text:a xlink:type="simple" xlink:href="javascript:showreporterror('7894','Profit%20and%20Loss')" text:style-name="Internet_20_link" text:visited-style-name="Visited_20_Internet_20_Link">Report Error</text:a> <text:a xlink:type="simple" xlink:href="https://www.sawaal.com/profit-and-loss-questions-and-answers/the-marked-price-of-an-article-is-increased-nbspby-25-and-the-selling-price-is-increased-by-1666-the_7894"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7894"/><text:bookmark text:name="vote7894"/><text:a xlink:type="simple" xlink:href="javascript:;" text:style-name="Internet_20_link" text:visited-style-name="Visited_20_Internet_20_Link">46</text:a> 11502 </text:p>
      <text:p text:style-name="Text_20_body">Q: </text:p>
      <text:p text:style-name="Text_20_body">In what ratio should water and wine be mixed so that after selling the mixture at the cost price a profit of 33.33% is made?</text:p>
      <table:table table:name="Table26" table:style-name="Table26">
        <table:table-column table:style-name="Table26.A" table:number-columns-repeated="2"/>
        <table:table-row>
          <table:table-cell table:style-name="Table26.A1" office:value-type="string">
            <text:p text:style-name="Table_20_Contents">A) 1:4 </text:p>
          </table:table-cell>
          <table:table-cell table:style-name="Table26.A1" office:value-type="string">
            <text:p text:style-name="Table_20_Contents">B) 1:3 </text:p>
          </table:table-cell>
        </table:table-row>
        <table:table-row>
          <table:table-cell table:style-name="Table26.A1" office:value-type="string">
            <text:p text:style-name="Table_20_Contents">C) 2:3 </text:p>
          </table:table-cell>
          <table:table-cell table:style-name="Table26.A1" office:value-type="string">
            <text:p text:style-name="Table_20_Contents">D) 3:4 </text:p>
          </table:table-cell>
        </table:table-row>
      </table:table>
      <text:section text:style-name="Sect1" text:name="answer6684">
        <text:p text:style-name="Text_20_body"><text:a xlink:type="simple" xlink:href="javascript:showans('6684','Profit%20and%20Loss')" text:style-name="Internet_20_link" text:visited-style-name="Visited_20_Internet_20_Link">Answer &amp; Explanation</text:a> Answer: B) 1:3 <text:line-break/><text:line-break/>Explanation:</text:p>
        <text:p text:style-name="Text_20_body">33.33% profit means there is one part water and 3 part is pure wine. so the required ratio of water and wine in the mixture is 1:3</text:p>
      </text:section>
      <text:p text:style-name="Text_20_body"><text:a xlink:type="simple" xlink:href="javascript:showans('6684','Profit%20and%20Loss')" text:style-name="Internet_20_link" text:visited-style-name="Visited_20_Internet_20_Link">View Answer</text:a> <text:a xlink:type="simple" xlink:href="javascript:showworkspace('6684','Profit%20and%20Loss')" text:style-name="Internet_20_link" text:visited-style-name="Visited_20_Internet_20_Link">Workspace</text:a> <text:a xlink:type="simple" xlink:href="javascript:showreporterror('6684','Profit%20and%20Loss')" text:style-name="Internet_20_link" text:visited-style-name="Visited_20_Internet_20_Link">Report Error</text:a> <text:a xlink:type="simple" xlink:href="https://www.sawaal.com/profit-and-loss-questions-and-answers/in-what-ratio-should-water-and-wine-be-mixed-so-that-after-selling-the-mixture-at-the-cost-price-a-p_6684"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684"/><text:bookmark text:name="vote6684"/><text:a xlink:type="simple" xlink:href="javascript:;" text:style-name="Internet_20_link" text:visited-style-name="Visited_20_Internet_20_Link">35</text:a> 11298 </text:p>
      <text:p text:style-name="Text_20_body">Q: </text:p>
      <text:p text:style-name="Text_20_body">A shopkeeper sells one-third of his goods at a profit of 10%, another one-third at a profit of 20%, and the rest at a loss of 6%.What is his overall profit percentage ?</text:p>
      <table:table table:name="Table27" table:style-name="Table27">
        <table:table-column table:style-name="Table27.A" table:number-columns-repeated="2"/>
        <table:table-row>
          <table:table-cell table:style-name="Table27.A1" office:value-type="string">
            <text:p text:style-name="Table_20_Contents">A) 6% </text:p>
          </table:table-cell>
          <table:table-cell table:style-name="Table27.A1" office:value-type="string">
            <text:p text:style-name="Table_20_Contents">B) 8% </text:p>
          </table:table-cell>
        </table:table-row>
        <text:soft-page-break/>
        <table:table-row>
          <table:table-cell table:style-name="Table27.A1" office:value-type="string">
            <text:p text:style-name="Table_20_Contents">C) 10% </text:p>
          </table:table-cell>
          <table:table-cell table:style-name="Table27.A1" office:value-type="string">
            <text:p text:style-name="Table_20_Contents">D) 12% </text:p>
          </table:table-cell>
        </table:table-row>
      </table:table>
      <text:section text:style-name="Sect1" text:name="answer10362">
        <text:p text:style-name="Text_20_body"><text:a xlink:type="simple" xlink:href="javascript:showans('10362','Profit%20and%20Loss')" text:style-name="Internet_20_link" text:visited-style-name="Visited_20_Internet_20_Link">Answer &amp; Explanation</text:a> Answer: B) 8% <text:line-break/><text:line-break/>Explanation:</text:p>
        <text:p text:style-name="Text_20_body">Let the shopkeeper buy 300g for Rs.300. Now he sells 100g for Rs.110, another 100g for Rs120, and the rest 100g for Rs94. </text:p>
        <text:p text:style-name="Text_20_body"> </text:p>
        <text:p text:style-name="Text_20_body">Therefore, the total amount he receives = Rs.110 + Rs.120 + Rs.94 = 324. </text:p>
        <text:p text:style-name="Text_20_body"> </text:p>
        <text:p text:style-name="Text_20_body">Therefore, the shopkeeper spends Rs.300 and gets back Rs.324.</text:p>
        <text:p text:style-name="Text_20_body"> </text:p>
        <text:p text:style-name="Text_20_body">Therefore, his profit percentage = <text:bookmark text:name="MathJax-Element-8-Frame3"/><text:bookmark text:name="MathJax-Span-2303"/><text:bookmark text:name="MathJax-Span-2313"/><text:bookmark text:name="MathJax-Span-2323"/><text:bookmark text:name="MathJax-Span-2333"/><text:span text:style-name="T4">24</text:span><text:bookmark text:name="MathJax-Span-2343"/><text:span text:style-name="T4">300</text:span><text:bookmark text:name="MathJax-Span-2353"/><text:span text:style-name="T5">x</text:span><text:bookmark text:name="MathJax-Span-2363"/><text:span text:style-name="T4">100</text:span></text:p>
      </text:section>
      <text:section text:style-name="Sect1" text:name="Section12">
        <text:p text:style-name="Text_20_body"><text:bookmark text:name="answer10362"/> % = <text:span text:style-name="Strong_20_Emphasis">8%</text:span></text:p>
      </text:section>
      <text:p text:style-name="Text_20_body"><text:a xlink:type="simple" xlink:href="javascript:showans('10362','Profit%20and%20Loss')" text:style-name="Internet_20_link" text:visited-style-name="Visited_20_Internet_20_Link">View Answer</text:a> <text:a xlink:type="simple" xlink:href="javascript:showworkspace('10362','Profit%20and%20Loss')" text:style-name="Internet_20_link" text:visited-style-name="Visited_20_Internet_20_Link">Workspace</text:a> <text:a xlink:type="simple" xlink:href="javascript:showreporterror('10362','Profit%20and%20Loss')" text:style-name="Internet_20_link" text:visited-style-name="Visited_20_Internet_20_Link">Report Error</text:a> <text:a xlink:type="simple" xlink:href="https://www.sawaal.com/profit-and-loss-questions-and-answers/a-shopkeeper-sells-one-third-of-his-goods-at-a-profit-of-10-another-one-third-at-a-profit-of-20-and-_10362"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0362"/><text:bookmark text:name="vote10362"/><text:a xlink:type="simple" xlink:href="javascript:;" text:style-name="Internet_20_link" text:visited-style-name="Visited_20_Internet_20_Link">15</text:a> 10967 </text:p>
      <text:p text:style-name="Text_20_body">Q: </text:p>
      <text:p text:style-name="Text_20_body">A retailer buys a radio for Rs 225. His overhead expenses are Rs 15. He sellis the radio for Rs 300. The profit percent of the retailer is</text:p>
      <table:table table:name="Table28" table:style-name="Table28">
        <table:table-column table:style-name="Table28.A" table:number-columns-repeated="2"/>
        <table:table-row>
          <table:table-cell table:style-name="Table28.A1" office:value-type="string">
            <text:p text:style-name="Table_20_Contents">A) 10% </text:p>
          </table:table-cell>
          <table:table-cell table:style-name="Table28.A1" office:value-type="string">
            <text:p text:style-name="Table_20_Contents">B) 50% </text:p>
          </table:table-cell>
        </table:table-row>
        <table:table-row>
          <table:table-cell table:style-name="Table28.A1" office:value-type="string">
            <text:p text:style-name="Table_20_Contents">C) 25% </text:p>
          </table:table-cell>
          <table:table-cell table:style-name="Table28.A1" office:value-type="string">
            <text:p text:style-name="Table_20_Contents">D) 52% </text:p>
          </table:table-cell>
        </table:table-row>
      </table:table>
      <text:section text:style-name="Sect1" text:name="answer6451">
        <text:p text:style-name="Text_20_body"><text:a xlink:type="simple" xlink:href="javascript:showans('6451','Profit%20and%20Loss')" text:style-name="Internet_20_link" text:visited-style-name="Visited_20_Internet_20_Link">Answer &amp; Explanation</text:a> Answer: C) 25% <text:line-break/><text:line-break/>Explanation:</text:p>
        <text:p text:style-name="Text_20_body">cost price = (225 + 15) = 240 sell price = 300 <text:line-break/>gain = (60/240)*100 = 25%</text:p>
      </text:section>
      <text:p text:style-name="Text_20_body"><text:a xlink:type="simple" xlink:href="javascript:showans('6451','Profit%20and%20Loss')" text:style-name="Internet_20_link" text:visited-style-name="Visited_20_Internet_20_Link">View Answer</text:a> <text:a xlink:type="simple" xlink:href="javascript:showworkspace('6451','Profit%20and%20Loss')" text:style-name="Internet_20_link" text:visited-style-name="Visited_20_Internet_20_Link">Workspace</text:a> <text:a xlink:type="simple" xlink:href="javascript:showreporterror('6451','Profit%20and%20Loss')" text:style-name="Internet_20_link" text:visited-style-name="Visited_20_Internet_20_Link">Report Error</text:a> <text:a xlink:type="simple" xlink:href="https://www.sawaal.com/profit-and-loss-questions-and-answers/a-retailer-buys-a-radio-for-rs-225-his-overhead-expenses-are-rs-15-he-sellis-the-radio-for-rs-300-th_6451"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51"/><text:bookmark text:name="vote6451"/><text:a xlink:type="simple" xlink:href="javascript:;" text:style-name="Internet_20_link" text:visited-style-name="Visited_20_Internet_20_Link">27</text:a> 10962 </text:p>
      <text:p text:style-name="Text_20_body"><text:bookmark text:name="aswift_2_expand3"/><text:bookmark text:name="aswift_2_anchor3"/>Q: </text:p>
      <text:p text:style-name="Text_20_body">A, B and C invest in the ratio of 3 : 4: 5. The percentage of return on their investments are in the ratio of  6 : 5 : 4. Find the total earnings, If B earns Rs. 250 more than A :</text:p>
      <table:table table:name="Table29" table:style-name="Table29">
        <table:table-column table:style-name="Table29.A" table:number-columns-repeated="2"/>
        <table:table-row>
          <table:table-cell table:style-name="Table29.A1" office:value-type="string">
            <text:p text:style-name="Table_20_Contents">A) Rs. 6000 </text:p>
          </table:table-cell>
          <table:table-cell table:style-name="Table29.A1" office:value-type="string">
            <text:p text:style-name="Table_20_Contents">B) Rs. 7250 </text:p>
          </table:table-cell>
        </table:table-row>
        <text:soft-page-break/>
        <table:table-row>
          <table:table-cell table:style-name="Table29.A1" office:value-type="string">
            <text:p text:style-name="Table_20_Contents">C) Rs. 5000 </text:p>
          </table:table-cell>
          <table:table-cell table:style-name="Table29.A1" office:value-type="string">
            <text:p text:style-name="Table_20_Contents">D) None of these </text:p>
          </table:table-cell>
        </table:table-row>
      </table:table>
      <text:section text:style-name="Sect1" text:name="answer7900">
        <text:p text:style-name="Text_20_body"><text:a xlink:type="simple" xlink:href="javascript:showans('7900','Profit%20and%20Loss')" text:style-name="Internet_20_link" text:visited-style-name="Visited_20_Internet_20_Link">Answer &amp; Explanation</text:a> Answer: B) Rs. 7250 <text:line-break/><text:line-break/>Explanation:</text:p>
        <text:p text:style-name="Text_20_body">                                         A                  B                   C</text:p>
        <text:p text:style-name="Text_20_body"> </text:p>
        <text:p text:style-name="Text_20_body">investment                    3x                 4x                  5x</text:p>
        <text:p text:style-name="Text_20_body"> </text:p>
        <text:p text:style-name="Text_20_body">Rate of return              6y%              5y%                4y%</text:p>
        <text:p text:style-name="Text_20_body"> </text:p>
        <text:p text:style-name="Text_20_body">Return                        <text:bookmark text:name="MathJax-Element-9-Frame3"/><text:bookmark text:name="MathJax-Span-2373"/><text:bookmark text:name="MathJax-Span-2383"/><text:bookmark text:name="MathJax-Span-2393"/><text:bookmark text:name="MathJax-Span-2403"/><text:bookmark text:name="MathJax-Span-2413"/><text:span text:style-name="T4">18</text:span><text:bookmark text:name="MathJax-Span-2423"/><text:span text:style-name="T5">x</text:span><text:bookmark text:name="MathJax-Span-2433"/><text:span text:style-name="T5">y</text:span><text:bookmark text:name="MathJax-Span-2443"/><text:span text:style-name="T4">100</text:span><text:bookmark text:name="MathJax-Span-2453"/> <text:bookmark text:name="MathJax-Span-2463"/> <text:bookmark text:name="MathJax-Span-2473"/><text:bookmark text:name="MathJax-Span-2483"/><text:bookmark text:name="MathJax-Span-2493"/><text:span text:style-name="T4">20</text:span><text:bookmark text:name="MathJax-Span-2503"/><text:span text:style-name="T5">x</text:span><text:bookmark text:name="MathJax-Span-2513"/><text:span text:style-name="T5">y</text:span><text:bookmark text:name="MathJax-Span-2523"/><text:span text:style-name="T4">100</text:span><text:bookmark text:name="MathJax-Span-2533"/> <text:bookmark text:name="MathJax-Span-2543"/> <text:bookmark text:name="MathJax-Span-2553"/><text:bookmark text:name="MathJax-Span-2563"/><text:bookmark text:name="MathJax-Span-2573"/><text:span text:style-name="T4">20</text:span><text:bookmark text:name="MathJax-Span-2583"/><text:span text:style-name="T5">x</text:span><text:bookmark text:name="MathJax-Span-2593"/><text:span text:style-name="T5">y</text:span><text:bookmark text:name="MathJax-Span-2603"/><text:span text:style-name="T4">100</text:span></text:p>
      </text:section>
      <text:p text:style-name="Text_20_body">               </text:p>
      <text:p text:style-name="Text_20_body"> </text:p>
      <text:p text:style-name="Text_20_body">               Total = (18+20+20) = <text:bookmark text:name="MathJax-Element-10-Frame2"/><text:bookmark text:name="MathJax-Span-2613"/><text:bookmark text:name="MathJax-Span-2623"/><text:bookmark text:name="MathJax-Span-2633"/><text:bookmark text:name="MathJax-Span-2643"/><text:bookmark text:name="MathJax-Span-2653"/><text:span text:style-name="T4">58</text:span><text:bookmark text:name="MathJax-Span-2663"/><text:span text:style-name="T5">x</text:span><text:bookmark text:name="MathJax-Span-2673"/><text:span text:style-name="T5">y</text:span><text:bookmark text:name="MathJax-Span-2683"/><text:span text:style-name="T4">100</text:span></text:p>
      <text:p text:style-name="Text_20_body"> </text:p>
      <text:p text:style-name="Text_20_body">     B's earnings - A's earnings  = <text:bookmark text:name="MathJax-Element-11-Frame2"/><text:bookmark text:name="MathJax-Span-2693"/><text:bookmark text:name="MathJax-Span-2703"/><text:bookmark text:name="MathJax-Span-2713"/><text:bookmark text:name="MathJax-Span-2723"/><text:bookmark text:name="MathJax-Span-2733"/><text:span text:style-name="T4">2</text:span><text:bookmark text:name="MathJax-Span-2743"/><text:span text:style-name="T5">x</text:span><text:bookmark text:name="MathJax-Span-2753"/><text:span text:style-name="T5">y</text:span><text:bookmark text:name="MathJax-Span-2763"/><text:span text:style-name="T4">100</text:span></text:p>
      <text:p text:style-name="Text_20_body"> = 250</text:p>
      <text:p text:style-name="Text_20_body"> </text:p>
      <text:p text:style-name="Text_20_body">     Total earning = <text:bookmark text:name="MathJax-Element-12-Frame1"/><text:bookmark text:name="MathJax-Span-2773"/><text:bookmark text:name="MathJax-Span-2783"/><text:bookmark text:name="MathJax-Span-2793"/><text:bookmark text:name="MathJax-Span-2803"/><text:bookmark text:name="MathJax-Span-2813"/><text:span text:style-name="T4">58</text:span><text:bookmark text:name="MathJax-Span-2823"/><text:span text:style-name="T5">x</text:span><text:bookmark text:name="MathJax-Span-2833"/><text:span text:style-name="T5">y</text:span><text:bookmark text:name="MathJax-Span-2843"/><text:span text:style-name="T4">100</text:span></text:p>
      <text:section text:style-name="Sect1" text:name="Section13">
        <text:p text:style-name="Text_20_body"><text:bookmark text:name="answer7900"/> = 7250</text:p>
      </text:section>
      <text:p text:style-name="Text_20_body"><text:a xlink:type="simple" xlink:href="javascript:showans('7900','Profit%20and%20Loss')" text:style-name="Internet_20_link" text:visited-style-name="Visited_20_Internet_20_Link">View Answer</text:a> <text:a xlink:type="simple" xlink:href="javascript:showworkspace('7900','Profit%20and%20Loss')" text:style-name="Internet_20_link" text:visited-style-name="Visited_20_Internet_20_Link">Workspace</text:a> <text:a xlink:type="simple" xlink:href="javascript:showreporterror('7900','Profit%20and%20Loss')" text:style-name="Internet_20_link" text:visited-style-name="Visited_20_Internet_20_Link">Report Error</text:a> <text:a xlink:type="simple" xlink:href="https://www.sawaal.com/profit-and-loss-questions-and-answers/a-b-and-c-invest-in-the-ratio-of-3-4-5-the-percentage-of-return-on-their-investments-are-in-the-rati_7900"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text:line-break/>Job Role: <text:a xlink:type="simple" xlink:href="https://www.sawaal.com/job-roles/analyst.htm" text:style-name="Internet_20_link" text:visited-style-name="Visited_20_Internet_20_Link">Analyst</text:a> ,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7900"/><text:bookmark text:name="vote7900"/><text:a xlink:type="simple" xlink:href="javascript:;" text:style-name="Internet_20_link" text:visited-style-name="Visited_20_Internet_20_Link">45</text:a> 10661 </text:p>
      <text:p text:style-name="Text_20_body">Q: </text:p>
      <text:p text:style-name="Text_20_body">By mixing two qualities of pulses in the ratio 2: 3 and selling the mixture at the rate of Rs 22 per kilogram, a shopkeeper makes a profit of 10 %. If the cost of the smaller quantity be Rs 14 per kg, the cost per kg of the larger quantity is:</text:p>
      <table:table table:name="Table30" table:style-name="Table30">
        <table:table-column table:style-name="Table30.A" table:number-columns-repeated="2"/>
        <table:table-row>
          <table:table-cell table:style-name="Table30.A1" office:value-type="string">
            <text:p text:style-name="Table_20_Contents">A) Rs 23 </text:p>
          </table:table-cell>
          <table:table-cell table:style-name="Table30.A1" office:value-type="string">
            <text:p text:style-name="Table_20_Contents">B) Rs 25 </text:p>
          </table:table-cell>
        </table:table-row>
        <table:table-row>
          <table:table-cell table:style-name="Table30.A1" office:value-type="string">
            <text:p text:style-name="Table_20_Contents">C) Rs 24 </text:p>
          </table:table-cell>
          <table:table-cell table:style-name="Table30.A1" office:value-type="string">
            <text:p text:style-name="Table_20_Contents">D) Nonof these </text:p>
          </table:table-cell>
        </table:table-row>
      </table:table>
      <text:section text:style-name="Sect1" text:name="answer6441">
        <text:p text:style-name="Text_20_body"><text:a xlink:type="simple" xlink:href="javascript:showans('6441','Profit%20and%20Loss')" text:style-name="Internet_20_link" text:visited-style-name="Visited_20_Internet_20_Link">Answer &amp; Explanation</text:a> Answer: C) Rs 24 <text:line-break/><text:line-break/>Explanation:</text:p>
        <text:p text:style-name="Text_20_body"><text:soft-page-break/>Cost Price of 5 kg = Rs.(14*2 + x*3) = (28 + 3x).</text:p>
        <text:p text:style-name="Text_20_body">Sell price of 5 kg = Rs. (22x5) = Rs. 110.</text:p>
        <text:p text:style-name="Text_20_body">[{110 - (28 + 3x)}/(28 + 3x) ]* 100 =10</text:p>
        <text:p text:style-name="Text_20_body">[82-3x/28 + 3x]= 1 / 10</text:p>
        <text:p text:style-name="Text_20_body">820 - 30x = 28 +3x </text:p>
        <text:p text:style-name="Text_20_body">33x = 792 </text:p>
        <text:p text:style-name="Text_20_body">x = 24</text:p>
      </text:section>
      <text:p text:style-name="Text_20_body"><text:a xlink:type="simple" xlink:href="javascript:showans('6441','Profit%20and%20Loss')" text:style-name="Internet_20_link" text:visited-style-name="Visited_20_Internet_20_Link">View Answer</text:a> <text:a xlink:type="simple" xlink:href="javascript:showworkspace('6441','Profit%20and%20Loss')" text:style-name="Internet_20_link" text:visited-style-name="Visited_20_Internet_20_Link">Workspace</text:a> <text:a xlink:type="simple" xlink:href="javascript:showreporterror('6441','Profit%20and%20Loss')" text:style-name="Internet_20_link" text:visited-style-name="Visited_20_Internet_20_Link">Report Error</text:a> <text:a xlink:type="simple" xlink:href="https://www.sawaal.com/profit-and-loss-questions-and-answers/by-mixing-two-qualities-of-pulses-in-the-ratio-2-3-and-selling-the-mixture-at-the-rate-of-rs-22-per-_6441"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41"/><text:bookmark text:name="vote6441"/><text:a xlink:type="simple" xlink:href="javascript:;" text:style-name="Internet_20_link" text:visited-style-name="Visited_20_Internet_20_Link">32</text:a> 10499 </text:p>
      <text:p text:style-name="Text_20_body">Q: </text:p>
      <text:p text:style-name="Text_20_body">What profit percent is made by selling an article at a certain price, if by selling at 2/3rd of that price, there would be a loss of 20%   ?</text:p>
      <table:table table:name="Table31" table:style-name="Table31">
        <table:table-column table:style-name="Table31.A" table:number-columns-repeated="2"/>
        <table:table-row>
          <table:table-cell table:style-name="Table31.A1" office:value-type="string">
            <text:p text:style-name="Table_20_Contents">A) 30 % </text:p>
          </table:table-cell>
          <table:table-cell table:style-name="Table31.A1" office:value-type="string">
            <text:p text:style-name="Table_20_Contents">B) 25 % </text:p>
          </table:table-cell>
        </table:table-row>
        <table:table-row>
          <table:table-cell table:style-name="Table31.A1" office:value-type="string">
            <text:p text:style-name="Table_20_Contents">C) 15 % </text:p>
          </table:table-cell>
          <table:table-cell table:style-name="Table31.A1" office:value-type="string">
            <text:p text:style-name="Table_20_Contents">D) 20 % </text:p>
          </table:table-cell>
        </table:table-row>
      </table:table>
      <text:section text:style-name="Sect1" text:name="answer12125">
        <text:p text:style-name="Text_20_body"><text:a xlink:type="simple" xlink:href="javascript:showans('12125','Profit%20and%20Loss')" text:style-name="Internet_20_link" text:visited-style-name="Visited_20_Internet_20_Link">Answer &amp; Explanation</text:a> Answer: D) 20 % <text:line-break/><text:line-break/>Explanation:</text:p>
        <text:p text:style-name="Text_20_body">SP2 = 2/3 SP1<text:line-break/>CP = 100<text:line-break/>SP2 = 80<text:line-break/>2/3 SP1 = 80</text:p>
        <text:p text:style-name="Text_20_body">SP1 = 120<text:line-break/>100 --- 20   =&gt; 20%</text:p>
      </text:section>
      <text:p text:style-name="Text_20_body"><text:a xlink:type="simple" xlink:href="javascript:showans('12125','Profit%20and%20Loss')" text:style-name="Internet_20_link" text:visited-style-name="Visited_20_Internet_20_Link">View Answer</text:a> <text:a xlink:type="simple" xlink:href="javascript:showworkspace('12125','Profit%20and%20Loss')" text:style-name="Internet_20_link" text:visited-style-name="Visited_20_Internet_20_Link">Workspace</text:a> <text:a xlink:type="simple" xlink:href="javascript:showreporterror('12125','Profit%20and%20Loss')" text:style-name="Internet_20_link" text:visited-style-name="Visited_20_Internet_20_Link">Report Error</text:a> <text:a xlink:type="simple" xlink:href="https://www.sawaal.com/profit-and-loss-questions-and-answers/what-profit-percent-is-made-by-selling-an-article-at-a-certain-price-if-by-selling-at-2-3rd-of-that-_12125"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 <text:a xlink:type="simple" xlink:href="https://www.sawaal.com/exam-preparation/gate-questions-and-answers.htm" text:style-name="Internet_20_link" text:visited-style-name="Visited_20_Internet_20_Link">GATE</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2125"/><text:bookmark text:name="vote12125"/><text:a xlink:type="simple" xlink:href="javascript:;" text:style-name="Internet_20_link" text:visited-style-name="Visited_20_Internet_20_Link">25</text:a> 10141 </text:p>
      <text:p text:style-name="Text_20_body">Q: </text:p>
      <text:p text:style-name="Text_20_body">Ajay bought 15 kg of dal at the rate of Rs 14.50 per kg and 10 kg at the rate of Rs 13 per kg. He mixed the two and sold the mixture at the rate of Rs 15 per kg. What was his total gain in this transaction ?</text:p>
      <table:table table:name="Table32" table:style-name="Table32">
        <table:table-column table:style-name="Table32.A" table:number-columns-repeated="2"/>
        <table:table-row>
          <table:table-cell table:style-name="Table32.A1" office:value-type="string">
            <text:p text:style-name="Table_20_Contents">A) Rs 1.10 </text:p>
          </table:table-cell>
          <table:table-cell table:style-name="Table32.A1" office:value-type="string">
            <text:p text:style-name="Table_20_Contents">B) Rs 11 </text:p>
          </table:table-cell>
        </table:table-row>
        <table:table-row>
          <table:table-cell table:style-name="Table32.A1" office:value-type="string">
            <text:p text:style-name="Table_20_Contents">C) Rs 16.50 </text:p>
          </table:table-cell>
          <table:table-cell table:style-name="Table32.A1" office:value-type="string">
            <text:p text:style-name="Table_20_Contents">D) Rs 27.50 </text:p>
          </table:table-cell>
        </table:table-row>
      </table:table>
      <text:section text:style-name="Sect1" text:name="answer6449">
        <text:p text:style-name="Text_20_body"><text:soft-page-break/><text:a xlink:type="simple" xlink:href="javascript:showans('6449','Profit%20and%20Loss')" text:style-name="Internet_20_link" text:visited-style-name="Visited_20_Internet_20_Link">Answer &amp; Explanation</text:a> Answer: D) Rs 27.50 <text:line-break/><text:line-break/>Explanation:</text:p>
        <text:p text:style-name="Text_20_body">Cost price of 25 kg = Rs. (15 x 14.50 + 10 x 13) = Rs. 347.50. <text:line-break/>Sell price of 25 kg = Rs. (25 x 15) = Rs. 375. <text:line-break/>profit = Rs. (375 — 347.50) = Rs. 27.50.</text:p>
      </text:section>
      <text:p text:style-name="Text_20_body">The profit earned by selling an article for Rs. 832 is equal to the loss incurred when the same article is sold for Rs. 448. What should be the sale price for making 50% profit ?</text:p>
      <table:table table:name="Table33" table:style-name="Table33">
        <table:table-column table:style-name="Table33.A" table:number-columns-repeated="2"/>
        <table:table-row>
          <table:table-cell table:style-name="Table33.A1" office:value-type="string">
            <text:p text:style-name="Table_20_Contents">A) Rs. 660 </text:p>
          </table:table-cell>
          <table:table-cell table:style-name="Table33.A1" office:value-type="string">
            <text:p text:style-name="Table_20_Contents">B) Rs. 560 </text:p>
          </table:table-cell>
        </table:table-row>
        <table:table-row>
          <table:table-cell table:style-name="Table33.A1" office:value-type="string">
            <text:p text:style-name="Table_20_Contents">C) Rs. 1060 </text:p>
          </table:table-cell>
          <table:table-cell table:style-name="Table33.A1" office:value-type="string">
            <text:p text:style-name="Table_20_Contents">D) Rs. 960 </text:p>
          </table:table-cell>
        </table:table-row>
      </table:table>
      <text:section text:style-name="Sect1" text:name="answer12050">
        <text:p text:style-name="Text_20_body"><text:a xlink:type="simple" xlink:href="javascript:showans('12050','Profit%20and%20Loss')" text:style-name="Internet_20_link" text:visited-style-name="Visited_20_Internet_20_Link">Answer &amp; Explanation</text:a> Answer: D) Rs. 960 <text:line-break/><text:line-break/>Explanation:</text:p>
        <text:p text:style-name="Text_20_body">Let C.P. = Rs. C. <text:line-break/>Then, 832 - C = C - 448<text:line-break/>2C = 1280 =&gt; C = 640<text:line-break/>Required S.P. = 150% of Rs. 640 = 150/100 x 640 = Rs. 960.</text:p>
      </text:section>
      <text:p text:style-name="Text_20_body"><text:a xlink:type="simple" xlink:href="javascript:showans('12050','Profit%20and%20Loss')" text:style-name="Internet_20_link" text:visited-style-name="Visited_20_Internet_20_Link">View Answer</text:a> <text:a xlink:type="simple" xlink:href="javascript:showworkspace('12050','Profit%20and%20Loss')" text:style-name="Internet_20_link" text:visited-style-name="Visited_20_Internet_20_Link">Workspace</text:a> <text:a xlink:type="simple" xlink:href="javascript:showreporterror('12050','Profit%20and%20Loss')" text:style-name="Internet_20_link" text:visited-style-name="Visited_20_Internet_20_Link">Report Error</text:a> <text:a xlink:type="simple" xlink:href="https://www.sawaal.com/profit-and-loss-questions-and-answers/the-profit-earned-by-selling-an-article-for-rs-832-is-equal-to-the-loss-incurred-when-the-same-artic_12050"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 <text:a xlink:type="simple" xlink:href="https://www.sawaal.com/exam-preparation/gate-questions-and-answers.htm" text:style-name="Internet_20_link" text:visited-style-name="Visited_20_Internet_20_Link">GATE</text:a> , <text:a xlink:type="simple" xlink:href="https://www.sawaal.com/exam-preparation/gre.htm" text:style-name="Internet_20_link" text:visited-style-name="Visited_20_Internet_20_Link">GRE</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2050"/><text:bookmark text:name="vote12050"/><text:a xlink:type="simple" xlink:href="javascript:;" text:style-name="Internet_20_link" text:visited-style-name="Visited_20_Internet_20_Link">17</text:a> 9406 </text:p>
      <text:p text:style-name="Text_20_body">Q: </text:p>
      <text:p text:style-name="Text_20_body">Rahul went to purchase a Nokia mobile handset, the shopkeeper told him to pay 20% tax if he asked the bill. Rahul manages to get the discount of 5% on the actual saleprice of the mobile and he paid the shopkeeper Rs. 3325 without tax. Besides he manages to avoid to pay 20% tax on the already  discounted price, what is the amount of discount that he has gotten?</text:p>
      <table:table table:name="Table34" table:style-name="Table34">
        <table:table-column table:style-name="Table34.A" table:number-columns-repeated="2"/>
        <table:table-row>
          <table:table-cell table:style-name="Table34.A1" office:value-type="string">
            <text:p text:style-name="Table_20_Contents">A) 750 </text:p>
          </table:table-cell>
          <table:table-cell table:style-name="Table34.A1" office:value-type="string">
            <text:p text:style-name="Table_20_Contents">B) 375 </text:p>
          </table:table-cell>
        </table:table-row>
        <table:table-row>
          <table:table-cell table:style-name="Table34.A1" office:value-type="string">
            <text:p text:style-name="Table_20_Contents">C) 875 </text:p>
          </table:table-cell>
          <table:table-cell table:style-name="Table34.A1" office:value-type="string">
            <text:p text:style-name="Table_20_Contents">D) 525 </text:p>
          </table:table-cell>
        </table:table-row>
      </table:table>
      <text:section text:style-name="Sect1" text:name="answer7899">
        <text:p text:style-name="Text_20_body"><text:a xlink:type="simple" xlink:href="javascript:showans('7899','Profit%20and%20Loss')" text:style-name="Internet_20_link" text:visited-style-name="Visited_20_Internet_20_Link">Answer &amp; Explanation</text:a> Answer: C) 875 <text:line-break/><text:line-break/>Explanation:</text:p>
        <text:p text:style-name="Text_20_body">CP = 100, SP (with tax) =120</text:p>
        <text:p text:style-name="Text_20_body"> </text:p>
        <text:p text:style-name="Text_20_body">New   SP = 100 - 5 = 95</text:p>
        <text:p text:style-name="Text_20_body"> </text:p>
        <text:p text:style-name="Text_20_body"> Effective discount = 120 - 95 = 25 </text:p>
        <text:p text:style-name="Text_20_body"><text:soft-page-break/> </text:p>
        <text:p text:style-name="Text_20_body">So, at SP of 95 ----&gt; discount = 25</text:p>
        <text:p text:style-name="Text_20_body"> </text:p>
        <text:p text:style-name="Text_20_body">and      at SP of 3325 -----&gt; discount = <text:bookmark text:name="MathJax-Element-7-Frame4"/><text:bookmark text:name="MathJax-Span-2254"/><text:bookmark text:name="MathJax-Span-2264"/><text:bookmark text:name="MathJax-Span-2274"/><text:bookmark text:name="MathJax-Span-2284"/><text:span text:style-name="T7">25</text:span><text:bookmark text:name="MathJax-Span-2294"/><text:span text:style-name="T7">95</text:span><text:bookmark text:name="MathJax-Span-2304"/><text:span text:style-name="T7">×</text:span><text:bookmark text:name="MathJax-Span-2314"/><text:span text:style-name="T7">3325</text:span><text:bookmark text:name="MathJax-Span-2324"/> <text:bookmark text:name="MathJax-Span-2334"/><text:span text:style-name="T7">=</text:span><text:bookmark text:name="MathJax-Span-2344"/> <text:bookmark text:name="MathJax-Span-2354"/><text:span text:style-name="T7">875</text:span></text:p>
      </text:section>
      <text:section text:style-name="Sect1" text:name="Section14">
        <text:p text:style-name="Text_20_body"><text:bookmark text:name="answer7899"/></text:p>
      </text:section>
      <text:p text:style-name="Text_20_body"><text:a xlink:type="simple" xlink:href="javascript:showans('7899','Profit%20and%20Loss')" text:style-name="Internet_20_link" text:visited-style-name="Visited_20_Internet_20_Link">View Answer</text:a> <text:a xlink:type="simple" xlink:href="javascript:showworkspace('7899','Profit%20and%20Loss')" text:style-name="Internet_20_link" text:visited-style-name="Visited_20_Internet_20_Link">Workspace</text:a> <text:a xlink:type="simple" xlink:href="javascript:showreporterror('7899','Profit%20and%20Loss')" text:style-name="Internet_20_link" text:visited-style-name="Visited_20_Internet_20_Link">Report Error</text:a> <text:a xlink:type="simple" xlink:href="https://www.sawaal.com/profit-and-loss-questions-and-answers/rahul-went-to-purchase-a-nokia-mobile-handset-the-shopkeeper-told-him-to-pay-20-tax-if-he-asked-the-_7899"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7899"/><text:bookmark text:name="vote7899"/><text:a xlink:type="simple" xlink:href="javascript:;" text:style-name="Internet_20_link" text:visited-style-name="Visited_20_Internet_20_Link">28</text:a> 8934 </text:p>
      <text:p text:style-name="Text_20_body">Q: </text:p>
      <text:p text:style-name="Text_20_body">By selling an article at Rs.800, a shopkeeper makes a profit of 25%.At what price should he sell the article so as to make a loss of 25%?</text:p>
      <table:table table:name="Table35" table:style-name="Table35">
        <table:table-column table:style-name="Table35.A" table:number-columns-repeated="2"/>
        <table:table-row>
          <table:table-cell table:style-name="Table35.A1" office:value-type="string">
            <text:p text:style-name="Table_20_Contents">A) Rs.720 </text:p>
          </table:table-cell>
          <table:table-cell table:style-name="Table35.A1" office:value-type="string">
            <text:p text:style-name="Table_20_Contents">B) Rs.640 </text:p>
          </table:table-cell>
        </table:table-row>
        <table:table-row>
          <table:table-cell table:style-name="Table35.A1" office:value-type="string">
            <text:p text:style-name="Table_20_Contents">C) Rs.540 </text:p>
          </table:table-cell>
          <table:table-cell table:style-name="Table35.A1" office:value-type="string">
            <text:p text:style-name="Table_20_Contents">D) Rs.480 </text:p>
          </table:table-cell>
        </table:table-row>
      </table:table>
      <text:section text:style-name="Sect1" text:name="answer10143">
        <text:p text:style-name="Text_20_body"><text:a xlink:type="simple" xlink:href="javascript:showans('10143','Profit%20and%20Loss')" text:style-name="Internet_20_link" text:visited-style-name="Visited_20_Internet_20_Link">Answer &amp; Explanation</text:a> Answer: D) Rs.480 <text:line-break/><text:line-break/>Explanation:</text:p>
        <text:p text:style-name="Text_20_body">SP = Rs.800 ; Profit = 25%</text:p>
        <text:p text:style-name="Text_20_body"> <text:bookmark text:name="MathJax-Element-8-Frame4"/><text:bookmark text:name="MathJax-Span-2364"/><text:bookmark text:name="MathJax-Span-2374"/><text:bookmark text:name="MathJax-Span-2384"/><text:span text:style-name="T5">C</text:span><text:bookmark text:name="MathJax-Span-2394"/><text:span text:style-name="T5">P</text:span><text:bookmark text:name="MathJax-Span-2404"/> <text:bookmark text:name="MathJax-Span-2414"/><text:span text:style-name="T4">=</text:span><text:bookmark text:name="MathJax-Span-2424"/> <text:bookmark text:name="MathJax-Span-2434"/><text:span text:style-name="T5">S</text:span><text:bookmark text:name="MathJax-Span-2444"/><text:span text:style-name="T5">P</text:span><text:bookmark text:name="MathJax-Span-2454"/> <text:bookmark text:name="MathJax-Span-2464"/><text:span text:style-name="T5">x</text:span><text:bookmark text:name="MathJax-Span-2474"/> <text:bookmark text:name="MathJax-Span-2484"/><text:bookmark text:name="MathJax-Span-2494"/><text:span text:style-name="T4">100</text:span><text:bookmark text:name="MathJax-Span-2504"/><text:bookmark text:name="MathJax-Span-2514"/><text:span text:style-name="T4">100</text:span><text:bookmark text:name="MathJax-Span-2524"/><text:span text:style-name="T4">+</text:span><text:bookmark text:name="MathJax-Span-2534"/><text:span text:style-name="T5">P</text:span><text:bookmark text:name="MathJax-Span-2544"/><text:span text:style-name="T4">%</text:span><text:bookmark text:name="MathJax-Span-2554"/> <text:bookmark text:name="MathJax-Span-2564"/><text:span text:style-name="T4">=</text:span><text:bookmark text:name="MathJax-Span-2574"/> <text:bookmark text:name="MathJax-Span-2584"/><text:span text:style-name="T4">800</text:span><text:bookmark text:name="MathJax-Span-2594"/> <text:bookmark text:name="MathJax-Span-2604"/><text:span text:style-name="T5">x</text:span><text:bookmark text:name="MathJax-Span-2614"/> <text:bookmark text:name="MathJax-Span-2624"/><text:bookmark text:name="MathJax-Span-2634"/><text:span text:style-name="T4">100</text:span><text:bookmark text:name="MathJax-Span-2644"/><text:bookmark text:name="MathJax-Span-2654"/><text:span text:style-name="T4">100</text:span><text:bookmark text:name="MathJax-Span-2664"/><text:span text:style-name="T4">+</text:span><text:bookmark text:name="MathJax-Span-2674"/><text:span text:style-name="T4">25</text:span><text:bookmark text:name="MathJax-Span-2684"/> <text:bookmark text:name="MathJax-Span-2694"/><text:span text:style-name="T4">=</text:span><text:bookmark text:name="MathJax-Span-2704"/> <text:bookmark text:name="MathJax-Span-2714"/><text:span text:style-name="T4">640</text:span></text:p>
      </text:section>
      <text:section text:style-name="Sect1" text:name="Section15">
        <text:p text:style-name="Text_20_body"><text:bookmark text:name="answer10143"/> </text:p>
        <text:p text:style-name="Text_20_body"> Now, CP = Rs.640</text:p>
        <text:p text:style-name="Text_20_body"> </text:p>
        <text:p text:style-name="Text_20_body">Loss = 25% = 25% of Rs.640 = Rs.160</text:p>
        <text:p text:style-name="Text_20_body"> </text:p>
        <text:p text:style-name="Text_20_body">Thus, SP = CP - Loss = Rs.640 - Rs.160 = Rs.480</text:p>
      </text:section>
      <text:p text:style-name="Text_20_body"><text:a xlink:type="simple" xlink:href="javascript:showans('10143','Profit%20and%20Loss')" text:style-name="Internet_20_link" text:visited-style-name="Visited_20_Internet_20_Link">View Answer</text:a> <text:a xlink:type="simple" xlink:href="javascript:showworkspace('10143','Profit%20and%20Loss')" text:style-name="Internet_20_link" text:visited-style-name="Visited_20_Internet_20_Link">Workspace</text:a> <text:a xlink:type="simple" xlink:href="javascript:showreporterror('10143','Profit%20and%20Loss')" text:style-name="Internet_20_link" text:visited-style-name="Visited_20_Internet_20_Link">Report Error</text:a> <text:a xlink:type="simple" xlink:href="https://www.sawaal.com/profit-and-loss-questions-and-answers/by-selling-an-article-at-rs800-a-shopkeeper-makes-a-profit-of-25at-what-price-should-he-sell-the-art_10143"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text:line-break/>Job Role: <text:a xlink:type="simple" xlink:href="https://www.sawaal.com/job-roles/bank-clerk-questions-and-answers.htm" text:style-name="Internet_20_link" text:visited-style-name="Visited_20_Internet_20_Link">Bank Clerk</text:a> </text:p>
      <text:p text:style-name="P3"><text:bookmark text:name="Dvote10143"/><text:bookmark text:name="vote10143"/><text:a xlink:type="simple" xlink:href="javascript:;" text:style-name="Internet_20_link" text:visited-style-name="Visited_20_Internet_20_Link">9</text:a> 8268 </text:p>
      <text:p text:style-name="Text_20_body">Q: </text:p>
      <text:p text:style-name="Text_20_body">Cost of 3 cricket balls = cost of 2 pairs of leg pads. </text:p>
      <text:p text:style-name="Text_20_body">Cost of 3 pairs of leg pads = cost of 2 pairs of gloves.</text:p>
      <text:p text:style-name="Text_20_body"><text:soft-page-break/>Cost of 3 pairs of gloves = cost of 2 cricket bats.</text:p>
      <text:p text:style-name="Text_20_body">If a cricket bat costs Rs 54, what is the cost of a cricket ball. </text:p>
      <table:table table:name="Table36" table:style-name="Table36">
        <table:table-column table:style-name="Table36.A" table:number-columns-repeated="2"/>
        <table:table-row>
          <table:table-cell table:style-name="Table36.A1" office:value-type="string">
            <text:p text:style-name="Table_20_Contents">A) Rs 12 </text:p>
          </table:table-cell>
          <table:table-cell table:style-name="Table36.A1" office:value-type="string">
            <text:p text:style-name="Table_20_Contents">B) Rs 16 </text:p>
          </table:table-cell>
        </table:table-row>
        <table:table-row>
          <table:table-cell table:style-name="Table36.A1" office:value-type="string">
            <text:p text:style-name="Table_20_Contents">C) Rs 14 </text:p>
          </table:table-cell>
          <table:table-cell table:style-name="Table36.A1" office:value-type="string">
            <text:p text:style-name="Table_20_Contents">D) Rs 18 </text:p>
          </table:table-cell>
        </table:table-row>
      </table:table>
      <text:section text:style-name="Sect1" text:name="answer6450">
        <text:p text:style-name="Text_20_body"><text:a xlink:type="simple" xlink:href="javascript:showans('6450','Profit%20and%20Loss')" text:style-name="Internet_20_link" text:visited-style-name="Visited_20_Internet_20_Link">Answer &amp; Explanation</text:a> Answer: B) Rs 16 <text:line-break/><text:line-break/>Explanation:</text:p>
        <text:p text:style-name="Text_20_body">3 pairs of gloves = 2 x 54 = 108 ; 1 pairs of gloves = 36 <text:line-break/>3 pairs of leg pads = 2 x 36 = 1 pairs of leg pads = 24 <text:line-break/>3 cricket balls = 2 x 24 = 48 <text:line-break/>cost of 1 cricket ball = 16;</text:p>
      </text:section>
      <text:p text:style-name="Text_20_body"><text:a xlink:type="simple" xlink:href="javascript:showans('6450','Profit%20and%20Loss')" text:style-name="Internet_20_link" text:visited-style-name="Visited_20_Internet_20_Link">View Answer</text:a> <text:a xlink:type="simple" xlink:href="javascript:showworkspace('6450','Profit%20and%20Loss')" text:style-name="Internet_20_link" text:visited-style-name="Visited_20_Internet_20_Link">Workspace</text:a> <text:a xlink:type="simple" xlink:href="javascript:showreporterror('6450','Profit%20and%20Loss')" text:style-name="Internet_20_link" text:visited-style-name="Visited_20_Internet_20_Link">Report Error</text:a> <text:a xlink:type="simple" xlink:href="https://www.sawaal.com/profit-and-loss-questions-and-answers/cost-of-3-cricket-balls-cost-of-2-pairs-of-leg-pads-nbsp--cost-of-3-pairs-of-leg-pads-cost-of-2-pa_6450"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50"/><text:bookmark text:name="vote6450"/><text:a xlink:type="simple" xlink:href="javascript:;" text:style-name="Internet_20_link" text:visited-style-name="Visited_20_Internet_20_Link">13</text:a> 8241 </text:p>
      <text:p text:style-name="Text_20_body"><text:bookmark text:name="aswift_2_expand4"/><text:bookmark text:name="aswift_2_anchor4"/>Q: </text:p>
      <text:p text:style-name="Text_20_body">A man buys an item at Rs. 1200 and sells it at the loss of 20 percent. Then what is the selling price of that item</text:p>
      <table:table table:name="Table37" table:style-name="Table37">
        <table:table-column table:style-name="Table37.A" table:number-columns-repeated="2"/>
        <table:table-row>
          <table:table-cell table:style-name="Table37.A1" office:value-type="string">
            <text:p text:style-name="Table_20_Contents">A) Rs. 660 </text:p>
          </table:table-cell>
          <table:table-cell table:style-name="Table37.A1" office:value-type="string">
            <text:p text:style-name="Table_20_Contents">B) Rs. 760 </text:p>
          </table:table-cell>
        </table:table-row>
        <table:table-row>
          <table:table-cell table:style-name="Table37.A1" office:value-type="string">
            <text:p text:style-name="Table_20_Contents">C) Rs. 860 </text:p>
          </table:table-cell>
          <table:table-cell table:style-name="Table37.A1" office:value-type="string">
            <text:p text:style-name="Table_20_Contents">D) Rs. 960 </text:p>
          </table:table-cell>
        </table:table-row>
      </table:table>
      <text:section text:style-name="Sect1" text:name="answer6435">
        <text:p text:style-name="Text_20_body"><text:a xlink:type="simple" xlink:href="javascript:showans('6435','Profit%20and%20Loss')" text:style-name="Internet_20_link" text:visited-style-name="Visited_20_Internet_20_Link">Answer &amp; Explanation</text:a> Answer: D) Rs. 960 <text:line-break/><text:line-break/>Explanation:</text:p>
        <text:p text:style-name="Text_20_body">Here always remember, when ever x% loss, <text:line-break/>it means S.P. = (100 - x)% of C.P<text:line-break/>when ever x% profit,<text:line-break/>it means S.P. = (100 + x)% of C.P</text:p>
        <text:p text:style-name="Text_20_body">So here will be (100 - x)% of C.P.<text:line-break/>= 80% of 1200 <text:line-break/>= (80/100) * 1200<text:line-break/>= 960</text:p>
      </text:section>
      <text:p text:style-name="Text_20_body"><text:a xlink:type="simple" xlink:href="javascript:showans('6435','Profit%20and%20Loss')" text:style-name="Internet_20_link" text:visited-style-name="Visited_20_Internet_20_Link">View Answer</text:a> <text:a xlink:type="simple" xlink:href="javascript:showworkspace('6435','Profit%20and%20Loss')" text:style-name="Internet_20_link" text:visited-style-name="Visited_20_Internet_20_Link">Workspace</text:a> <text:a xlink:type="simple" xlink:href="javascript:showreporterror('6435','Profit%20and%20Loss')" text:style-name="Internet_20_link" text:visited-style-name="Visited_20_Internet_20_Link">Report Error</text:a> <text:a xlink:type="simple" xlink:href="https://www.sawaal.com/profit-and-loss-questions-and-answers/a-man-buys-an-item-at-rs-1200-and-sells-it-at-the-loss-of-20-percent-then-what-is-the-selling-price-_6435"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p>
      <text:p text:style-name="P3"><text:bookmark text:name="Dvote6435"/><text:bookmark text:name="vote6435"/><text:a xlink:type="simple" xlink:href="javascript:;" text:style-name="Internet_20_link" text:visited-style-name="Visited_20_Internet_20_Link">13</text:a> 7997 </text:p>
      <text:p text:style-name="Text_20_body">Q: </text:p>
      <text:p text:style-name="Text_20_body">A car mechanic purchased four old cars for Rs. 1 lakh. He spent total 2 lakh in the maintenance and repairing of these four cars. what is the average sale price of the rest three cars to get 50% total profit if he has already sold one of the four cars at Rs. 1.2 lakh?</text:p>
      <table:table table:name="Table38" table:style-name="Table38">
        <table:table-column table:style-name="Table38.A" table:number-columns-repeated="2"/>
        <text:soft-page-break/>
        <table:table-row>
          <table:table-cell table:style-name="Table38.A1" office:value-type="string">
            <text:p text:style-name="Table_20_Contents">A) 1.5 lakh </text:p>
          </table:table-cell>
          <table:table-cell table:style-name="Table38.A1" office:value-type="string">
            <text:p text:style-name="Table_20_Contents">B) 1.1 lakh </text:p>
          </table:table-cell>
        </table:table-row>
        <table:table-row>
          <table:table-cell table:style-name="Table38.A1" office:value-type="string">
            <text:p text:style-name="Table_20_Contents">C) 1.2 lakh </text:p>
          </table:table-cell>
          <table:table-cell table:style-name="Table38.A1" office:value-type="string">
            <text:p text:style-name="Table_20_Contents">D) 1.65 lakh </text:p>
          </table:table-cell>
        </table:table-row>
      </table:table>
      <text:section text:style-name="Sect1" text:name="answer7901">
        <text:p text:style-name="Text_20_body"><text:a xlink:type="simple" xlink:href="javascript:showans('7901','Profit%20and%20Loss')" text:style-name="Internet_20_link" text:visited-style-name="Visited_20_Internet_20_Link">Answer &amp; Explanation</text:a> Answer: B) 1.1 lakh <text:line-break/><text:line-break/>Explanation:</text:p>
        <text:p text:style-name="Text_20_body">Total cost of 4 cars =  1+2 = 3 lakh</text:p>
        <text:p text:style-name="Text_20_body"> </text:p>
        <text:p text:style-name="Text_20_body">Total S.P of 4 cars = 3 x 1.5 = 4.5 lakh   (<text:bookmark text:name="MathJax-Element-9-Frame4"/><text:bookmark text:name="MathJax-Span-2724"/><text:bookmark text:name="MathJax-Span-2734"/><text:bookmark text:name="MathJax-Span-2744"/><text:span text:style-name="T5">S</text:span><text:bookmark text:name="MathJax-Span-2754"/><text:span text:style-name="T5">i</text:span><text:bookmark text:name="MathJax-Span-2764"/><text:span text:style-name="T5">n</text:span><text:bookmark text:name="MathJax-Span-2774"/><text:span text:style-name="T5">c</text:span><text:bookmark text:name="MathJax-Span-2784"/><text:span text:style-name="T5">e</text:span><text:bookmark text:name="MathJax-Span-2794"/> <text:bookmark text:name="MathJax-Span-2804"/><text:span text:style-name="T6">S</text:span><text:bookmark text:name="MathJax-Span-2814"/><text:span text:style-name="T7">.</text:span><text:bookmark text:name="MathJax-Span-2824"/><text:span text:style-name="T6">P</text:span><text:bookmark text:name="MathJax-Span-2834"/> <text:bookmark text:name="MathJax-Span-2844"/><text:span text:style-name="T7">=</text:span><text:bookmark text:name="MathJax-Span-2853"/> <text:bookmark text:name="MathJax-Span-2863"/><text:bookmark text:name="MathJax-Span-2873"/><text:bookmark text:name="MathJax-Span-2883"/><text:span text:style-name="T4">(</text:span><text:bookmark text:name="MathJax-Span-2893"/><text:bookmark text:name="MathJax-Span-2903"/><text:span text:style-name="T7">100</text:span><text:bookmark text:name="MathJax-Span-2913"/> <text:bookmark text:name="MathJax-Span-2923"/><text:span text:style-name="T7">+</text:span><text:bookmark text:name="MathJax-Span-2932"/> <text:bookmark text:name="MathJax-Span-2943"/><text:span text:style-name="T7">G</text:span><text:bookmark text:name="MathJax-Span-2952"/><text:span text:style-name="T7">a</text:span><text:bookmark text:name="MathJax-Span-2962"/><text:span text:style-name="T7">i</text:span><text:bookmark text:name="MathJax-Span-2972"/><text:span text:style-name="T7">n</text:span><text:bookmark text:name="MathJax-Span-2982"/><text:span text:style-name="T7">%</text:span><text:bookmark text:name="MathJax-Span-2992"/><text:span text:style-name="T4">)</text:span><text:bookmark text:name="MathJax-Span-3002"/><text:span text:style-name="T7">100</text:span><text:bookmark text:name="MathJax-Span-3011"/> <text:bookmark text:name="MathJax-Span-3021"/><text:span text:style-name="T6">x</text:span><text:bookmark text:name="MathJax-Span-3031"/> <text:bookmark text:name="MathJax-Span-3041"/><text:span text:style-name="T6">C</text:span><text:bookmark text:name="MathJax-Span-3051"/><text:span text:style-name="T7">.</text:span><text:bookmark text:name="MathJax-Span-3061"/><text:span text:style-name="T6">P</text:span></text:p>
      </text:section>
      <text:section text:style-name="Sect1" text:name="Section16">
        <text:p text:style-name="Text_20_body"><text:bookmark text:name="answer7901"/>)</text:p>
        <text:p text:style-name="Text_20_body"> </text:p>
        <text:p text:style-name="Text_20_body"> S.P of 1 car = 1.2 lakh </text:p>
        <text:p text:style-name="Text_20_body"> </text:p>
        <text:p text:style-name="Text_20_body">S.P of rest 3 cars = 4.5 - 1.2 = 3.3 lakh</text:p>
        <text:p text:style-name="Text_20_body"> </text:p>
        <text:p text:style-name="Text_20_body"> Average S.P of all the 3 cars = 1.1 lakh</text:p>
      </text:section>
      <text:p text:style-name="Text_20_body"><text:a xlink:type="simple" xlink:href="javascript:showans('7901','Profit%20and%20Loss')" text:style-name="Internet_20_link" text:visited-style-name="Visited_20_Internet_20_Link">View Answer</text:a> <text:a xlink:type="simple" xlink:href="javascript:showworkspace('7901','Profit%20and%20Loss')" text:style-name="Internet_20_link" text:visited-style-name="Visited_20_Internet_20_Link">Workspace</text:a> <text:a xlink:type="simple" xlink:href="javascript:showreporterror('7901','Profit%20and%20Loss')" text:style-name="Internet_20_link" text:visited-style-name="Visited_20_Internet_20_Link">Report Error</text:a> <text:a xlink:type="simple" xlink:href="https://www.sawaal.com/profit-and-loss-questions-and-answers/a-car-mechanic-purchased-four-old-cars-for-rs-1-lakh-he-spent-total-2-lakh-in-the-maintenance-and-re_7901" text:style-name="Internet_20_link" text:visited-style-name="Visited_20_Internet_20_Link">Discuss</text:a> </text:p>
      <text:p text:style-name="Text_20_body">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text:line-break/>Job Role: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7901"/><text:bookmark text:name="vote7901"/><text:a xlink:type="simple" xlink:href="javascript:;" text:style-name="Internet_20_link" text:visited-style-name="Visited_20_Internet_20_Link">44</text:a> 7992 </text:p>
      <text:p text:style-name="Text_20_body">Q: </text:p>
      <text:p text:style-name="Text_20_body">'A' sold an article to 'B' at a profit of 20%. 'B' sold the same article to 'C' at a loss of 25% and 'C' sold the same article to 'D' at a profit of 40%. If 'D' paid Rs 252 for the article, then find how much did 'A' pay for it?</text:p>
      <table:table table:name="Table39" table:style-name="Table39">
        <table:table-column table:style-name="Table39.A" table:number-columns-repeated="2"/>
        <table:table-row>
          <table:table-cell table:style-name="Table39.A1" office:value-type="string">
            <text:p text:style-name="Table_20_Contents">A) Rs.196 </text:p>
          </table:table-cell>
          <table:table-cell table:style-name="Table39.A1" office:value-type="string">
            <text:p text:style-name="Table_20_Contents">B) Rs.210 </text:p>
          </table:table-cell>
        </table:table-row>
        <table:table-row>
          <table:table-cell table:style-name="Table39.A1" office:value-type="string">
            <text:p text:style-name="Table_20_Contents">C) Rs.200 </text:p>
          </table:table-cell>
          <table:table-cell table:style-name="Table39.A1" office:value-type="string">
            <text:p text:style-name="Table_20_Contents">D) Rs.235 </text:p>
          </table:table-cell>
        </table:table-row>
      </table:table>
      <text:section text:style-name="Sect1" text:name="answer11056">
        <text:p text:style-name="Text_20_body"><text:a xlink:type="simple" xlink:href="javascript:showans('11056','Profit%20and%20Loss')" text:style-name="Internet_20_link" text:visited-style-name="Visited_20_Internet_20_Link">Answer &amp; Explanation</text:a> Answer: C) Rs.200 <text:line-break/><text:line-break/>Explanation:</text:p>
        <text:p text:style-name="Text_20_body">Let the article costs 'X' to A<text:line-break/>Cost price of B = 1.2X<text:line-break/>Cost price of C = 0.75(1.2X) = 0.9X<text:line-break/>Cost price of D = 1.4(0.9X) = 1.26X = 252<text:line-break/>Amount paid by A for the article = Rs. 200.</text:p>
      </text:section>
      <text:p text:style-name="Text_20_body"><text:a xlink:type="simple" xlink:href="javascript:showans('11056','Profit%20and%20Loss')" text:style-name="Internet_20_link" text:visited-style-name="Visited_20_Internet_20_Link">View Answer</text:a> <text:a xlink:type="simple" xlink:href="javascript:showworkspace('11056','Profit%20and%20Loss')" text:style-name="Internet_20_link" text:visited-style-name="Visited_20_Internet_20_Link">Workspace</text:a> <text:a xlink:type="simple" xlink:href="javascript:showreporterror('11056','Profit%20and%20Loss')" text:style-name="Internet_20_link" text:visited-style-name="Visited_20_Internet_20_Link">Report Error</text:a> <text:a xlink:type="simple" xlink:href="https://www.sawaal.com/profit-and-loss-questions-and-answers/a-sold-an-article-to-b-at-a-profit-of-20-b-sold-the-same-article-to-c-at-a-loss-of-25-and-c-sold-the_11056" text:style-name="Internet_20_link" text:visited-style-name="Visited_20_Internet_20_Link">Discuss</text:a> </text:p>
      <text:p text:style-name="Text_20_body"><text:soft-page-break/>Filed Under: <text:a xlink:type="simple" xlink:href="https://www.sawaal.com/aptitude-reasoning/quantitative-aptitude-arithmetic-ability/profit-and-loss-questions-and-answers.html" text:style-name="Internet_20_link" text:visited-style-name="Visited_20_Internet_20_Link">Profit and Loss</text:a> - <text:a xlink:type="simple" xlink:href="https://www.sawaal.com/aptitude-reasoning/quantitative-aptitude-arithmetic-ability-questions-and-answers.html" text:style-name="Internet_20_link" text:visited-style-name="Visited_20_Internet_20_Link">Quantitative Aptitude - Arithmetic Ability</text:a> <text:line-break/>Exam Prep: <text:a xlink:type="simple" xlink:href="https://www.sawaal.com/exam-preparation/aieee-questions-and-answers.htm" text:style-name="Internet_20_link" text:visited-style-name="Visited_20_Internet_20_Link">AIEEE</text:a> , <text:a xlink:type="simple" xlink:href="https://www.sawaal.com/exam-preparation/bank-exams-questions-and-answers.htm" text:style-name="Internet_20_link" text:visited-style-name="Visited_20_Internet_20_Link">Bank Exams</text:a> , <text:a xlink:type="simple" xlink:href="https://www.sawaal.com/exam-preparation/CAT.htm" text:style-name="Internet_20_link" text:visited-style-name="Visited_20_Internet_20_Link">CAT</text:a> , <text:a xlink:type="simple" xlink:href="https://www.sawaal.com/exam-preparation/gate-questions-and-answers.htm" text:style-name="Internet_20_link" text:visited-style-name="Visited_20_Internet_20_Link">GATE</text:a> , <text:a xlink:type="simple" xlink:href="https://www.sawaal.com/exam-preparation/gre.htm" text:style-name="Internet_20_link" text:visited-style-name="Visited_20_Internet_20_Link">GRE</text:a> <text:line-break/>Job Role: <text:a xlink:type="simple" xlink:href="https://www.sawaal.com/job-roles/analyst.htm" text:style-name="Internet_20_link" text:visited-style-name="Visited_20_Internet_20_Link">Analyst</text:a> , <text:a xlink:type="simple" xlink:href="https://www.sawaal.com/job-roles/bank-clerk-questions-and-answers.htm" text:style-name="Internet_20_link" text:visited-style-name="Visited_20_Internet_20_Link">Bank Clerk</text:a> , <text:a xlink:type="simple" xlink:href="https://www.sawaal.com/job-roles/bank-po-questions-and-answers.htm" text:style-name="Internet_20_link" text:visited-style-name="Visited_20_Internet_20_Link">Bank PO</text:a> </text:p>
      <text:p text:style-name="P3"><text:bookmark text:name="Dvote11056"/><text:bookmark text:name="vote11056"/><text:a xlink:type="simple" xlink:href="javascript:;" text:style-name="Internet_20_link" text:visited-style-name="Visited_20_Internet_20_Link">17</text:a> 7966 </text:p>
      <text:p text:style-name="Text_20_body">Q: </text:p>
      <text:p text:style-name="Text_20_body">A shopkeeper fixes the marked price of an item 35% above its cost price. The percentage of discount allowed to gain 8% is</text:p>
      <table:table table:name="Table40" table:style-name="Table40">
        <table:table-column table:style-name="Table40.A" table:number-columns-repeated="2"/>
        <table:table-row>
          <table:table-cell table:style-name="Table40.A1" office:value-type="string">
            <text:p text:style-name="Table_20_Contents">A) 18% </text:p>
          </table:table-cell>
          <table:table-cell table:style-name="Table40.A1" office:value-type="string">
            <text:p text:style-name="Table_20_Contents">B) 20% </text:p>
          </table:table-cell>
        </table:table-row>
        <table:table-row>
          <table:table-cell table:style-name="Table40.A1" office:value-type="string">
            <text:p text:style-name="Table_20_Contents">C) 22% </text:p>
          </table:table-cell>
          <table:table-cell table:style-name="Table40.A1" office:value-type="string">
            <text:p text:style-name="Table_20_Contents">D) 24% </text:p>
          </table:table-cell>
        </table:table-row>
      </table:table>
      <text:section text:style-name="Sect1" text:name="answer6445">
        <text:p text:style-name="Text_20_body"><text:a xlink:type="simple" xlink:href="javascript:showans('6445','Profit%20and%20Loss')" text:style-name="Internet_20_link" text:visited-style-name="Visited_20_Internet_20_Link">Answer &amp; Explanation</text:a> Answer: B) 20% <text:line-break/><text:line-break/>Explanation:</text:p>
        <text:p text:style-name="Text_20_body">Let the cost price = Rs 100<text:line-break/>then, Marked price = Rs 135<text:line-break/><text:line-break/>Required gain = 8%, <text:line-break/>So Selling price = Rs 108<text:line-break/>Discount = 135 - 108 = 27<text:line-break/><text:line-break/>Discount% = (27/135)*100 = 20%</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face style:name="STIXSizeOneSym" svg:font-family="STIXSizeOneSym"/>
    <style:font-face style:name="STIXSizeThreeSym" svg:font-family="STIXSizeThreeSym"/>
    <style:font-face style:name="STIXSizeTwoSym" svg:font-family="STIXSizeTwoSym"/>
    <style:font-face style:name="Verdana1" svg:font-family="Verdana, Arial, Helvetica, sans-serif"/>
    <style:font-face style:name="Verdana" svg:font-family="Verdana, Tahom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8T12:01:49.764028971</meta:creation-date>
    <dc:date>2018-12-18T13:07:25.651404274</dc:date>
    <meta:editing-duration>PT55M25S</meta:editing-duration>
    <meta:editing-cycles>1</meta:editing-cycles>
    <meta:document-statistic meta:table-count="40" meta:image-count="0" meta:object-count="5" meta:page-count="22" meta:paragraph-count="609" meta:word-count="4610" meta:character-count="23677" meta:non-whitespace-character-count="18312"/>
    <meta:generator>LibreOffice/5.1.6.2$Linux_X86_64 LibreOffice_project/10m0$Build-2</meta:generator>
  </office:meta>
</office:document-meta>
</file>